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395cm"/>
    </style:style>
    <style:style style:name="ro1" style:family="table-row">
      <style:table-row-properties style:row-height="0.7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6" style:family="table-cell" style:parent-style-name="Default" style:data-style-name="N123">
      <style:text-properties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8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29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 style:data-style-name="N10">
      <style:text-properties fo:font-size="16pt" style:font-size-asian="16pt" style:font-size-complex="16pt"/>
    </style:style>
    <style:style style:name="ce3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13">
      <style:text-properties fo:color="#eeeeee" fo:font-size="16pt" style:font-size-asian="16pt" style:font-size-complex="16pt"/>
    </style:style>
    <style:style style:name="ce35" style:family="table-cell" style:parent-style-name="Default" style:data-style-name="N113">
      <style:text-properties fo:font-size="16pt" style:font-size-asian="16pt" style:font-size-complex="16pt"/>
    </style:style>
    <style:style style:name="ce36" style:family="table-cell" style:parent-style-name="Default" style:data-style-name="N103">
      <style:table-cell-properties fo:background-color="#ffff99"/>
      <style:text-properties fo:font-size="16pt" style:font-size-asian="16pt" style:font-size-complex="16pt"/>
    </style:style>
    <style:style style:name="ce37" style:family="table-cell" style:parent-style-name="Default" style:data-style-name="N3">
      <style:table-cell-properties fo:background-color="#ffff99"/>
      <style:text-properties fo:font-size="16pt" style:font-size-asian="16pt" style:font-size-complex="16pt"/>
    </style:style>
    <style:style style:name="ce38" style:family="table-cell" style:parent-style-name="Default"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9" style:family="table-cell" style:parent-style-name="Default">
      <style:text-properties fo:color="#dddddd" fo:font-size="16pt" style:font-size-asian="16pt" style:font-size-complex="16pt"/>
    </style:style>
    <style:style style:name="ce40" style:family="table-cell" style:parent-style-name="Default">
      <style:text-properties fo:color="#eeeeee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41" style:family="table-cell" style:parent-style-name="Default">
      <style:table-cell-properties fo:background-color="#ffff99"/>
      <style:text-properties fo:color="#dddddd" fo:font-size="16pt" style:font-size-asian="16pt" style:font-size-complex="16pt"/>
    </style:style>
    <style:style style:name="ce42" style:family="table-cell" style:parent-style-name="Default">
      <style:table-cell-properties fo:background-color="#ffff99"/>
      <style:text-properties fo:color="#eeeeee" fo:font-size="16pt" style:font-size-asian="16pt" style:font-size-complex="16pt"/>
    </style:style>
    <style:style style:name="ce43" style:family="table-cell" style:parent-style-name="Default" style:data-style-name="N101">
      <style:table-cell-properties fo:background-color="#ffff99"/>
      <style:text-properties fo:color="#dddddd" fo:font-size="16pt" style:font-size-asian="16pt" style:font-size-complex="16pt"/>
    </style:style>
    <style:style style:name="ce44" style:family="table-cell" style:parent-style-name="Default" style:data-style-name="N112">
      <style:table-cell-properties fo:background-color="#ffff99"/>
      <style:text-properties fo:color="#eeeeee" fo:font-size="16pt" style:font-size-asian="16pt" style:font-size-complex="16pt"/>
    </style:style>
    <style:style style:name="ce45" style:family="table-cell" style:parent-style-name="Default" style:data-style-name="N103">
      <style:text-properties fo:color="#dddddd" fo:font-size="16pt" style:font-size-asian="16pt" style:font-size-complex="16pt"/>
    </style:style>
    <style:style style:name="ce46" style:family="table-cell" style:parent-style-name="Default" style:data-style-name="N103">
      <style:text-properties fo:color="#eeeeee" fo:font-size="16pt" style:font-size-asian="16pt" style:font-size-complex="16pt"/>
    </style:style>
    <style:style style:name="ce47" style:family="table-cell" style:parent-style-name="Default">
      <style:text-properties fo:color="#eeeeee" fo:font-size="16pt" style:font-size-asian="16pt" style:font-size-complex="16pt"/>
    </style:style>
    <style:style style:name="ce48" style:family="table-cell" style:parent-style-name="Default">
      <style:text-properties style:font-name="Arial" fo:font-size="16pt" style:font-name-asian="Arial Unicode MS" style:font-size-asian="16pt" style:font-name-complex="Arial Unicode MS" style:font-size-complex="16pt"/>
    </style:style>
    <style:style style:name="ce49" style:family="table-cell" style:parent-style-name="Default">
      <style:text-properties fo:color="#dddddd"/>
    </style:style>
  </office:automatic-styles>
  <office:body>
    <office:spreadsheet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5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6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6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6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6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4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6000">
            <text:p>￥36,000</text:p>
          </table:table-cell>
          <table:table-cell table:style-name="ce29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4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2000">
            <text:p>￥32,000</text:p>
          </table:table-cell>
          <table:table-cell table:style-name="ce29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4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8000">
            <text:p>￥28,000</text:p>
          </table:table-cell>
          <table:table-cell table:style-name="ce29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4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4000">
            <text:p>￥24,000</text:p>
          </table:table-cell>
          <table:table-cell table:style-name="ce29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054.739138">
            <text:p>￥70,055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84045.739138">
            <text:p>￥84,04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991">
            <text:p>13,9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3991">
            <text:p>￥13,99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13991">
            <text:p>1399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72447">
            <text:p>0.01872447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9000">
            <text:p>￥729,000</text:p>
          </table:table-cell>
          <table:table-cell table:style-name="ce17" table:formula="of:=[.D3]*[.H3]" office:value-type="currency" office:currency="JPY" office:value="17513.83863">
            <text:p>￥17,5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02447">
            <text:p>0.02402447</text:p>
          </table:table-cell>
          <table:table-cell table:style-name="ce24" table:formula="of:=[.H3]*0.05" office:value-type="float" office:value="0.001201223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9.1475">
            <text:p>619.14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184">
            <text:p>￥23.184</text:p>
          </table:table-cell>
          <table:table-cell table:style-name="ce17" table:formula="of:=[.D4]*([.B4]+[.C4])" office:value-type="currency" office:currency="JPY" office:value="17511.97644">
            <text:p>￥17,512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5.3475">
            <text:p>755.3475</text:p>
          </table:table-cell>
          <table:table-cell table:style-name="ce34" table:formula="of:=[.H4]*0.05" office:value-type="float" office:value="37.767375">
            <text:p>37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8644">
            <text:p>40.864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31.2">
            <text:p>￥331.200</text:p>
          </table:table-cell>
          <table:table-cell table:style-name="ce17" table:formula="of:=[.D5]*[.H5]" office:value-type="currency" office:currency="JPY" office:value="17508.68928">
            <text:p>￥17,5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8644">
            <text:p>52.8644</text:p>
          </table:table-cell>
          <table:table-cell table:style-name="ce23" table:formula="of:=[.H5]*0.05" office:value-type="float" office:value="2.64322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141876">
            <text:p>0.3514187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300">
            <text:p>￥41,300</text:p>
          </table:table-cell>
          <table:table-cell table:style-name="ce17" table:formula="of:=[.D6]*[.H6]" office:value-type="currency" office:currency="JPY" office:value="17520.234788">
            <text:p>￥17,52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2421876">
            <text:p>0.42421876</text:p>
          </table:table-cell>
          <table:table-cell table:style-name="ce24" table:formula="of:=[.H6]*0.05" office:value-type="float" office:value="0.021210938">
            <text:p>0.021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513.6847845">
            <text:p>￥17,514</text:p>
          </table:table-cell>
          <table:table-cell table:style-name="ce20" table:formula="of:=[.$E7]-([.$E8]-[.$E$2])/4" office:value-type="currency" office:currency="JPY" office:value="17511.4347845">
            <text:p>￥17,51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4000">
            <text:p>￥14,000</text:p>
          </table:table-cell>
          <table:table-cell table:style-name="ce29" office:value-type="currency" office:currency="JPY" office:value="17512">
            <text:p>￥17,51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.83862999999837">
            <text:p>￥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0.0235599999978149">
            <text:p>-￥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3.31071999999767">
            <text:p>-￥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8.23478800000157">
            <text:p>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186.97681">
            <text:p>￥73,187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85620.97681">
            <text:p>￥85,621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434">
            <text:p>12,4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2434">
            <text:p>￥12,43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12434">
            <text:p>1243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738824">
            <text:p>0.01738824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06475">
            <text:p>￥806,475</text:p>
          </table:table-cell>
          <table:table-cell table:style-name="ce17" table:formula="of:=[.D3]*[.H3]" office:value-type="currency" office:currency="JPY" office:value="18297.498354">
            <text:p>￥18,29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68824">
            <text:p>0.02268824</text:p>
          </table:table-cell>
          <table:table-cell table:style-name="ce24" table:formula="of:=[.H3]*0.05" office:value-type="float" office:value="0.001134412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08.2454">
            <text:p>608.24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9">
            <text:p>￥24.590</text:p>
          </table:table-cell>
          <table:table-cell table:style-name="ce17" table:formula="of:=[.D4]*([.B4]+[.C4])" office:value-type="currency" office:currency="JPY" office:value="18305.912386">
            <text:p>￥18,306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44.4454">
            <text:p>744.4454</text:p>
          </table:table-cell>
          <table:table-cell table:style-name="ce34" table:formula="of:=[.H4]*0.05" office:value-type="float" office:value="37.22227">
            <text:p>37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2569">
            <text:p>40.256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0.3">
            <text:p>￥350.300</text:p>
          </table:table-cell>
          <table:table-cell table:style-name="ce17" table:formula="of:=[.D5]*[.H5]" office:value-type="currency" office:currency="JPY" office:value="18305.59207">
            <text:p>￥18,30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2569">
            <text:p>52.2569</text:p>
          </table:table-cell>
          <table:table-cell table:style-name="ce23" table:formula="of:=[.H5]*0.05" office:value-type="float" office:value="2.61284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26085">
            <text:p>0.342608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000">
            <text:p>￥44,000</text:p>
          </table:table-cell>
          <table:table-cell table:style-name="ce17" table:formula="of:=[.D6]*[.H6]" office:value-type="currency" office:currency="JPY" office:value="18277.974">
            <text:p>￥18,27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154085">
            <text:p>0.4154085</text:p>
          </table:table-cell>
          <table:table-cell table:style-name="ce24" table:formula="of:=[.H6]*0.05" office:value-type="float" office:value="0.020770425">
            <text:p>0.020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296.7442025">
            <text:p>￥18,297</text:p>
          </table:table-cell>
          <table:table-cell table:style-name="ce20" table:formula="of:=[.$E7]-([.$E8]-[.$E$2])/4" office:value-type="currency" office:currency="JPY" office:value="18405.2442025">
            <text:p>￥18,40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2000">
            <text:p>￥12,000</text:p>
          </table:table-cell>
          <table:table-cell table:style-name="ce29" office:value-type="currency" office:currency="JPY" office:value="18380">
            <text:p>￥18,38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82.5016460000006">
            <text:p>-￥8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74.087614">
            <text:p>-￥7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4079299999976">
            <text:p>-￥7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02.026000000002">
            <text:p>-￥10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8383.2744578">
            <text:p>￥78,38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88008.2744578">
            <text:p>￥88,00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25">
            <text:p>9,6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25">
            <text:p>￥9,62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9625">
            <text:p>962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762712">
            <text:p>0.017627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5000">
            <text:p>￥855,000</text:p>
          </table:table-cell>
          <table:table-cell table:style-name="ce17" table:formula="of:=[.D3]*[.H3]" office:value-type="currency" office:currency="JPY" office:value="19602.6876">
            <text:p>￥19,6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92712">
            <text:p>0.02292712</text:p>
          </table:table-cell>
          <table:table-cell table:style-name="ce24" table:formula="of:=[.H3]*0.05" office:value-type="float" office:value="0.001146356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949">
            <text:p>593.94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85">
            <text:p>￥26.850</text:p>
          </table:table-cell>
          <table:table-cell table:style-name="ce17" table:formula="of:=[.D4]*([.B4]+[.C4])" office:value-type="currency" office:currency="JPY" office:value="19604.50065">
            <text:p>￥19,605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30.149">
            <text:p>730.149</text:p>
          </table:table-cell>
          <table:table-cell table:style-name="ce34" table:formula="of:=[.H4]*0.05" office:value-type="float" office:value="36.50745">
            <text:p>3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6019">
            <text:p>40.601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2.2">
            <text:p>￥372.200</text:p>
          </table:table-cell>
          <table:table-cell table:style-name="ce17" table:formula="of:=[.D5]*[.H5]" office:value-type="currency" office:currency="JPY" office:value="19578.42718">
            <text:p>￥19,57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6019">
            <text:p>52.6019</text:p>
          </table:table-cell>
          <table:table-cell table:style-name="ce23" table:formula="of:=[.H5]*0.05" office:value-type="float" office:value="2.63009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439617">
            <text:p>0.3243961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340">
            <text:p>￥49,340</text:p>
          </table:table-cell>
          <table:table-cell table:style-name="ce17" table:formula="of:=[.D6]*[.H6]" office:value-type="currency" office:currency="JPY" office:value="19597.6590278">
            <text:p>￥19,59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9719617">
            <text:p>0.39719617</text:p>
          </table:table-cell>
          <table:table-cell table:style-name="ce24" table:formula="of:=[.H6]*0.05" office:value-type="float" office:value="0.0198598085">
            <text:p>0.019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595.81861445">
            <text:p>￥19,596</text:p>
          </table:table-cell>
          <table:table-cell table:style-name="ce20" table:formula="of:=[.$E7]-([.$E8]-[.$E$2])/4" office:value-type="currency" office:currency="JPY" office:value="19502.06861445">
            <text:p>￥19,50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0000">
            <text:p>￥10,000</text:p>
          </table:table-cell>
          <table:table-cell table:style-name="ce29" office:value-type="currency" office:currency="JPY" office:value="19503">
            <text:p>￥19,50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99.6875999999975">
            <text:p>￥100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01.500649999998">
            <text:p>￥10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75.4271799999988">
            <text:p>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4.6590277999967">
            <text:p>￥9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219.6196179">
            <text:p>￥77,220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84839.6196179">
            <text:p>￥84,84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620">
            <text:p>7,6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620">
            <text:p>￥7,62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7620">
            <text:p>762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720692">
            <text:p>0.0172069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7800">
            <text:p>￥857,800</text:p>
          </table:table-cell>
          <table:table-cell table:style-name="ce17" table:formula="of:=[.D3]*[.H3]" office:value-type="currency" office:currency="JPY" office:value="19306.435976">
            <text:p>￥19,3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50692">
            <text:p>0.02250692</text:p>
          </table:table-cell>
          <table:table-cell table:style-name="ce24" table:formula="of:=[.H3]*0.05" office:value-type="float" office:value="0.001125346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63.2757">
            <text:p>563.2757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598">
            <text:p>￥27.598</text:p>
          </table:table-cell>
          <table:table-cell table:style-name="ce17" table:formula="of:=[.D4]*([.B4]+[.C4])" office:value-type="currency" office:currency="JPY" office:value="19304.1303686">
            <text:p>￥19,304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699.4757">
            <text:p>699.4757</text:p>
          </table:table-cell>
          <table:table-cell table:style-name="ce34" table:formula="of:=[.H4]*0.05" office:value-type="float" office:value="34.973785">
            <text:p>3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0389">
            <text:p>40.038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1">
            <text:p>￥371.000</text:p>
          </table:table-cell>
          <table:table-cell table:style-name="ce17" table:formula="of:=[.D5]*[.H5]" office:value-type="currency" office:currency="JPY" office:value="19306.4319">
            <text:p>￥19,30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0389">
            <text:p>52.0389</text:p>
          </table:table-cell>
          <table:table-cell table:style-name="ce23" table:formula="of:=[.H5]*0.05" office:value-type="float" office:value="2.60194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719134">
            <text:p>0.31719134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495">
            <text:p>￥49,495</text:p>
          </table:table-cell>
          <table:table-cell table:style-name="ce17" table:formula="of:=[.D6]*[.H6]" office:value-type="currency" office:currency="JPY" office:value="19302.6213733">
            <text:p>￥19,30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8999134">
            <text:p>0.38999134</text:p>
          </table:table-cell>
          <table:table-cell table:style-name="ce24" table:formula="of:=[.H6]*0.05" office:value-type="float" office:value="0.019499567">
            <text:p>0.019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304.904904475">
            <text:p>￥19,305</text:p>
          </table:table-cell>
          <table:table-cell table:style-name="ce20" table:formula="of:=[.$E7]-([.$E8]-[.$E$2])/4" office:value-type="currency" office:currency="JPY" office:value="19209.904904475">
            <text:p>￥19,210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8000">
            <text:p>￥8,000</text:p>
          </table:table-cell>
          <table:table-cell table:style-name="ce29" office:value-type="currency" office:currency="JPY" office:value="19210">
            <text:p>￥19,21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96.4359760000007">
            <text:p>￥9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4.1303685999992">
            <text:p>￥9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6.4318999999996">
            <text:p>￥96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2.6213733000004">
            <text:p>￥9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6883.952101">
            <text:p>￥76,88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82670.952101">
            <text:p>￥82,671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787">
            <text:p>5,78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787">
            <text:p>￥5,78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/>
          <table:table-cell table:formula="of:=[.B2]+[.C2]" office:value-type="float" office:value="5787">
            <text:p>578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702401">
            <text:p>0.0170240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61000">
            <text:p>￥861,000</text:p>
          </table:table-cell>
          <table:table-cell table:style-name="ce17" table:formula="of:=[.D3]*[.H3]" office:value-type="currency" office:currency="JPY" office:value="19220.97261">
            <text:p>￥19,22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32401">
            <text:p>0.02232401</text:p>
          </table:table-cell>
          <table:table-cell table:style-name="ce24" table:formula="of:=[.H3]*0.05" office:value-type="float" office:value="0.0011162005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7.166">
            <text:p>547.16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8.141">
            <text:p>￥28.141</text:p>
          </table:table-cell>
          <table:table-cell table:style-name="ce17" table:formula="of:=[.D4]*([.B4]+[.C4])" office:value-type="currency" office:currency="JPY" office:value="19230.602606">
            <text:p>￥19,231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683.366">
            <text:p>683.366</text:p>
          </table:table-cell>
          <table:table-cell table:style-name="ce34" table:formula="of:=[.H4]*0.05" office:value-type="float" office:value="34.1683">
            <text:p>34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">
            <text:p>39.5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2.9">
            <text:p>￥372.900</text:p>
          </table:table-cell>
          <table:table-cell table:style-name="ce17" table:formula="of:=[.D5]*[.H5]" office:value-type="currency" office:currency="JPY" office:value="19219.266">
            <text:p>￥19,2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54">
            <text:p>51.54</text:p>
          </table:table-cell>
          <table:table-cell table:style-name="ce23" table:formula="of:=[.H5]*0.05" office:value-type="float" office:value="2.577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73235">
            <text:p>0.297323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1910">
            <text:p>￥51,910</text:p>
          </table:table-cell>
          <table:table-cell table:style-name="ce17" table:formula="of:=[.D6]*[.H6]" office:value-type="currency" office:currency="JPY" office:value="19213.110885">
            <text:p>￥19,21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701235">
            <text:p>0.3701235</text:p>
          </table:table-cell>
          <table:table-cell table:style-name="ce24" table:formula="of:=[.H6]*0.05" office:value-type="float" office:value="0.018506175">
            <text:p>0.018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220.98802525">
            <text:p>￥19,221</text:p>
          </table:table-cell>
          <table:table-cell table:style-name="ce20" table:formula="of:=[.$E7]-([.$E8]-[.$E$2])/4" office:value-type="currency" office:currency="JPY" office:value="19167.73802525">
            <text:p>￥19,168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000">
            <text:p>￥6,000</text:p>
          </table:table-cell>
          <table:table-cell table:style-name="ce29" office:value-type="currency" office:currency="JPY" office:value="19168">
            <text:p>￥19,16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52.9726099999971">
            <text:p>￥5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62.6026059999967">
            <text:p>￥63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51.2659999999996">
            <text:p>￥51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45.1108849999982">
            <text:p>￥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002.4944829">
            <text:p>￥75,00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84659.9944829">
            <text:p>￥184,66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5383">
            <text:p>65,38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5383">
            <text:p>￥65,38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65383">
            <text:p>6538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550355">
            <text:p>0.0155035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23720">
            <text:p>￥923,720</text:p>
          </table:table-cell>
          <table:table-cell table:style-name="ce17" table:formula="of:=[.D3]*[.H3]" office:value-type="currency" office:currency="JPY" office:value="18754.795206">
            <text:p>￥18,75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030355">
            <text:p>0.02030355</text:p>
          </table:table-cell>
          <table:table-cell table:style-name="ce24" table:formula="of:=[.H3]*0.05" office:value-type="float" office:value="0.001015177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4.8904">
            <text:p>554.890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3.779">
            <text:p>￥33.779</text:p>
          </table:table-cell>
          <table:table-cell table:style-name="ce17" table:formula="of:=[.D4]*([.B4]+[.C4])" office:value-type="currency" office:currency="JPY" office:value="18743.6428216">
            <text:p>￥18,74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54.8904">
            <text:p>1054.8904</text:p>
          </table:table-cell>
          <table:table-cell table:style-name="ce34" table:formula="of:=[.H4]*0.05" office:value-type="float" office:value="52.74452">
            <text:p>52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6279">
            <text:p>40.627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">
            <text:p>￥420.000</text:p>
          </table:table-cell>
          <table:table-cell table:style-name="ce17" table:formula="of:=[.D5]*[.H5]" office:value-type="currency" office:currency="JPY" office:value="18743.718">
            <text:p>￥18,74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4.6279">
            <text:p>44.6279</text:p>
          </table:table-cell>
          <table:table-cell table:style-name="ce23" table:formula="of:=[.H5]*0.05" office:value-type="float" office:value="2.23139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133362">
            <text:p>0.30133362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58565">
            <text:p>￥58,565</text:p>
          </table:table-cell>
          <table:table-cell table:style-name="ce17" table:formula="of:=[.D6]*[.H6]" office:value-type="currency" office:currency="JPY" office:value="18760.3384553">
            <text:p>￥18,76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2033362">
            <text:p>0.32033362</text:p>
          </table:table-cell>
          <table:table-cell table:style-name="ce24" table:formula="of:=[.H6]*0.05" office:value-type="float" office:value="0.016016681">
            <text:p>0.016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750.623620725">
            <text:p>￥18,751</text:p>
          </table:table-cell>
          <table:table-cell table:style-name="ce20" table:formula="of:=[.$E7]-([.$E8]-[.$E$2])/4" office:value-type="currency" office:currency="JPY" office:value="18596.373620725">
            <text:p>￥18,596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6000">
            <text:p>￥66,000</text:p>
          </table:table-cell>
          <table:table-cell table:style-name="ce29" office:value-type="currency" office:currency="JPY" office:value="18600">
            <text:p>￥18,60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54.795205999999">
            <text:p>￥15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43.642821600002">
            <text:p>￥14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43.717999999997">
            <text:p>￥14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60.338455300003">
            <text:p>￥16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891.56714315">
            <text:p>￥59,89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64122.06714315">
            <text:p>￥164,122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9956">
            <text:p>59,95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956">
            <text:p>￥59,95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9956">
            <text:p>5995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335013">
            <text:p>0.0133501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24355">
            <text:p>￥824,355</text:p>
          </table:table-cell>
          <table:table-cell table:style-name="ce17" table:formula="of:=[.D3]*[.H3]" office:value-type="currency" office:currency="JPY" office:value="14962.15041615">
            <text:p>￥14,96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815013">
            <text:p>0.01815013</text:p>
          </table:table-cell>
          <table:table-cell table:style-name="ce24" table:formula="of:=[.H3]*0.05" office:value-type="float" office:value="0.000907506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75.9035">
            <text:p>575.903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26">
            <text:p>￥26.000</text:p>
          </table:table-cell>
          <table:table-cell table:style-name="ce17" table:formula="of:=[.D4]*([.B4]+[.C4])" office:value-type="currency" office:currency="JPY" office:value="14973.491">
            <text:p>￥14,97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75.9035">
            <text:p>1075.9035</text:p>
          </table:table-cell>
          <table:table-cell table:style-name="ce34" table:formula="of:=[.H4]*0.05" office:value-type="float" office:value="53.795175">
            <text:p>53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5403">
            <text:p>38.540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51.8">
            <text:p>￥351.800</text:p>
          </table:table-cell>
          <table:table-cell table:style-name="ce17" table:formula="of:=[.D5]*[.H5]" office:value-type="currency" office:currency="JPY" office:value="14965.67754">
            <text:p>￥14,96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2.5403">
            <text:p>42.5403</text:p>
          </table:table-cell>
          <table:table-cell table:style-name="ce23" table:formula="of:=[.H5]*0.05" office:value-type="float" office:value="2.12701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808407">
            <text:p>0.2580840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54100">
            <text:p>￥54,100</text:p>
          </table:table-cell>
          <table:table-cell table:style-name="ce17" table:formula="of:=[.D6]*[.H6]" office:value-type="currency" office:currency="JPY" office:value="14990.248187">
            <text:p>￥14,99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7708407">
            <text:p>0.27708407</text:p>
          </table:table-cell>
          <table:table-cell table:style-name="ce24" table:formula="of:=[.H6]*0.05" office:value-type="float" office:value="0.0138542035">
            <text:p>0.013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4972.8917857875">
            <text:p>￥14,973</text:p>
          </table:table-cell>
          <table:table-cell table:style-name="ce20" table:formula="of:=[.$E7]-([.$E8]-[.$E$2])/4" office:value-type="currency" office:currency="JPY" office:value="14461.8917857875">
            <text:p>￥14,46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2000">
            <text:p>￥62,000</text:p>
          </table:table-cell>
          <table:table-cell table:style-name="ce29" office:value-type="currency" office:currency="JPY" office:value="14462">
            <text:p>￥14,46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500.15041615">
            <text:p>￥500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511.491">
            <text:p>￥51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503.677540000001">
            <text:p>￥50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528.248187000001">
            <text:p>￥52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6325.6328998">
            <text:p>￥66,326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70172.1328998">
            <text:p>￥170,172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9572">
            <text:p>59,5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572">
            <text:p>￥59,57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9572">
            <text:p>5957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46023">
            <text:p>0.0144602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61270">
            <text:p>￥861,270</text:p>
          </table:table-cell>
          <table:table-cell table:style-name="ce17" table:formula="of:=[.D3]*[.H3]" office:value-type="currency" office:currency="JPY" office:value="16588.2582921">
            <text:p>￥16,58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26023">
            <text:p>0.01926023</text:p>
          </table:table-cell>
          <table:table-cell table:style-name="ce24" table:formula="of:=[.H3]*0.05" office:value-type="float" office:value="0.000963011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6.8783">
            <text:p>536.878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0.899">
            <text:p>￥30.899</text:p>
          </table:table-cell>
          <table:table-cell table:style-name="ce17" table:formula="of:=[.D4]*([.B4]+[.C4])" office:value-type="currency" office:currency="JPY" office:value="16589.0025917">
            <text:p>￥16,58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36.8783">
            <text:p>1036.8783</text:p>
          </table:table-cell>
          <table:table-cell table:style-name="ce34" table:formula="of:=[.H4]*0.05" office:value-type="float" office:value="51.843915">
            <text:p>51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04">
            <text:p>38.180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93">
            <text:p>￥393.000</text:p>
          </table:table-cell>
          <table:table-cell table:style-name="ce17" table:formula="of:=[.D5]*[.H5]" office:value-type="currency" office:currency="JPY" office:value="16576.8972">
            <text:p>￥16,57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2.1804">
            <text:p>42.1804</text:p>
          </table:table-cell>
          <table:table-cell table:style-name="ce23" table:formula="of:=[.H5]*0.05" office:value-type="float" office:value="2.10902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4320688">
            <text:p>0.2432068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3200">
            <text:p>￥63,200</text:p>
          </table:table-cell>
          <table:table-cell table:style-name="ce17" table:formula="of:=[.D6]*[.H6]" office:value-type="currency" office:currency="JPY" office:value="16571.474816">
            <text:p>￥16,57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220688">
            <text:p>0.26220688</text:p>
          </table:table-cell>
          <table:table-cell table:style-name="ce24" table:formula="of:=[.H6]*0.05" office:value-type="float" office:value="0.013110344">
            <text:p>0.01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6581.40822495">
            <text:p>￥16,581</text:p>
          </table:table-cell>
          <table:table-cell table:style-name="ce20" table:formula="of:=[.$E7]-([.$E8]-[.$E$2])/4" office:value-type="currency" office:currency="JPY" office:value="16474.40822495">
            <text:p>￥16,474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0000">
            <text:p>￥60,000</text:p>
          </table:table-cell>
          <table:table-cell table:style-name="ce29" office:value-type="currency" office:currency="JPY" office:value="16477">
            <text:p>￥16,47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11.258292100003">
            <text:p>￥11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12.002591699998">
            <text:p>￥11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9.8971999999994">
            <text:p>￥10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4.4748160000017">
            <text:p>￥9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8583.6560115">
            <text:p>￥68,58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71074.1560115">
            <text:p>￥171,074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216">
            <text:p>58,21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8216">
            <text:p>￥58,21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8216">
            <text:p>5821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65784">
            <text:p>0.0146578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70460">
            <text:p>￥870,460</text:p>
          </table:table-cell>
          <table:table-cell table:style-name="ce17" table:formula="of:=[.D3]*[.H3]" office:value-type="currency" office:currency="JPY" office:value="16937.2714064">
            <text:p>￥16,93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45784">
            <text:p>0.01945784</text:p>
          </table:table-cell>
          <table:table-cell table:style-name="ce24" table:formula="of:=[.H3]*0.05" office:value-type="float" office:value="0.000972892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63.2501">
            <text:p>463.250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6.599">
            <text:p>￥36.599</text:p>
          </table:table-cell>
          <table:table-cell table:style-name="ce17" table:formula="of:=[.D4]*([.B4]+[.C4])" office:value-type="currency" office:currency="JPY" office:value="16954.4904099">
            <text:p>￥16,95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63.2501">
            <text:p>963.2501</text:p>
          </table:table-cell>
          <table:table-cell table:style-name="ce34" table:formula="of:=[.H4]*0.05" office:value-type="float" office:value="48.162505">
            <text:p>48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553">
            <text:p>37.855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04.9">
            <text:p>￥404.900</text:p>
          </table:table-cell>
          <table:table-cell table:style-name="ce17" table:formula="of:=[.D5]*[.H5]" office:value-type="currency" office:currency="JPY" office:value="16947.21097">
            <text:p>￥16,94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8553">
            <text:p>41.8553</text:p>
          </table:table-cell>
          <table:table-cell table:style-name="ce23" table:formula="of:=[.H5]*0.05" office:value-type="float" office:value="2.09276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630344">
            <text:p>0.2563034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4455">
            <text:p>￥64,455</text:p>
          </table:table-cell>
          <table:table-cell table:style-name="ce17" table:formula="of:=[.D6]*[.H6]" office:value-type="currency" office:currency="JPY" office:value="17744.6832252">
            <text:p>￥17,74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7530344">
            <text:p>0.27530344</text:p>
          </table:table-cell>
          <table:table-cell table:style-name="ce24" table:formula="of:=[.H6]*0.05" office:value-type="float" office:value="0.013765172">
            <text:p>0.013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145.914002875">
            <text:p>￥17,146</text:p>
          </table:table-cell>
          <table:table-cell table:style-name="ce20" table:formula="of:=[.$E7]-([.$E8]-[.$E$2])/4" office:value-type="currency" office:currency="JPY" office:value="17199.914002875">
            <text:p>￥17,200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8000">
            <text:p>￥58,000</text:p>
          </table:table-cell>
          <table:table-cell table:style-name="ce29" office:value-type="currency" office:currency="JPY" office:value="17000">
            <text:p>￥17,00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62.7285936000007">
            <text:p>-￥6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45.5095901000022">
            <text:p>-￥4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52.7890299999999">
            <text:p>-￥5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744.683225200002">
            <text:p>￥7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9330.3485908">
            <text:p>￥69,330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68978.8485908">
            <text:p>￥168,979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374">
            <text:p>55,37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5374">
            <text:p>￥55,37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5374">
            <text:p>5537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85145">
            <text:p>0.0148514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82000">
            <text:p>￥882,000</text:p>
          </table:table-cell>
          <table:table-cell table:style-name="ce17" table:formula="of:=[.D3]*[.H3]" office:value-type="currency" office:currency="JPY" office:value="17332.5789">
            <text:p>￥17,33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65145">
            <text:p>0.01965145</text:p>
          </table:table-cell>
          <table:table-cell table:style-name="ce24" table:formula="of:=[.H3]*0.05" office:value-type="float" office:value="0.000982572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43.1259">
            <text:p>443.12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9.1">
            <text:p>￥39.100</text:p>
          </table:table-cell>
          <table:table-cell table:style-name="ce17" table:formula="of:=[.D4]*([.B4]+[.C4])" office:value-type="currency" office:currency="JPY" office:value="17326.22269">
            <text:p>￥17,32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43.1259">
            <text:p>943.1259</text:p>
          </table:table-cell>
          <table:table-cell table:style-name="ce34" table:formula="of:=[.H4]*0.05" office:value-type="float" office:value="47.156295">
            <text:p>47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8">
            <text:p>37.5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18">
            <text:p>￥418.000</text:p>
          </table:table-cell>
          <table:table-cell table:style-name="ce17" table:formula="of:=[.D5]*[.H5]" office:value-type="currency" office:currency="JPY" office:value="17380.44">
            <text:p>￥17,38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58">
            <text:p>41.58</text:p>
          </table:table-cell>
          <table:table-cell table:style-name="ce23" table:formula="of:=[.H5]*0.05" office:value-type="float" office:value="2.079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4176168">
            <text:p>0.2417616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6310">
            <text:p>￥66,310</text:p>
          </table:table-cell>
          <table:table-cell table:style-name="ce17" table:formula="of:=[.D6]*[.H6]" office:value-type="currency" office:currency="JPY" office:value="17291.1070008">
            <text:p>￥17,29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076168">
            <text:p>0.26076168</text:p>
          </table:table-cell>
          <table:table-cell table:style-name="ce24" table:formula="of:=[.H6]*0.05" office:value-type="float" office:value="0.013038084">
            <text:p>0.01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332.5871477">
            <text:p>￥17,333</text:p>
          </table:table-cell>
          <table:table-cell table:style-name="ce20" table:formula="of:=[.$E7]-([.$E8]-[.$E$2])/4" office:value-type="currency" office:currency="JPY" office:value="17176.0871477">
            <text:p>￥17,176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6000">
            <text:p>￥56,000</text:p>
          </table:table-cell>
          <table:table-cell table:style-name="ce29" office:value-type="currency" office:currency="JPY" office:value="17178">
            <text:p>￥17,17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54.5789">
            <text:p>￥15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48.222690000002">
            <text:p>￥148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202.439999999999">
            <text:p>￥2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13.107000799999">
            <text:p>￥11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062.1643093">
            <text:p>￥74,06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72758.6643093">
            <text:p>￥172,759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4422">
            <text:p>54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4422">
            <text:p>￥54,42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4422">
            <text:p>5442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97739">
            <text:p>0.0149773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39000">
            <text:p>￥939,000</text:p>
          </table:table-cell>
          <table:table-cell table:style-name="ce17" table:formula="of:=[.D3]*[.H3]" office:value-type="currency" office:currency="JPY" office:value="18570.96921">
            <text:p>￥18,57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77739">
            <text:p>0.01977739</text:p>
          </table:table-cell>
          <table:table-cell table:style-name="ce24" table:formula="of:=[.H3]*0.05" office:value-type="float" office:value="0.000988869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82.872">
            <text:p>382.872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8.3">
            <text:p>￥48.300</text:p>
          </table:table-cell>
          <table:table-cell table:style-name="ce17" table:formula="of:=[.D4]*([.B4]+[.C4])" office:value-type="currency" office:currency="JPY" office:value="18492.7176">
            <text:p>￥18,4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82.872">
            <text:p>882.872</text:p>
          </table:table-cell>
          <table:table-cell table:style-name="ce34" table:formula="of:=[.H4]*0.05" office:value-type="float" office:value="44.1436">
            <text:p>44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4754">
            <text:p>37.475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46">
            <text:p>￥446.000</text:p>
          </table:table-cell>
          <table:table-cell table:style-name="ce17" table:formula="of:=[.D5]*[.H5]" office:value-type="currency" office:currency="JPY" office:value="18498.0284">
            <text:p>￥18,49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4754">
            <text:p>41.4754</text:p>
          </table:table-cell>
          <table:table-cell table:style-name="ce23" table:formula="of:=[.H5]*0.05" office:value-type="float" office:value="2.07377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4036421">
            <text:p>0.24036421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1330">
            <text:p>￥71,330</text:p>
          </table:table-cell>
          <table:table-cell table:style-name="ce17" table:formula="of:=[.D6]*[.H6]" office:value-type="currency" office:currency="JPY" office:value="18500.4490993">
            <text:p>￥18,50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5936421">
            <text:p>0.25936421</text:p>
          </table:table-cell>
          <table:table-cell table:style-name="ce24" table:formula="of:=[.H6]*0.05" office:value-type="float" office:value="0.0129682105">
            <text:p>0.01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515.541077325">
            <text:p>￥18,516</text:p>
          </table:table-cell>
          <table:table-cell table:style-name="ce20" table:formula="of:=[.$E7]-([.$E8]-[.$E$2])/4" office:value-type="currency" office:currency="JPY" office:value="18621.041077325">
            <text:p>￥18,621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4000">
            <text:p>￥54,000</text:p>
          </table:table-cell>
          <table:table-cell table:style-name="ce29" office:value-type="currency" office:currency="JPY" office:value="18634">
            <text:p>￥18,63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63.0307900000007">
            <text:p>-￥6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141.2824">
            <text:p>-￥14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135.971600000001">
            <text:p>-￥136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33.5509007">
            <text:p>-￥13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347.4401457">
            <text:p>￥74,347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70274.9401457">
            <text:p>￥170,27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653">
            <text:p>51,65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1653">
            <text:p>￥51,65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1653">
            <text:p>5165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399677">
            <text:p>0.0139967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88000">
            <text:p>￥988,000</text:p>
          </table:table-cell>
          <table:table-cell table:style-name="ce17" table:formula="of:=[.D3]*[.H3]" office:value-type="currency" office:currency="JPY" office:value="18571.20876">
            <text:p>￥18,57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879677">
            <text:p>0.01879677</text:p>
          </table:table-cell>
          <table:table-cell table:style-name="ce24" table:formula="of:=[.H3]*0.05" office:value-type="float" office:value="0.000939838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00.3481">
            <text:p>400.348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6.397">
            <text:p>￥46.397</text:p>
          </table:table-cell>
          <table:table-cell table:style-name="ce17" table:formula="of:=[.D4]*([.B4]+[.C4])" office:value-type="currency" office:currency="JPY" office:value="18574.9507957">
            <text:p>￥18,57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00.3481">
            <text:p>900.3481</text:p>
          </table:table-cell>
          <table:table-cell table:style-name="ce34" table:formula="of:=[.H4]*0.05" office:value-type="float" office:value="45.017405">
            <text:p>4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345">
            <text:p>37.34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0">
            <text:p>￥450.000</text:p>
          </table:table-cell>
          <table:table-cell table:style-name="ce17" table:formula="of:=[.D5]*[.H5]" office:value-type="currency" office:currency="JPY" office:value="18605.25">
            <text:p>￥18,60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345">
            <text:p>41.345</text:p>
          </table:table-cell>
          <table:table-cell table:style-name="ce23" table:formula="of:=[.H5]*0.05" office:value-type="float" office:value="2.0672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27599">
            <text:p>0.2275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5410">
            <text:p>￥75,410</text:p>
          </table:table-cell>
          <table:table-cell table:style-name="ce17" table:formula="of:=[.D6]*[.H6]" office:value-type="currency" office:currency="JPY" office:value="18596.03059">
            <text:p>￥18,5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46599">
            <text:p>0.246599</text:p>
          </table:table-cell>
          <table:table-cell table:style-name="ce24" table:formula="of:=[.H6]*0.05" office:value-type="float" office:value="0.01232995">
            <text:p>0.012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586.860036425">
            <text:p>￥18,587</text:p>
          </table:table-cell>
          <table:table-cell table:style-name="ce20" table:formula="of:=[.$E7]-([.$E8]-[.$E$2])/4" office:value-type="currency" office:currency="JPY" office:value="18500.110036425">
            <text:p>￥18,500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2000">
            <text:p>￥52,000</text:p>
          </table:table-cell>
          <table:table-cell table:style-name="ce29" office:value-type="currency" office:currency="JPY" office:value="18505">
            <text:p>￥18,50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66.2087600000014">
            <text:p>￥6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69.9507956999987">
            <text:p>￥7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00.25">
            <text:p>￥10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1.0305899999985">
            <text:p>￥9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013.7985412">
            <text:p>￥72,01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67384.2985412">
            <text:p>￥167,384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96">
            <text:p>51,09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1096">
            <text:p>￥51,09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1096">
            <text:p>5109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25839">
            <text:p>0.0122583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56280">
            <text:p>￥1,056,280</text:p>
          </table:table-cell>
          <table:table-cell table:style-name="ce17" table:formula="of:=[.D3]*[.H3]" office:value-type="currency" office:currency="JPY" office:value="18018.4361892">
            <text:p>￥18,0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05839">
            <text:p>0.01705839</text:p>
          </table:table-cell>
          <table:table-cell table:style-name="ce24" table:formula="of:=[.H3]*0.05" office:value-type="float" office:value="0.000852919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5.18">
            <text:p>415.1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3.39">
            <text:p>￥43.390</text:p>
          </table:table-cell>
          <table:table-cell table:style-name="ce17" table:formula="of:=[.D4]*([.B4]+[.C4])" office:value-type="currency" office:currency="JPY" office:value="18014.6602">
            <text:p>￥18,01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5.18">
            <text:p>915.18</text:p>
          </table:table-cell>
          <table:table-cell table:style-name="ce34" table:formula="of:=[.H4]*0.05" office:value-type="float" office:value="45.759">
            <text:p>4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5.189">
            <text:p>35.18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60">
            <text:p>￥460.000</text:p>
          </table:table-cell>
          <table:table-cell table:style-name="ce17" table:formula="of:=[.D5]*[.H5]" office:value-type="currency" office:currency="JPY" office:value="18026.94">
            <text:p>￥18,02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9.189">
            <text:p>39.189</text:p>
          </table:table-cell>
          <table:table-cell table:style-name="ce23" table:formula="of:=[.H5]*0.05" office:value-type="float" office:value="1.9594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0876736">
            <text:p>0.2087673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8825">
            <text:p>￥78,825</text:p>
          </table:table-cell>
          <table:table-cell table:style-name="ce17" table:formula="of:=[.D6]*[.H6]" office:value-type="currency" office:currency="JPY" office:value="17953.762152">
            <text:p>￥17,95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2776736">
            <text:p>0.22776736</text:p>
          </table:table-cell>
          <table:table-cell table:style-name="ce24" table:formula="of:=[.H6]*0.05" office:value-type="float" office:value="0.011388368">
            <text:p>0.011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03.4496353">
            <text:p>￥18,003</text:p>
          </table:table-cell>
          <table:table-cell table:style-name="ce20" table:formula="of:=[.$E7]-([.$E8]-[.$E$2])/4" office:value-type="currency" office:currency="JPY" office:value="18277.4496353">
            <text:p>￥18,277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0000">
            <text:p>￥50,000</text:p>
          </table:table-cell>
          <table:table-cell table:style-name="ce29" office:value-type="currency" office:currency="JPY" office:value="18282">
            <text:p>￥18,28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263.563810800002">
            <text:p>-￥264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267.339799999998">
            <text:p>-￥267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55.060000000001">
            <text:p>-￥25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328.237848000001">
            <text:p>-￥32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5506.2137236">
            <text:p>￥65,506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56995.7137236">
            <text:p>￥156,99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215">
            <text:p>47,21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7215">
            <text:p>￥47,21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7215">
            <text:p>4721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46241">
            <text:p>0.0114624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8000">
            <text:p>￥1,008,000</text:p>
          </table:table-cell>
          <table:table-cell table:style-name="ce17" table:formula="of:=[.D3]*[.H3]" office:value-type="currency" office:currency="JPY" office:value="16392.50928">
            <text:p>￥16,39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26241">
            <text:p>0.01626241</text:p>
          </table:table-cell>
          <table:table-cell table:style-name="ce24" table:formula="of:=[.H3]*0.05" office:value-type="float" office:value="0.000813120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5.835">
            <text:p>425.83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8.453">
            <text:p>￥38.453</text:p>
          </table:table-cell>
          <table:table-cell table:style-name="ce17" table:formula="of:=[.D4]*([.B4]+[.C4])" office:value-type="currency" office:currency="JPY" office:value="16374.633255">
            <text:p>￥16,37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25.835">
            <text:p>925.835</text:p>
          </table:table-cell>
          <table:table-cell table:style-name="ce34" table:formula="of:=[.H4]*0.05" office:value-type="float" office:value="46.29175">
            <text:p>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0.8936">
            <text:p>30.893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68.9">
            <text:p>￥468.900</text:p>
          </table:table-cell>
          <table:table-cell table:style-name="ce17" table:formula="of:=[.D5]*[.H5]" office:value-type="currency" office:currency="JPY" office:value="16361.60904">
            <text:p>￥16,36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4.8936">
            <text:p>34.8936</text:p>
          </table:table-cell>
          <table:table-cell table:style-name="ce23" table:formula="of:=[.H5]*0.05" office:value-type="float" office:value="1.7446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8347836">
            <text:p>0.1834783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0885">
            <text:p>￥80,885</text:p>
          </table:table-cell>
          <table:table-cell table:style-name="ce17" table:formula="of:=[.D6]*[.H6]" office:value-type="currency" office:currency="JPY" office:value="16377.4621486">
            <text:p>￥16,37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0247836">
            <text:p>0.20247836</text:p>
          </table:table-cell>
          <table:table-cell table:style-name="ce24" table:formula="of:=[.H6]*0.05" office:value-type="float" office:value="0.010123918">
            <text:p>0.010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6376.5534309">
            <text:p>￥16,377</text:p>
          </table:table-cell>
          <table:table-cell table:style-name="ce20" table:formula="of:=[.$E7]-([.$E8]-[.$E$2])/4" office:value-type="currency" office:currency="JPY" office:value="16680.3034309">
            <text:p>￥16,680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6000">
            <text:p>￥46,000</text:p>
          </table:table-cell>
          <table:table-cell table:style-name="ce29" office:value-type="currency" office:currency="JPY" office:value="16681">
            <text:p>￥16,68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288.490719999998">
            <text:p>-￥288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306.366744999999">
            <text:p>-￥30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319.390960000001">
            <text:p>-￥319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303.5378514">
            <text:p>-￥30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1886.2375161">
            <text:p>￥61,886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49123.7375161">
            <text:p>￥149,124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963">
            <text:p>42,9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963">
            <text:p>￥42,96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2963">
            <text:p>4296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67673">
            <text:p>0.009676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70895">
            <text:p>￥1,070,895</text:p>
          </table:table-cell>
          <table:table-cell table:style-name="ce17" table:formula="of:=[.D3]*[.H3]" office:value-type="currency" office:currency="JPY" office:value="15503.05777335">
            <text:p>￥15,5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47673">
            <text:p>0.01447673</text:p>
          </table:table-cell>
          <table:table-cell table:style-name="ce24" table:formula="of:=[.H3]*0.05" office:value-type="float" office:value="0.000723836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5.2429">
            <text:p>415.242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7.27">
            <text:p>￥37.270</text:p>
          </table:table-cell>
          <table:table-cell table:style-name="ce17" table:formula="of:=[.D4]*([.B4]+[.C4])" office:value-type="currency" office:currency="JPY" office:value="15476.102883">
            <text:p>￥15,47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5.2429">
            <text:p>915.2429</text:p>
          </table:table-cell>
          <table:table-cell table:style-name="ce34" table:formula="of:=[.H4]*0.05" office:value-type="float" office:value="45.762145">
            <text:p>4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8.3316">
            <text:p>28.331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77.3">
            <text:p>￥477.300</text:p>
          </table:table-cell>
          <table:table-cell table:style-name="ce17" table:formula="of:=[.D5]*[.H5]" office:value-type="currency" office:currency="JPY" office:value="15431.87268">
            <text:p>￥15,43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2.3316">
            <text:p>32.3316</text:p>
          </table:table-cell>
          <table:table-cell table:style-name="ce23" table:formula="of:=[.H5]*0.05" office:value-type="float" office:value="1.6165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6906835">
            <text:p>0.1690683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2285">
            <text:p>￥82,285</text:p>
          </table:table-cell>
          <table:table-cell table:style-name="ce17" table:formula="of:=[.D6]*[.H6]" office:value-type="currency" office:currency="JPY" office:value="15475.20417975">
            <text:p>￥15,47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806835">
            <text:p>0.18806835</text:p>
          </table:table-cell>
          <table:table-cell table:style-name="ce24" table:formula="of:=[.H6]*0.05" office:value-type="float" office:value="0.0094034175">
            <text:p>0.009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5471.559379025">
            <text:p>￥15,472</text:p>
          </table:table-cell>
          <table:table-cell table:style-name="ce20" table:formula="of:=[.$E7]-([.$E8]-[.$E$2])/4" office:value-type="currency" office:currency="JPY" office:value="15712.309379025">
            <text:p>￥15,71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2000">
            <text:p>￥42,000</text:p>
          </table:table-cell>
          <table:table-cell table:style-name="ce29" office:value-type="currency" office:currency="JPY" office:value="15712">
            <text:p>￥15,71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208.94222665">
            <text:p>-￥20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235.897116999999">
            <text:p>-￥23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80.12732">
            <text:p>-￥28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236.795820250001">
            <text:p>-￥237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4851.80107035">
            <text:p>￥64,85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46725.30107035">
            <text:p>￥146,72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7599">
            <text:p>37,59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7599">
            <text:p>￥37,59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7599">
            <text:p>3759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04162">
            <text:p>0.0100416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26000">
            <text:p>￥1,126,000</text:p>
          </table:table-cell>
          <table:table-cell table:style-name="ce17" table:formula="of:=[.D3]*[.H3]" office:value-type="currency" office:currency="JPY" office:value="16711.66412">
            <text:p>￥16,71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84162">
            <text:p>0.01484162</text:p>
          </table:table-cell>
          <table:table-cell table:style-name="ce24" table:formula="of:=[.H3]*0.05" office:value-type="float" office:value="0.000742081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84.3828">
            <text:p>484.382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4.399">
            <text:p>￥34.399</text:p>
          </table:table-cell>
          <table:table-cell table:style-name="ce17" table:formula="of:=[.D4]*([.B4]+[.C4])" office:value-type="currency" office:currency="JPY" office:value="16662.2839372">
            <text:p>￥16,66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84.3828">
            <text:p>984.3828</text:p>
          </table:table-cell>
          <table:table-cell table:style-name="ce34" table:formula="of:=[.H4]*0.05" office:value-type="float" office:value="49.21914">
            <text:p>49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6.3477">
            <text:p>26.347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26.9">
            <text:p>￥526.900</text:p>
          </table:table-cell>
          <table:table-cell table:style-name="ce17" table:formula="of:=[.D5]*[.H5]" office:value-type="currency" office:currency="JPY" office:value="15990.20313">
            <text:p>￥15,99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3477">
            <text:p>30.3477</text:p>
          </table:table-cell>
          <table:table-cell table:style-name="ce23" table:formula="of:=[.H5]*0.05" office:value-type="float" office:value="1.51738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6596029">
            <text:p>0.1659602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3735">
            <text:p>￥83,735</text:p>
          </table:table-cell>
          <table:table-cell table:style-name="ce17" table:formula="of:=[.D6]*[.H6]" office:value-type="currency" office:currency="JPY" office:value="15487.64988315">
            <text:p>￥15,4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496029">
            <text:p>0.18496029</text:p>
          </table:table-cell>
          <table:table-cell table:style-name="ce24" table:formula="of:=[.H6]*0.05" office:value-type="float" office:value="0.0092480145">
            <text:p>0.009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6212.9502675875">
            <text:p>￥16,213</text:p>
          </table:table-cell>
          <table:table-cell table:style-name="ce20" table:formula="of:=[.$E7]-([.$E8]-[.$E$2])/4" office:value-type="currency" office:currency="JPY" office:value="15612.7002675875">
            <text:p>￥15,61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0000">
            <text:p>￥40,000</text:p>
          </table:table-cell>
          <table:table-cell table:style-name="ce29" office:value-type="currency" office:currency="JPY" office:value="15477">
            <text:p>￥15,47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234.66412">
            <text:p>￥1,23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185.2839372">
            <text:p>￥1,185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513.20313">
            <text:p>￥51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0.6498831499994">
            <text:p>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4879.0042476">
            <text:p>￥64,879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44645.5042476">
            <text:p>￥144,64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5492">
            <text:p>35,49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492">
            <text:p>￥35,49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5492">
            <text:p>3549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16138">
            <text:p>0.0091613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5000">
            <text:p>￥1,155,000</text:p>
          </table:table-cell>
          <table:table-cell table:style-name="ce17" table:formula="of:=[.D3]*[.H3]" office:value-type="currency" office:currency="JPY" office:value="16125.3939">
            <text:p>￥16,12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96138">
            <text:p>0.01396138</text:p>
          </table:table-cell>
          <table:table-cell table:style-name="ce24" table:formula="of:=[.H3]*0.05" office:value-type="float" office:value="0.000698069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5.5074">
            <text:p>455.507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5.749">
            <text:p>￥35.749</text:p>
          </table:table-cell>
          <table:table-cell table:style-name="ce17" table:formula="of:=[.D4]*([.B4]+[.C4])" office:value-type="currency" office:currency="JPY" office:value="16283.9340426">
            <text:p>￥16,28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55.5074">
            <text:p>955.5074</text:p>
          </table:table-cell>
          <table:table-cell table:style-name="ce34" table:formula="of:=[.H4]*0.05" office:value-type="float" office:value="47.77537">
            <text:p>47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5.47">
            <text:p>25.4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46">
            <text:p>￥546.000</text:p>
          </table:table-cell>
          <table:table-cell table:style-name="ce17" table:formula="of:=[.D5]*[.H5]" office:value-type="currency" office:currency="JPY" office:value="16090.62">
            <text:p>￥16,09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9.47">
            <text:p>29.47</text:p>
          </table:table-cell>
          <table:table-cell table:style-name="ce23" table:formula="of:=[.H5]*0.05" office:value-type="float" office:value="1.47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663883">
            <text:p>0.166388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8350">
            <text:p>￥88,350</text:p>
          </table:table-cell>
          <table:table-cell table:style-name="ce17" table:formula="of:=[.D6]*[.H6]" office:value-type="currency" office:currency="JPY" office:value="16379.056305">
            <text:p>￥16,37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53883">
            <text:p>0.1853883</text:p>
          </table:table-cell>
          <table:table-cell table:style-name="ce24" table:formula="of:=[.H6]*0.05" office:value-type="float" office:value="0.009269415">
            <text:p>0.009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6219.7510619">
            <text:p>￥16,220</text:p>
          </table:table-cell>
          <table:table-cell table:style-name="ce20" table:formula="of:=[.$E7]-([.$E8]-[.$E$2])/4" office:value-type="currency" office:currency="JPY" office:value="15592.7510619">
            <text:p>￥15,59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8000">
            <text:p>￥38,000</text:p>
          </table:table-cell>
          <table:table-cell table:style-name="ce29" office:value-type="currency" office:currency="JPY" office:value="15593">
            <text:p>￥15,59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532.393900000001">
            <text:p>￥53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690.934042600002">
            <text:p>￥69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497.619999999999">
            <text:p>￥4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786.056304999998">
            <text:p>￥78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3710.2792254">
            <text:p>￥63,710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43476.7792254">
            <text:p>￥143,477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5492">
            <text:p>35,49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492">
            <text:p>￥35,49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5492">
            <text:p>3549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827408">
            <text:p>0.0082740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18875">
            <text:p>￥1,218,875</text:p>
          </table:table-cell>
          <table:table-cell table:style-name="ce17" table:formula="of:=[.D3]*[.H3]" office:value-type="currency" office:currency="JPY" office:value="15935.66926">
            <text:p>￥15,93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07408">
            <text:p>0.01307408</text:p>
          </table:table-cell>
          <table:table-cell table:style-name="ce24" table:formula="of:=[.H3]*0.05" office:value-type="float" office:value="0.000653704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5.6564">
            <text:p>425.656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7.4">
            <text:p>￥37.400</text:p>
          </table:table-cell>
          <table:table-cell table:style-name="ce17" table:formula="of:=[.D4]*([.B4]+[.C4])" office:value-type="currency" office:currency="JPY" office:value="15919.54936">
            <text:p>￥15,920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25.6564">
            <text:p>925.6564</text:p>
          </table:table-cell>
          <table:table-cell table:style-name="ce34" table:formula="of:=[.H4]*0.05" office:value-type="float" office:value="46.28282">
            <text:p>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3.663">
            <text:p>23.66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5.8">
            <text:p>￥575.800</text:p>
          </table:table-cell>
          <table:table-cell table:style-name="ce17" table:formula="of:=[.D5]*[.H5]" office:value-type="currency" office:currency="JPY" office:value="15928.3554">
            <text:p>￥15,92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663">
            <text:p>27.663</text:p>
          </table:table-cell>
          <table:table-cell table:style-name="ce23" table:formula="of:=[.H5]*0.05" office:value-type="float" office:value="1.383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5470166">
            <text:p>0.1547016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690">
            <text:p>￥91,690</text:p>
          </table:table-cell>
          <table:table-cell table:style-name="ce17" table:formula="of:=[.D6]*[.H6]" office:value-type="currency" office:currency="JPY" office:value="15926.7052054">
            <text:p>￥15,92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7370166">
            <text:p>0.17370166</text:p>
          </table:table-cell>
          <table:table-cell table:style-name="ce24" table:formula="of:=[.H6]*0.05" office:value-type="float" office:value="0.008685083">
            <text:p>0.008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5927.56980635">
            <text:p>￥15,928</text:p>
          </table:table-cell>
          <table:table-cell table:style-name="ce20" table:formula="of:=[.$E7]-([.$E8]-[.$E$2])/4" office:value-type="currency" office:currency="JPY" office:value="15800.56980635">
            <text:p>￥15,801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6000">
            <text:p>￥36,000</text:p>
          </table:table-cell>
          <table:table-cell table:style-name="ce29" office:value-type="currency" office:currency="JPY" office:value="15801">
            <text:p>￥15,80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34.669260000001">
            <text:p>￥13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18.549360000001">
            <text:p>￥11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27.355399999999">
            <text:p>￥12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25.705205399998">
            <text:p>￥12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682.7940206">
            <text:p>￥59,68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38026.2940206">
            <text:p>￥138,02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4069">
            <text:p>34,0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4069">
            <text:p>￥34,06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4069">
            <text:p>3406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78774">
            <text:p>0.0077877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87565">
            <text:p>￥1,187,565</text:p>
          </table:table-cell>
          <table:table-cell table:style-name="ce17" table:formula="of:=[.D3]*[.H3]" office:value-type="currency" office:currency="JPY" office:value="14948.7594531">
            <text:p>￥14,94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58774">
            <text:p>0.01258774</text:p>
          </table:table-cell>
          <table:table-cell table:style-name="ce24" table:formula="of:=[.H3]*0.05" office:value-type="float" office:value="0.000629387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4.4216">
            <text:p>414.421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6">
            <text:p>￥36.000</text:p>
          </table:table-cell>
          <table:table-cell table:style-name="ce17" table:formula="of:=[.D4]*([.B4]+[.C4])" office:value-type="currency" office:currency="JPY" office:value="14919.1776">
            <text:p>￥14,91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4.4216">
            <text:p>914.4216</text:p>
          </table:table-cell>
          <table:table-cell table:style-name="ce34" table:formula="of:=[.H4]*0.05" office:value-type="float" office:value="45.72108">
            <text:p>4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1.7898">
            <text:p>21.789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7.7">
            <text:p>￥577.700</text:p>
          </table:table-cell>
          <table:table-cell table:style-name="ce17" table:formula="of:=[.D5]*[.H5]" office:value-type="currency" office:currency="JPY" office:value="14898.76746">
            <text:p>￥14,8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7898">
            <text:p>25.7898</text:p>
          </table:table-cell>
          <table:table-cell table:style-name="ce23" table:formula="of:=[.H5]*0.05" office:value-type="float" office:value="1.2894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4627523">
            <text:p>0.1462752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0250">
            <text:p>￥90,250</text:p>
          </table:table-cell>
          <table:table-cell table:style-name="ce17" table:formula="of:=[.D6]*[.H6]" office:value-type="currency" office:currency="JPY" office:value="14916.0895075">
            <text:p>￥14,91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527523">
            <text:p>0.16527523</text:p>
          </table:table-cell>
          <table:table-cell table:style-name="ce24" table:formula="of:=[.H6]*0.05" office:value-type="float" office:value="0.0082637615">
            <text:p>0.008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4920.69850515">
            <text:p>￥14,921</text:p>
          </table:table-cell>
          <table:table-cell table:style-name="ce20" table:formula="of:=[.$E7]-([.$E8]-[.$E$2])/4" office:value-type="currency" office:currency="JPY" office:value="14937.94850515">
            <text:p>￥14,938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4000">
            <text:p>￥34,000</text:p>
          </table:table-cell>
          <table:table-cell table:style-name="ce29" office:value-type="currency" office:currency="JPY" office:value="14797">
            <text:p>￥14,79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51.7594531">
            <text:p>￥15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22.177600000001">
            <text:p>￥12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01.767460000001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19.089507499999">
            <text:p>￥11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130.7670548">
            <text:p>￥59,131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35463.2670548">
            <text:p>￥135,463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058">
            <text:p>32,0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2058">
            <text:p>￥32,0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2058">
            <text:p>320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47715">
            <text:p>0.0074771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06000">
            <text:p>￥1,206,000</text:p>
          </table:table-cell>
          <table:table-cell table:style-name="ce17" table:formula="of:=[.D3]*[.H3]" office:value-type="currency" office:currency="JPY" office:value="14806.2429">
            <text:p>￥14,8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7715">
            <text:p>0.01227715</text:p>
          </table:table-cell>
          <table:table-cell table:style-name="ce24" table:formula="of:=[.H3]*0.05" office:value-type="float" office:value="0.000613857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71.7599">
            <text:p>371.759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9.8">
            <text:p>￥39.800</text:p>
          </table:table-cell>
          <table:table-cell table:style-name="ce17" table:formula="of:=[.D4]*([.B4]+[.C4])" office:value-type="currency" office:currency="JPY" office:value="14796.04402">
            <text:p>￥14,79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71.7599">
            <text:p>871.7599</text:p>
          </table:table-cell>
          <table:table-cell table:style-name="ce34" table:formula="of:=[.H4]*0.05" office:value-type="float" office:value="43.587995">
            <text:p>43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1.9407">
            <text:p>21.940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68.2">
            <text:p>￥568.200</text:p>
          </table:table-cell>
          <table:table-cell table:style-name="ce17" table:formula="of:=[.D5]*[.H5]" office:value-type="currency" office:currency="JPY" office:value="14739.50574">
            <text:p>￥14,74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9407">
            <text:p>25.9407</text:p>
          </table:table-cell>
          <table:table-cell table:style-name="ce23" table:formula="of:=[.H5]*0.05" office:value-type="float" office:value="1.2970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4257516">
            <text:p>0.1425751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530">
            <text:p>￥91,530</text:p>
          </table:table-cell>
          <table:table-cell table:style-name="ce17" table:formula="of:=[.D6]*[.H6]" office:value-type="currency" office:currency="JPY" office:value="14788.9743948">
            <text:p>￥14,78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157516">
            <text:p>0.16157516</text:p>
          </table:table-cell>
          <table:table-cell table:style-name="ce24" table:formula="of:=[.H6]*0.05" office:value-type="float" office:value="0.008078758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4782.6917637">
            <text:p>￥14,783</text:p>
          </table:table-cell>
          <table:table-cell table:style-name="ce20" table:formula="of:=[.$E7]-([.$E8]-[.$E$2])/4" office:value-type="currency" office:currency="JPY" office:value="14797.1917637">
            <text:p>￥14,797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2000">
            <text:p>￥32,000</text:p>
          </table:table-cell>
          <table:table-cell table:style-name="ce29" office:value-type="currency" office:currency="JPY" office:value="14797">
            <text:p>￥14,79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9.2429000000011">
            <text:p>￥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0.955980000000636">
            <text:p>-￥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57.4942599999995">
            <text:p>-￥5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8.02560520000043">
            <text:p>-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6357.706265">
            <text:p>￥56,358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31414.206265">
            <text:p>￥131,414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0782">
            <text:p>30,78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0782">
            <text:p>￥30,78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0782">
            <text:p>3078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46294">
            <text:p>0.0074629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1000">
            <text:p>￥1,151,000</text:p>
          </table:table-cell>
          <table:table-cell table:style-name="ce17" table:formula="of:=[.D3]*[.H3]" office:value-type="currency" office:currency="JPY" office:value="14114.64394">
            <text:p>￥14,11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6294">
            <text:p>0.01226294</text:p>
          </table:table-cell>
          <table:table-cell table:style-name="ce24" table:formula="of:=[.H3]*0.05" office:value-type="float" office:value="0.000613147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43.307">
            <text:p>343.30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03">
            <text:p>￥41.030</text:p>
          </table:table-cell>
          <table:table-cell table:style-name="ce17" table:formula="of:=[.D4]*([.B4]+[.C4])" office:value-type="currency" office:currency="JPY" office:value="14085.88621">
            <text:p>￥14,08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43.307">
            <text:p>843.307</text:p>
          </table:table-cell>
          <table:table-cell table:style-name="ce34" table:formula="of:=[.H4]*0.05" office:value-type="float" office:value="42.16535">
            <text:p>42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0.1268">
            <text:p>20.126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83.4">
            <text:p>￥583.400</text:p>
          </table:table-cell>
          <table:table-cell table:style-name="ce17" table:formula="of:=[.D5]*[.H5]" office:value-type="currency" office:currency="JPY" office:value="14075.57512">
            <text:p>￥14,07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4.1268">
            <text:p>24.1268</text:p>
          </table:table-cell>
          <table:table-cell table:style-name="ce23" table:formula="of:=[.H5]*0.05" office:value-type="float" office:value="1.20634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3447794">
            <text:p>0.1344779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750">
            <text:p>￥91,750</text:p>
          </table:table-cell>
          <table:table-cell table:style-name="ce17" table:formula="of:=[.D6]*[.H6]" office:value-type="currency" office:currency="JPY" office:value="14081.600995">
            <text:p>￥14,0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347794">
            <text:p>0.15347794</text:p>
          </table:table-cell>
          <table:table-cell table:style-name="ce24" table:formula="of:=[.H6]*0.05" office:value-type="float" office:value="0.007673897">
            <text:p>0.007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4089.42656625">
            <text:p>￥14,089</text:p>
          </table:table-cell>
          <table:table-cell table:style-name="ce20" table:formula="of:=[.$E7]-([.$E8]-[.$E$2])/4" office:value-type="currency" office:currency="JPY" office:value="14284.92656625">
            <text:p>￥14,285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0000">
            <text:p>￥30,000</text:p>
          </table:table-cell>
          <table:table-cell table:style-name="ce29" office:value-type="currency" office:currency="JPY" office:value="14287">
            <text:p>￥14,28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172.35606">
            <text:p>-￥17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201.113789999999">
            <text:p>-￥20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11.42488">
            <text:p>-￥211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205.399005000001">
            <text:p>-￥20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4752.404078">
            <text:p>￥54,75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27621.904078">
            <text:p>￥127,622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8595">
            <text:p>28,59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8595">
            <text:p>￥28,59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8595">
            <text:p>2859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09599">
            <text:p>0.0070959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1000">
            <text:p>￥1,151,000</text:p>
          </table:table-cell>
          <table:table-cell table:style-name="ce17" table:formula="of:=[.D3]*[.H3]" office:value-type="currency" office:currency="JPY" office:value="13692.28449">
            <text:p>￥13,69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89599">
            <text:p>0.01189599</text:p>
          </table:table-cell>
          <table:table-cell table:style-name="ce24" table:formula="of:=[.H3]*0.05" office:value-type="float" office:value="0.000594799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28.245">
            <text:p>328.2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699">
            <text:p>￥41.699</text:p>
          </table:table-cell>
          <table:table-cell table:style-name="ce17" table:formula="of:=[.D4]*([.B4]+[.C4])" office:value-type="currency" office:currency="JPY" office:value="13687.488255">
            <text:p>￥13,68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28.245">
            <text:p>828.245</text:p>
          </table:table-cell>
          <table:table-cell table:style-name="ce34" table:formula="of:=[.H4]*0.05" office:value-type="float" office:value="41.41225">
            <text:p>41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9.3016">
            <text:p>19.301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87.3">
            <text:p>￥587.300</text:p>
          </table:table-cell>
          <table:table-cell table:style-name="ce17" table:formula="of:=[.D5]*[.H5]" office:value-type="currency" office:currency="JPY" office:value="13685.02968">
            <text:p>￥13,68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3.3016">
            <text:p>23.3016</text:p>
          </table:table-cell>
          <table:table-cell table:style-name="ce23" table:formula="of:=[.H5]*0.05" office:value-type="float" office:value="1.16508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281706">
            <text:p>0.128170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005">
            <text:p>￥93,005</text:p>
          </table:table-cell>
          <table:table-cell table:style-name="ce17" table:formula="of:=[.D6]*[.H6]" office:value-type="currency" office:currency="JPY" office:value="13687.601653">
            <text:p>￥13,6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71706">
            <text:p>0.1471706</text:p>
          </table:table-cell>
          <table:table-cell table:style-name="ce24" table:formula="of:=[.H6]*0.05" office:value-type="float" office:value="0.00735853">
            <text:p>0.007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3688.1010195">
            <text:p>￥13,688</text:p>
          </table:table-cell>
          <table:table-cell table:style-name="ce20" table:formula="of:=[.$E7]-([.$E8]-[.$E$2])/4" office:value-type="currency" office:currency="JPY" office:value="13836.8510195">
            <text:p>￥13,837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8000">
            <text:p>￥28,000</text:p>
          </table:table-cell>
          <table:table-cell table:style-name="ce29" office:value-type="currency" office:currency="JPY" office:value="13837">
            <text:p>￥13,83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144.71551">
            <text:p>-￥14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149.511745">
            <text:p>-￥15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151.97032">
            <text:p>-￥15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49.398347000002">
            <text:p>-￥14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3947.7341014">
            <text:p>￥53,948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23985.2341014">
            <text:p>￥123,98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5763">
            <text:p>25,7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763">
            <text:p>￥25,76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5763">
            <text:p>2576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06129">
            <text:p>0.0070612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38000">
            <text:p>￥1,138,000</text:p>
          </table:table-cell>
          <table:table-cell table:style-name="ce17" table:formula="of:=[.D3]*[.H3]" office:value-type="currency" office:currency="JPY" office:value="13498.14802">
            <text:p>￥13,49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86129">
            <text:p>0.01186129</text:p>
          </table:table-cell>
          <table:table-cell table:style-name="ce24" table:formula="of:=[.H3]*0.05" office:value-type="float" office:value="0.000593064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14.565">
            <text:p>314.56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2.899">
            <text:p>￥42.899</text:p>
          </table:table-cell>
          <table:table-cell table:style-name="ce17" table:formula="of:=[.D4]*([.B4]+[.C4])" office:value-type="currency" office:currency="JPY" office:value="13494.523935">
            <text:p>￥13,49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14.565">
            <text:p>814.565</text:p>
          </table:table-cell>
          <table:table-cell table:style-name="ce34" table:formula="of:=[.H4]*0.05" office:value-type="float" office:value="40.72825">
            <text:p>4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8.5154">
            <text:p>18.515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0.2">
            <text:p>￥600.200</text:p>
          </table:table-cell>
          <table:table-cell table:style-name="ce17" table:formula="of:=[.D5]*[.H5]" office:value-type="currency" office:currency="JPY" office:value="13513.74308">
            <text:p>￥13,51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5154">
            <text:p>22.5154</text:p>
          </table:table-cell>
          <table:table-cell table:style-name="ce23" table:formula="of:=[.H5]*0.05" office:value-type="float" office:value="1.1257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2478818">
            <text:p>0.1247881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480">
            <text:p>￥93,480</text:p>
          </table:table-cell>
          <table:table-cell table:style-name="ce17" table:formula="of:=[.D6]*[.H6]" office:value-type="currency" office:currency="JPY" office:value="13441.3190664">
            <text:p>￥13,44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378818">
            <text:p>0.14378818</text:p>
          </table:table-cell>
          <table:table-cell table:style-name="ce24" table:formula="of:=[.H6]*0.05" office:value-type="float" office:value="0.007189409">
            <text:p>0.007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3486.93352535">
            <text:p>￥13,487</text:p>
          </table:table-cell>
          <table:table-cell table:style-name="ce20" table:formula="of:=[.$E7]-([.$E8]-[.$E$2])/4" office:value-type="currency" office:currency="JPY" office:value="13427.68352535">
            <text:p>￥13,428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6000">
            <text:p>￥26,000</text:p>
          </table:table-cell>
          <table:table-cell table:style-name="ce29" office:value-type="currency" office:currency="JPY" office:value="13429">
            <text:p>￥13,429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69.1480200000005">
            <text:p>￥6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65.5239350000011">
            <text:p>￥6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84.7430800000002">
            <text:p>￥8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2.3190663999994">
            <text:p>￥1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0569.67017895">
            <text:p>￥50,570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19602.17017895">
            <text:p>￥119,602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4758">
            <text:p>24,7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4758">
            <text:p>￥24,7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4758">
            <text:p>247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28757">
            <text:p>0.0062875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44000">
            <text:p>￥1,144,000</text:p>
          </table:table-cell>
          <table:table-cell table:style-name="ce17" table:formula="of:=[.D3]*[.H3]" office:value-type="currency" office:currency="JPY" office:value="12684.18008">
            <text:p>￥12,68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08757">
            <text:p>0.01108757</text:p>
          </table:table-cell>
          <table:table-cell table:style-name="ce24" table:formula="of:=[.H3]*0.05" office:value-type="float" office:value="0.000554378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07.2691">
            <text:p>307.269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12">
            <text:p>￥41.120</text:p>
          </table:table-cell>
          <table:table-cell table:style-name="ce17" table:formula="of:=[.D4]*([.B4]+[.C4])" office:value-type="currency" office:currency="JPY" office:value="12634.905392">
            <text:p>￥12,63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07.2691">
            <text:p>807.2691</text:p>
          </table:table-cell>
          <table:table-cell table:style-name="ce34" table:formula="of:=[.H4]*0.05" office:value-type="float" office:value="40.363455">
            <text:p>40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6.75">
            <text:p>16.7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8">
            <text:p>￥608.000</text:p>
          </table:table-cell>
          <table:table-cell table:style-name="ce17" table:formula="of:=[.D5]*[.H5]" office:value-type="currency" office:currency="JPY" office:value="12616">
            <text:p>￥12,61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5">
            <text:p>20.75</text:p>
          </table:table-cell>
          <table:table-cell table:style-name="ce23" table:formula="of:=[.H5]*0.05" office:value-type="float" office:value="1.03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329239">
            <text:p>0.1132923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5505">
            <text:p>￥95,505</text:p>
          </table:table-cell>
          <table:table-cell table:style-name="ce17" table:formula="of:=[.D6]*[.H6]" office:value-type="currency" office:currency="JPY" office:value="12634.58470695">
            <text:p>￥12,63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3229239">
            <text:p>0.13229239</text:p>
          </table:table-cell>
          <table:table-cell table:style-name="ce24" table:formula="of:=[.H6]*0.05" office:value-type="float" office:value="0.0066146195">
            <text:p>0.006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2642.4175447375">
            <text:p>￥12,642</text:p>
          </table:table-cell>
          <table:table-cell table:style-name="ce20" table:formula="of:=[.$E7]-([.$E8]-[.$E$2])/4" office:value-type="currency" office:currency="JPY" office:value="12831.9175447375">
            <text:p>￥12,83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4000">
            <text:p>￥24,000</text:p>
          </table:table-cell>
          <table:table-cell table:style-name="ce29" office:value-type="currency" office:currency="JPY" office:value="12833">
            <text:p>￥12,83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148.819919999998">
            <text:p>-￥14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198.094608000001">
            <text:p>-￥198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17">
            <text:p>-￥21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98.415293049999">
            <text:p>-￥1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7824.7730917">
            <text:p>￥47,825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14146.2730917">
            <text:p>￥114,14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2047">
            <text:p>22,0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2047">
            <text:p>￥22,0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2047">
            <text:p>220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15129">
            <text:p>0.0061512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92200">
            <text:p>￥1,092,200</text:p>
          </table:table-cell>
          <table:table-cell table:style-name="ce17" table:formula="of:=[.D3]*[.H3]" office:value-type="currency" office:currency="JPY" office:value="11960.998938">
            <text:p>￥11,96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95129">
            <text:p>0.01095129</text:p>
          </table:table-cell>
          <table:table-cell table:style-name="ce24" table:formula="of:=[.H3]*0.05" office:value-type="float" office:value="0.000547564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89.0575">
            <text:p>289.057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402">
            <text:p>￥41.402</text:p>
          </table:table-cell>
          <table:table-cell table:style-name="ce17" table:formula="of:=[.D4]*([.B4]+[.C4])" office:value-type="currency" office:currency="JPY" office:value="11967.558615">
            <text:p>￥11,96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89.0575">
            <text:p>789.0575</text:p>
          </table:table-cell>
          <table:table-cell table:style-name="ce34" table:formula="of:=[.H4]*0.05" office:value-type="float" office:value="39.452875">
            <text:p>39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5.9393">
            <text:p>15.939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8">
            <text:p>￥598.000</text:p>
          </table:table-cell>
          <table:table-cell table:style-name="ce17" table:formula="of:=[.D5]*[.H5]" office:value-type="currency" office:currency="JPY" office:value="11923.7014">
            <text:p>￥11,92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9393">
            <text:p>19.9393</text:p>
          </table:table-cell>
          <table:table-cell table:style-name="ce23" table:formula="of:=[.H5]*0.05" office:value-type="float" office:value="0.9969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972287">
            <text:p>0.1097228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010">
            <text:p>￥93,010</text:p>
          </table:table-cell>
          <table:table-cell table:style-name="ce17" table:formula="of:=[.D6]*[.H6]" office:value-type="currency" office:currency="JPY" office:value="11972.5141387">
            <text:p>￥11,97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2872287">
            <text:p>0.12872287</text:p>
          </table:table-cell>
          <table:table-cell table:style-name="ce24" table:formula="of:=[.H6]*0.05" office:value-type="float" office:value="0.0064361435">
            <text:p>0.006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1956.193272925">
            <text:p>￥11,956</text:p>
          </table:table-cell>
          <table:table-cell table:style-name="ce20" table:formula="of:=[.$E7]-([.$E8]-[.$E$2])/4" office:value-type="currency" office:currency="JPY" office:value="11967.943272925">
            <text:p>￥11,968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2000">
            <text:p>￥22,000</text:p>
          </table:table-cell>
          <table:table-cell table:style-name="ce29" office:value-type="currency" office:currency="JPY" office:value="11968">
            <text:p>￥11,96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7.00106199999937">
            <text:p>-￥7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0.441385000000082">
            <text:p>-￥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44.2986000000001">
            <text:p>-￥4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4.51413869999851">
            <text:p>￥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4168.3170959">
            <text:p>￥44,168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08019.8170959">
            <text:p>￥108,02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9577">
            <text:p>19,5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9577">
            <text:p>￥19,57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19577">
            <text:p>1957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02675">
            <text:p>0.0060267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20000">
            <text:p>￥1,020,000</text:p>
          </table:table-cell>
          <table:table-cell table:style-name="ce17" table:formula="of:=[.D3]*[.H3]" office:value-type="currency" office:currency="JPY" office:value="11043.285">
            <text:p>￥11,04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82675">
            <text:p>0.01082675</text:p>
          </table:table-cell>
          <table:table-cell table:style-name="ce24" table:formula="of:=[.H3]*0.05" office:value-type="float" office:value="0.000541337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68.9009">
            <text:p>268.900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051">
            <text:p>￥41.051</text:p>
          </table:table-cell>
          <table:table-cell table:style-name="ce17" table:formula="of:=[.D4]*([.B4]+[.C4])" office:value-type="currency" office:currency="JPY" office:value="11038.6508459">
            <text:p>￥11,03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68.9009">
            <text:p>768.9009</text:p>
          </table:table-cell>
          <table:table-cell table:style-name="ce34" table:formula="of:=[.H4]*0.05" office:value-type="float" office:value="38.445045">
            <text:p>38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5.1513">
            <text:p>15.151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6.3">
            <text:p>￥576.300</text:p>
          </table:table-cell>
          <table:table-cell table:style-name="ce17" table:formula="of:=[.D5]*[.H5]" office:value-type="currency" office:currency="JPY" office:value="11036.89419">
            <text:p>￥11,03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1513">
            <text:p>19.1513</text:p>
          </table:table-cell>
          <table:table-cell table:style-name="ce23" table:formula="of:=[.H5]*0.05" office:value-type="float" office:value="0.9575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515154">
            <text:p>0.1051515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9000">
            <text:p>￥89,000</text:p>
          </table:table-cell>
          <table:table-cell table:style-name="ce17" table:formula="of:=[.D6]*[.H6]" office:value-type="currency" office:currency="JPY" office:value="11049.48706">
            <text:p>￥11,04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2415154">
            <text:p>0.12415154</text:p>
          </table:table-cell>
          <table:table-cell table:style-name="ce24" table:formula="of:=[.H6]*0.05" office:value-type="float" office:value="0.006207577">
            <text:p>0.006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1042.079273975">
            <text:p>￥11,042</text:p>
          </table:table-cell>
          <table:table-cell table:style-name="ce20" table:formula="of:=[.$E7]-([.$E8]-[.$E$2])/4" office:value-type="currency" office:currency="JPY" office:value="10936.329273975">
            <text:p>￥10,936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0000">
            <text:p>￥20,000</text:p>
          </table:table-cell>
          <table:table-cell table:style-name="ce29" office:value-type="currency" office:currency="JPY" office:value="10937">
            <text:p>￥10,93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06.285">
            <text:p>￥10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01.6508459">
            <text:p>￥10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9.8941899999991">
            <text:p>￥10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12.487060000001">
            <text:p>￥11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2261.65451085">
            <text:p>￥42,26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02420.15451085">
            <text:p>￥102,42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884">
            <text:p>15,8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5884">
            <text:p>￥15,88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15884">
            <text:p>1588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93384">
            <text:p>0.0049338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90000">
            <text:p>￥1,090,000</text:p>
          </table:table-cell>
          <table:table-cell table:style-name="ce17" table:formula="of:=[.D3]*[.H3]" office:value-type="currency" office:currency="JPY" office:value="10609.8856">
            <text:p>￥10,61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73384">
            <text:p>0.00973384</text:p>
          </table:table-cell>
          <table:table-cell table:style-name="ce24" table:formula="of:=[.H3]*0.05" office:value-type="float" office:value="0.000486692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31.7789">
            <text:p>231.778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5.52">
            <text:p>￥45.520</text:p>
          </table:table-cell>
          <table:table-cell table:style-name="ce17" table:formula="of:=[.D4]*([.B4]+[.C4])" office:value-type="currency" office:currency="JPY" office:value="10550.575528">
            <text:p>￥10,55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31.7789">
            <text:p>731.7789</text:p>
          </table:table-cell>
          <table:table-cell table:style-name="ce34" table:formula="of:=[.H4]*0.05" office:value-type="float" office:value="36.588945">
            <text:p>36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3.51">
            <text:p>13.51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3">
            <text:p>￥603.000</text:p>
          </table:table-cell>
          <table:table-cell table:style-name="ce17" table:formula="of:=[.D5]*[.H5]" office:value-type="currency" office:currency="JPY" office:value="10558.53">
            <text:p>￥10,55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51">
            <text:p>17.51</text:p>
          </table:table-cell>
          <table:table-cell table:style-name="ce23" table:formula="of:=[.H5]*0.05" office:value-type="float" office:value="0.87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9532699">
            <text:p>0.095326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2215">
            <text:p>￥92,215</text:p>
          </table:table-cell>
          <table:table-cell table:style-name="ce17" table:formula="of:=[.D6]*[.H6]" office:value-type="currency" office:currency="JPY" office:value="10542.66338285">
            <text:p>￥10,54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1432699">
            <text:p>0.11432699</text:p>
          </table:table-cell>
          <table:table-cell table:style-name="ce24" table:formula="of:=[.H6]*0.05" office:value-type="float" office:value="0.0057163495">
            <text:p>0.005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0565.4136277125">
            <text:p>￥10,565</text:p>
          </table:table-cell>
          <table:table-cell table:style-name="ce20" table:formula="of:=[.$E7]-([.$E8]-[.$E$2])/4" office:value-type="currency" office:currency="JPY" office:value="10536.4136277125">
            <text:p>￥10,536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6000">
            <text:p>￥16,000</text:p>
          </table:table-cell>
          <table:table-cell table:style-name="ce29" office:value-type="currency" office:currency="JPY" office:value="10537">
            <text:p>￥10,53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72.8856000000014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3.5755280000012">
            <text:p>￥1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21.5299999999988">
            <text:p>￥2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5.66338284999983">
            <text:p>￥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213.9810939">
            <text:p>￥40,21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96832.4810939">
            <text:p>￥96,832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344">
            <text:p>12,3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2344">
            <text:p>￥12,34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12344">
            <text:p>1234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80281">
            <text:p>0.0048028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8000">
            <text:p>￥1,008,000</text:p>
          </table:table-cell>
          <table:table-cell table:style-name="ce17" table:formula="of:=[.D3]*[.H3]" office:value-type="currency" office:currency="JPY" office:value="9679.63248">
            <text:p>￥9,68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60281">
            <text:p>0.00960281</text:p>
          </table:table-cell>
          <table:table-cell table:style-name="ce24" table:formula="of:=[.H3]*0.05" office:value-type="float" office:value="0.000480140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19.588">
            <text:p>219.58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6.5">
            <text:p>￥46.500</text:p>
          </table:table-cell>
          <table:table-cell table:style-name="ce17" table:formula="of:=[.D4]*([.B4]+[.C4])" office:value-type="currency" office:currency="JPY" office:value="10210.842">
            <text:p>￥10,21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19.588">
            <text:p>719.588</text:p>
          </table:table-cell>
          <table:table-cell table:style-name="ce34" table:formula="of:=[.H4]*0.05" office:value-type="float" office:value="35.9794">
            <text:p>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4.74337">
            <text:p>14.7433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0">
            <text:p>￥570.000</text:p>
          </table:table-cell>
          <table:table-cell table:style-name="ce17" table:formula="of:=[.D5]*[.H5]" office:value-type="currency" office:currency="JPY" office:value="10683.7209">
            <text:p>￥10,68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8.74337">
            <text:p>18.74337</text:p>
          </table:table-cell>
          <table:table-cell table:style-name="ce23" table:formula="of:=[.H5]*0.05" office:value-type="float" office:value="0.93716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810278">
            <text:p>0.0881027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0005">
            <text:p>￥90,005</text:p>
          </table:table-cell>
          <table:table-cell table:style-name="ce17" table:formula="of:=[.D6]*[.H6]" office:value-type="currency" office:currency="JPY" office:value="9639.7857139">
            <text:p>￥9,64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710278">
            <text:p>0.10710278</text:p>
          </table:table-cell>
          <table:table-cell table:style-name="ce24" table:formula="of:=[.H6]*0.05" office:value-type="float" office:value="0.005355139">
            <text:p>0.005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0053.495273475">
            <text:p>￥10,053</text:p>
          </table:table-cell>
          <table:table-cell table:style-name="ce20" table:formula="of:=[.$E7]-([.$E8]-[.$E$2])/4" office:value-type="currency" office:currency="JPY" office:value="9639.495273475">
            <text:p>￥9,639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4000">
            <text:p>￥14,000</text:p>
          </table:table-cell>
          <table:table-cell table:style-name="ce29" office:value-type="currency" office:currency="JPY" office:value="9640">
            <text:p>￥9,64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39.6324800000002">
            <text:p>￥40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570.842000000001">
            <text:p>￥57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043.7209">
            <text:p>￥1,04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0.214286099999299">
            <text:p>-￥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114.631915">
            <text:p>￥40,115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95915.131915">
            <text:p>￥95,91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26">
            <text:p>11,5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1526">
            <text:p>￥11,52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11526">
            <text:p>1152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91619">
            <text:p>0.0039161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40000">
            <text:p>￥1,140,000</text:p>
          </table:table-cell>
          <table:table-cell table:style-name="ce17" table:formula="of:=[.D3]*[.H3]" office:value-type="currency" office:currency="JPY" office:value="9936.4566">
            <text:p>￥9,93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71619">
            <text:p>0.00871619</text:p>
          </table:table-cell>
          <table:table-cell table:style-name="ce24" table:formula="of:=[.H3]*0.05" office:value-type="float" office:value="0.00043580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98.1183">
            <text:p>198.118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0.05">
            <text:p>￥50.050</text:p>
          </table:table-cell>
          <table:table-cell table:style-name="ce17" table:formula="of:=[.D4]*([.B4]+[.C4])" office:value-type="currency" office:currency="JPY" office:value="9915.820915">
            <text:p>￥9,91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98.1183">
            <text:p>698.1183</text:p>
          </table:table-cell>
          <table:table-cell table:style-name="ce34" table:formula="of:=[.H4]*0.05" office:value-type="float" office:value="34.905915">
            <text:p>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3.0623">
            <text:p>13.062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6.1">
            <text:p>￥606.100</text:p>
          </table:table-cell>
          <table:table-cell table:style-name="ce17" table:formula="of:=[.D5]*[.H5]" office:value-type="currency" office:currency="JPY" office:value="10341.46003">
            <text:p>￥10,34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0623">
            <text:p>17.0623</text:p>
          </table:table-cell>
          <table:table-cell table:style-name="ce23" table:formula="of:=[.H5]*0.05" office:value-type="float" office:value="0.8531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631735">
            <text:p>0.0863173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4200">
            <text:p>￥94,200</text:p>
          </table:table-cell>
          <table:table-cell table:style-name="ce17" table:formula="of:=[.D6]*[.H6]" office:value-type="currency" office:currency="JPY" office:value="9920.89437">
            <text:p>￥9,92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531735">
            <text:p>0.10531735</text:p>
          </table:table-cell>
          <table:table-cell table:style-name="ce24" table:formula="of:=[.H6]*0.05" office:value-type="float" office:value="0.0052658675">
            <text:p>0.005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0028.65797875">
            <text:p>￥10,029</text:p>
          </table:table-cell>
          <table:table-cell table:style-name="ce20" table:formula="of:=[.$E7]-([.$E8]-[.$E$2])/4" office:value-type="currency" office:currency="JPY" office:value="9910.15797875">
            <text:p>￥9,910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2000">
            <text:p>￥12,000</text:p>
          </table:table-cell>
          <table:table-cell table:style-name="ce29" office:value-type="currency" office:currency="JPY" office:value="9913">
            <text:p>￥9,91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23.4566000000013">
            <text:p>￥2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2.82091500000024">
            <text:p>￥3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428.46003">
            <text:p>￥42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7.89436999999998">
            <text:p>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720.8377441">
            <text:p>￥40,721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95047.3377441">
            <text:p>￥95,047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52">
            <text:p>10,0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0052">
            <text:p>￥10,05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10052">
            <text:p>1005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43547">
            <text:p>0.0034354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36710">
            <text:p>￥1,236,710</text:p>
          </table:table-cell>
          <table:table-cell table:style-name="ce17" table:formula="of:=[.D3]*[.H3]" office:value-type="currency" office:currency="JPY" office:value="10184.8881037">
            <text:p>￥10,18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23547">
            <text:p>0.00823547</text:p>
          </table:table-cell>
          <table:table-cell table:style-name="ce24" table:formula="of:=[.H3]*0.05" office:value-type="float" office:value="0.000411773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89.4426">
            <text:p>189.442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3.749">
            <text:p>￥53.749</text:p>
          </table:table-cell>
          <table:table-cell table:style-name="ce17" table:formula="of:=[.D4]*([.B4]+[.C4])" office:value-type="currency" office:currency="JPY" office:value="10182.3503074">
            <text:p>￥10,18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89.4426">
            <text:p>689.4426</text:p>
          </table:table-cell>
          <table:table-cell table:style-name="ce34" table:formula="of:=[.H4]*0.05" office:value-type="float" office:value="34.47213">
            <text:p>3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1.4815">
            <text:p>11.481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57">
            <text:p>￥657.000</text:p>
          </table:table-cell>
          <table:table-cell table:style-name="ce17" table:formula="of:=[.D5]*[.H5]" office:value-type="currency" office:currency="JPY" office:value="10171.3455">
            <text:p>￥10,17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5.4815">
            <text:p>15.4815</text:p>
          </table:table-cell>
          <table:table-cell table:style-name="ce23" table:formula="of:=[.H5]*0.05" office:value-type="float" office:value="0.7740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112049">
            <text:p>0.0811204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1700">
            <text:p>￥101,700</text:p>
          </table:table-cell>
          <table:table-cell table:style-name="ce17" table:formula="of:=[.D6]*[.H6]" office:value-type="currency" office:currency="JPY" office:value="10182.253833">
            <text:p>￥10,1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012049">
            <text:p>0.10012049</text:p>
          </table:table-cell>
          <table:table-cell table:style-name="ce24" table:formula="of:=[.H6]*0.05" office:value-type="float" office:value="0.0050060245">
            <text:p>0.005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0180.209436025">
            <text:p>￥10,180</text:p>
          </table:table-cell>
          <table:table-cell table:style-name="ce20" table:formula="of:=[.$E7]-([.$E8]-[.$E$2])/4" office:value-type="currency" office:currency="JPY" office:value="10193.209436025">
            <text:p>￥10,19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0000">
            <text:p>￥10,000</text:p>
          </table:table-cell>
          <table:table-cell table:style-name="ce29" office:value-type="currency" office:currency="JPY" office:value="10193">
            <text:p>￥10,19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8.11189630000081">
            <text:p>-￥8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10.6496926">
            <text:p>-￥1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1.6545000000006">
            <text:p>-￥2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0.7461669999993">
            <text:p>-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8524.7756977">
            <text:p>￥38,525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90530.2756977">
            <text:p>￥90,53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31">
            <text:p>7,7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731">
            <text:p>￥7,7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7731">
            <text:p>77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38867">
            <text:p>0.0033886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75500">
            <text:p>￥1,175,500</text:p>
          </table:table-cell>
          <table:table-cell table:style-name="ce17" table:formula="of:=[.D3]*[.H3]" office:value-type="currency" office:currency="JPY" office:value="9625.781585">
            <text:p>￥9,62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18867">
            <text:p>0.00818867</text:p>
          </table:table-cell>
          <table:table-cell table:style-name="ce24" table:formula="of:=[.H3]*0.05" office:value-type="float" office:value="0.000409433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71.2393">
            <text:p>171.239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6.239">
            <text:p>￥56.239</text:p>
          </table:table-cell>
          <table:table-cell table:style-name="ce17" table:formula="of:=[.D4]*([.B4]+[.C4])" office:value-type="currency" office:currency="JPY" office:value="9630.3269927">
            <text:p>￥9,630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71.2393">
            <text:p>671.2393</text:p>
          </table:table-cell>
          <table:table-cell table:style-name="ce34" table:formula="of:=[.H4]*0.05" office:value-type="float" office:value="33.561965">
            <text:p>33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0.734">
            <text:p>10.73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54">
            <text:p>￥654.000</text:p>
          </table:table-cell>
          <table:table-cell table:style-name="ce17" table:formula="of:=[.D5]*[.H5]" office:value-type="currency" office:currency="JPY" office:value="9636.036">
            <text:p>￥9,63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4.734">
            <text:p>14.734</text:p>
          </table:table-cell>
          <table:table-cell table:style-name="ce23" table:formula="of:=[.H5]*0.05" office:value-type="float" office:value="0.736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543756">
            <text:p>0.0754375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2000">
            <text:p>￥102,000</text:p>
          </table:table-cell>
          <table:table-cell table:style-name="ce17" table:formula="of:=[.D6]*[.H6]" office:value-type="currency" office:currency="JPY" office:value="9632.63112">
            <text:p>￥9,63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443756">
            <text:p>0.09443756</text:p>
          </table:table-cell>
          <table:table-cell table:style-name="ce24" table:formula="of:=[.H6]*0.05" office:value-type="float" office:value="0.004721878">
            <text:p>0.004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9631.193924425">
            <text:p>￥9,631</text:p>
          </table:table-cell>
          <table:table-cell table:style-name="ce20" table:formula="of:=[.$E7]-([.$E8]-[.$E$2])/4" office:value-type="currency" office:currency="JPY" office:value="9563.943924425">
            <text:p>￥9,564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8000">
            <text:p>￥8,000</text:p>
          </table:table-cell>
          <table:table-cell table:style-name="ce29" office:value-type="currency" office:currency="JPY" office:value="9567">
            <text:p>￥9,56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F$8]-[.E3]" office:value-type="currency" office:currency="JPY" office:value="-58.7815850000006">
            <text:p>-￥5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-63.3269926999983">
            <text:p>-￥63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69.0360000000001">
            <text:p>-￥69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65.63112">
            <text:p>-￥6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7445.6990638">
            <text:p>￥37,446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82508.1990638">
            <text:p>￥82,50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88">
            <text:p>78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88">
            <text:p>￥78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788">
            <text:p>78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53419">
            <text:p>0.0035341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4405">
            <text:p>￥1,154,405</text:p>
          </table:table-cell>
          <table:table-cell table:style-name="ce17" table:formula="of:=[.D3]*[.H3]" office:value-type="currency" office:currency="JPY" office:value="9621.03060695">
            <text:p>￥9,62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33419">
            <text:p>0.00833419</text:p>
          </table:table-cell>
          <table:table-cell table:style-name="ce24" table:formula="of:=[.H3]*0.05" office:value-type="float" office:value="0.00041670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56.59">
            <text:p>156.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839">
            <text:p>￥61.839</text:p>
          </table:table-cell>
          <table:table-cell table:style-name="ce17" table:formula="of:=[.D4]*([.B4]+[.C4])" office:value-type="currency" office:currency="JPY" office:value="9683.36901">
            <text:p>￥9,68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56.59">
            <text:p>656.59</text:p>
          </table:table-cell>
          <table:table-cell table:style-name="ce34" table:formula="of:=[.H4]*0.05" office:value-type="float" office:value="32.8295">
            <text:p>3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6607">
            <text:p>8.660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714">
            <text:p>￥714.000</text:p>
          </table:table-cell>
          <table:table-cell table:style-name="ce17" table:formula="of:=[.D5]*[.H5]" office:value-type="currency" office:currency="JPY" office:value="9039.7398">
            <text:p>￥9,04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6607">
            <text:p>12.6607</text:p>
          </table:table-cell>
          <table:table-cell table:style-name="ce23" table:formula="of:=[.H5]*0.05" office:value-type="float" office:value="0.6330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6935179">
            <text:p>0.0693517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3015">
            <text:p>￥103,015</text:p>
          </table:table-cell>
          <table:table-cell table:style-name="ce17" table:formula="of:=[.D6]*[.H6]" office:value-type="currency" office:currency="JPY" office:value="9101.55964685">
            <text:p>￥9,10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835179">
            <text:p>0.08835179</text:p>
          </table:table-cell>
          <table:table-cell table:style-name="ce24" table:formula="of:=[.H6]*0.05" office:value-type="float" office:value="0.0044175895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9361.42476595">
            <text:p>￥9,361</text:p>
          </table:table-cell>
          <table:table-cell table:style-name="ce20" table:formula="of:=[.$E7]-([.$E8]-[.$E$2])/4" office:value-type="currency" office:currency="JPY" office:value="8558.42476595">
            <text:p>￥8,558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000">
            <text:p>￥4,000</text:p>
          </table:table-cell>
          <table:table-cell table:style-name="ce29" office:value-type="currency" office:currency="JPY" office:value="8915">
            <text:p>￥8,91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F$8]-[.E3]" office:value-type="currency" office:currency="JPY" office:value="-706.03060695">
            <text:p>-￥70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-768.36901">
            <text:p>-￥768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124.739799999999">
            <text:p>-￥12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86.559646850001">
            <text:p>-￥187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0882.30350165">
            <text:p>￥30,88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75944.80350165">
            <text:p>￥75,94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88">
            <text:p>78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88">
            <text:p>￥78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788">
            <text:p>78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254933">
            <text:p>0.0025493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54000">
            <text:p>￥1,054,000</text:p>
          </table:table-cell>
          <table:table-cell table:style-name="ce17" table:formula="of:=[.D3]*[.H3]" office:value-type="currency" office:currency="JPY" office:value="7746.19382">
            <text:p>￥7,74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34933">
            <text:p>0.00734933</text:p>
          </table:table-cell>
          <table:table-cell table:style-name="ce24" table:formula="of:=[.H3]*0.05" office:value-type="float" office:value="0.000367466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37.81379">
            <text:p>137.8137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6.04">
            <text:p>￥56.040</text:p>
          </table:table-cell>
          <table:table-cell table:style-name="ce17" table:formula="of:=[.D4]*([.B4]+[.C4])" office:value-type="currency" office:currency="JPY" office:value="7723.0847916">
            <text:p>￥7,72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37.81379">
            <text:p>637.81379</text:p>
          </table:table-cell>
          <table:table-cell table:style-name="ce34" table:formula="of:=[.H4]*0.05" office:value-type="float" office:value="31.8906895">
            <text:p>31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8475">
            <text:p>8.847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9.9">
            <text:p>￥599.900</text:p>
          </table:table-cell>
          <table:table-cell table:style-name="ce17" table:formula="of:=[.D5]*[.H5]" office:value-type="currency" office:currency="JPY" office:value="7707.21525">
            <text:p>￥7,70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8475">
            <text:p>12.8475</text:p>
          </table:table-cell>
          <table:table-cell table:style-name="ce23" table:formula="of:=[.H5]*0.05" office:value-type="float" office:value="0.6423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5821639">
            <text:p>0.0582163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9795">
            <text:p>￥99,795</text:p>
          </table:table-cell>
          <table:table-cell table:style-name="ce17" table:formula="of:=[.D6]*[.H6]" office:value-type="currency" office:currency="JPY" office:value="7705.80964005">
            <text:p>￥7,70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721639">
            <text:p>0.07721639</text:p>
          </table:table-cell>
          <table:table-cell table:style-name="ce24" table:formula="of:=[.H6]*0.05" office:value-type="float" office:value="0.0038608195">
            <text:p>0.003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7720.5758754125">
            <text:p>￥7,721</text:p>
          </table:table-cell>
          <table:table-cell table:style-name="ce20" table:formula="of:=[.$E7]-([.$E8]-[.$E$2])/4" office:value-type="currency" office:currency="JPY" office:value="-17582.4241245875">
            <text:p>-￥17,58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02000">
            <text:p>￥102,000</text:p>
          </table:table-cell>
          <table:table-cell table:style-name="ce29" office:value-type="currency" office:currency="JPY" office:value="7420">
            <text:p>￥7,42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F$8]-[.E3]" office:value-type="currency" office:currency="JPY" office:value="-326.193820000001">
            <text:p>-￥32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-303.0847916">
            <text:p>-￥303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287.21525">
            <text:p>-￥28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285.80964005">
            <text:p>-￥28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6886.984616">
            <text:p>￥26,887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70773.484616">
            <text:p>￥170,773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9612">
            <text:p>99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9612">
            <text:p>￥99,61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99612">
            <text:p>9961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16083">
            <text:p>0.001608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46000">
            <text:p>￥1,046,000</text:p>
          </table:table-cell>
          <table:table-cell table:style-name="ce17" table:formula="of:=[.D3]*[.H3]" office:value-type="currency" office:currency="JPY" office:value="6703.0818">
            <text:p>￥6,7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4083">
            <text:p>0.0064083</text:p>
          </table:table-cell>
          <table:table-cell table:style-name="ce24" table:formula="of:=[.H3]*0.05" office:value-type="float" office:value="0.00032041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12.7176">
            <text:p>112.717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63">
            <text:p>￥59.630</text:p>
          </table:table-cell>
          <table:table-cell table:style-name="ce17" table:formula="of:=[.D4]*([.B4]+[.C4])" office:value-type="currency" office:currency="JPY" office:value="6721.350488">
            <text:p>￥6,72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12.7176">
            <text:p>612.7176</text:p>
          </table:table-cell>
          <table:table-cell table:style-name="ce34" table:formula="of:=[.H4]*0.05" office:value-type="float" office:value="30.63588">
            <text:p>30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7358">
            <text:p>8.735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29.8">
            <text:p>￥529.800</text:p>
          </table:table-cell>
          <table:table-cell table:style-name="ce17" table:formula="of:=[.D5]*[.H5]" office:value-type="currency" office:currency="JPY" office:value="6747.42684">
            <text:p>￥6,74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7358">
            <text:p>12.7358</text:p>
          </table:table-cell>
          <table:table-cell table:style-name="ce23" table:formula="of:=[.H5]*0.05" office:value-type="float" office:value="0.6367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4788372">
            <text:p>0.04788372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0400">
            <text:p>￥100,400</text:p>
          </table:table-cell>
          <table:table-cell table:style-name="ce17" table:formula="of:=[.D6]*[.H6]" office:value-type="currency" office:currency="JPY" office:value="6715.125488">
            <text:p>￥6,71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688372">
            <text:p>0.06688372</text:p>
          </table:table-cell>
          <table:table-cell table:style-name="ce24" table:formula="of:=[.H6]*0.05" office:value-type="float" office:value="0.003344186">
            <text:p>0.003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6721.746154">
            <text:p>￥6,722</text:p>
          </table:table-cell>
          <table:table-cell table:style-name="ce20" table:formula="of:=[.$E7]-([.$E8]-[.$E$2])/4" office:value-type="currency" office:currency="JPY" office:value="6624.746154">
            <text:p>￥6,625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00000">
            <text:p>￥100,000</text:p>
          </table:table-cell>
          <table:table-cell table:style-name="ce29" office:value-type="currency" office:currency="JPY" office:value="6626">
            <text:p>￥6,626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F$8]-[.E3]" office:value-type="currency" office:currency="JPY" office:value="-77.0818000000008">
            <text:p>-￥77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-95.3504880000009">
            <text:p>-￥95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121.426839999999">
            <text:p>-￥121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89.1254879999997">
            <text:p>-￥8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3538.7318351">
            <text:p>￥23,539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64329.2318351">
            <text:p>￥164,329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516">
            <text:p>96,51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516">
            <text:p>￥96,51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96516">
            <text:p>9651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134409">
            <text:p>0.0013440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57500">
            <text:p>￥957,500</text:p>
          </table:table-cell>
          <table:table-cell table:style-name="ce17" table:formula="of:=[.D3]*[.H3]" office:value-type="currency" office:currency="JPY" office:value="5882.966175">
            <text:p>￥5,8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14409">
            <text:p>0.00614409</text:p>
          </table:table-cell>
          <table:table-cell table:style-name="ce24" table:formula="of:=[.H3]*0.05" office:value-type="float" office:value="0.000307204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00.6373">
            <text:p>100.637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8.544">
            <text:p>￥58.544</text:p>
          </table:table-cell>
          <table:table-cell table:style-name="ce17" table:formula="of:=[.D4]*([.B4]+[.C4])" office:value-type="currency" office:currency="JPY" office:value="5891.7100912">
            <text:p>￥5,89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0.6373">
            <text:p>600.6373</text:p>
          </table:table-cell>
          <table:table-cell table:style-name="ce34" table:formula="of:=[.H4]*0.05" office:value-type="float" office:value="30.031865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3777">
            <text:p>8.377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74">
            <text:p>￥474.000</text:p>
          </table:table-cell>
          <table:table-cell table:style-name="ce17" table:formula="of:=[.D5]*[.H5]" office:value-type="currency" office:currency="JPY" office:value="5867.0298">
            <text:p>￥5,86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3777">
            <text:p>12.3777</text:p>
          </table:table-cell>
          <table:table-cell table:style-name="ce23" table:formula="of:=[.H5]*0.05" office:value-type="float" office:value="0.6188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4366099">
            <text:p>0.043660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4110">
            <text:p>￥94,110</text:p>
          </table:table-cell>
          <table:table-cell table:style-name="ce17" table:formula="of:=[.D6]*[.H6]" office:value-type="currency" office:currency="JPY" office:value="5897.0257689">
            <text:p>￥5,89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266099">
            <text:p>0.06266099</text:p>
          </table:table-cell>
          <table:table-cell table:style-name="ce24" table:formula="of:=[.H6]*0.05" office:value-type="float" office:value="0.0031330495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5884.682958775">
            <text:p>￥5,885</text:p>
          </table:table-cell>
          <table:table-cell table:style-name="ce20" table:formula="of:=[.$E7]-([.$E8]-[.$E$2])/4" office:value-type="currency" office:currency="JPY" office:value="6013.682958775">
            <text:p>￥6,014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96000">
            <text:p>￥96,000</text:p>
          </table:table-cell>
          <table:table-cell table:style-name="ce29" office:value-type="currency" office:currency="JPY" office:value="6011">
            <text:p>￥6,01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128.033825">
            <text:p>￥128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119.2899088">
            <text:p>￥11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143.9702">
            <text:p>￥14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13.9742311">
            <text:p>￥11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2787.8184255">
            <text:p>￥22,788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55206.3184255">
            <text:p>￥155,20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144">
            <text:p>8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88144">
            <text:p>￥88,14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88144">
            <text:p>8814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130537">
            <text:p>0.0013053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32000">
            <text:p>￥932,000</text:p>
          </table:table-cell>
          <table:table-cell table:style-name="ce17" table:formula="of:=[.D3]*[.H3]" office:value-type="currency" office:currency="JPY" office:value="5690.20484">
            <text:p>￥5,69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10537">
            <text:p>0.00610537</text:p>
          </table:table-cell>
          <table:table-cell table:style-name="ce24" table:formula="of:=[.H3]*0.05" office:value-type="float" office:value="0.000305268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95.6459">
            <text:p>95.64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52">
            <text:p>￥59.520</text:p>
          </table:table-cell>
          <table:table-cell table:style-name="ce17" table:formula="of:=[.D4]*([.B4]+[.C4])" office:value-type="currency" office:currency="JPY" office:value="5692.843968">
            <text:p>￥5,6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5.6459">
            <text:p>595.6459</text:p>
          </table:table-cell>
          <table:table-cell table:style-name="ce34" table:formula="of:=[.H4]*0.05" office:value-type="float" office:value="29.782295">
            <text:p>29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439">
            <text:p>8.43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8.4">
            <text:p>￥458.400</text:p>
          </table:table-cell>
          <table:table-cell table:style-name="ce17" table:formula="of:=[.D5]*[.H5]" office:value-type="currency" office:currency="JPY" office:value="5702.0376">
            <text:p>￥5,70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439">
            <text:p>12.439</text:p>
          </table:table-cell>
          <table:table-cell table:style-name="ce23" table:formula="of:=[.H5]*0.05" office:value-type="float" office:value="0.621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4261785">
            <text:p>0.0426178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2550">
            <text:p>￥92,550</text:p>
          </table:table-cell>
          <table:table-cell table:style-name="ce17" table:formula="of:=[.D6]*[.H6]" office:value-type="currency" office:currency="JPY" office:value="5702.7320175">
            <text:p>￥5,70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161785">
            <text:p>0.06161785</text:p>
          </table:table-cell>
          <table:table-cell table:style-name="ce24" table:formula="of:=[.H6]*0.05" office:value-type="float" office:value="0.0030808925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5696.954606375">
            <text:p>￥5,697</text:p>
          </table:table-cell>
          <table:table-cell table:style-name="ce20" table:formula="of:=[.$E7]-([.$E8]-[.$E$2])/4" office:value-type="currency" office:currency="JPY" office:value="5732.954606375">
            <text:p>￥5,73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88000">
            <text:p>￥88,000</text:p>
          </table:table-cell>
          <table:table-cell table:style-name="ce29" office:value-type="currency" office:currency="JPY" office:value="5748">
            <text:p>￥5,74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57.7951599999997">
            <text:p>￥58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55.1560319999999">
            <text:p>￥55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45.9624000000003">
            <text:p>￥46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45.2679824999996">
            <text:p>￥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2415.9388987">
            <text:p>￥22,416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39243.4388987">
            <text:p>￥139,243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2553">
            <text:p>72,55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2553">
            <text:p>￥72,55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72553">
            <text:p>7255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0144182">
            <text:p>0.0014418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19785">
            <text:p>￥919,785</text:p>
          </table:table-cell>
          <table:table-cell table:style-name="ce17" table:formula="of:=[.D3]*[.H3]" office:value-type="currency" office:currency="JPY" office:value="5741.1324087">
            <text:p>￥5,74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24182">
            <text:p>0.00624182</text:p>
          </table:table-cell>
          <table:table-cell table:style-name="ce24" table:formula="of:=[.H3]*0.05" office:value-type="float" office:value="0.000312091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86.68022">
            <text:p>86.68022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1">
            <text:p>￥59.100</text:p>
          </table:table-cell>
          <table:table-cell table:style-name="ce17" table:formula="of:=[.D4]*([.B4]+[.C4])" office:value-type="currency" office:currency="JPY" office:value="5122.801002">
            <text:p>￥5,12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6.68022">
            <text:p>586.68022</text:p>
          </table:table-cell>
          <table:table-cell table:style-name="ce34" table:formula="of:=[.H4]*0.05" office:value-type="float" office:value="29.334011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9.8523">
            <text:p>9.852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">
            <text:p>￥420.000</text:p>
          </table:table-cell>
          <table:table-cell table:style-name="ce17" table:formula="of:=[.D5]*[.H5]" office:value-type="currency" office:currency="JPY" office:value="5817.966">
            <text:p>￥5,81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3.8523">
            <text:p>13.8523</text:p>
          </table:table-cell>
          <table:table-cell table:style-name="ce23" table:formula="of:=[.H5]*0.05" office:value-type="float" office:value="0.6926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04387324">
            <text:p>0.0438732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200">
            <text:p>￥91,200</text:p>
          </table:table-cell>
          <table:table-cell table:style-name="ce17" table:formula="of:=[.D6]*[.H6]" office:value-type="currency" office:currency="JPY" office:value="5734.039488">
            <text:p>￥5,73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287324">
            <text:p>0.06287324</text:p>
          </table:table-cell>
          <table:table-cell table:style-name="ce24" table:formula="of:=[.H6]*0.05" office:value-type="float" office:value="0.003143662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5603.984724675">
            <text:p>￥5,604</text:p>
          </table:table-cell>
          <table:table-cell table:style-name="ce20" table:formula="of:=[.$E7]-([.$E8]-[.$E$2])/4" office:value-type="currency" office:currency="JPY" office:value="5742.234724675">
            <text:p>￥5,74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8" office:value-type="currency" office:currency="JPY" office:value="72000">
            <text:p>￥72,000</text:p>
          </table:table-cell>
          <table:table-cell table:style-name="ce29" office:value-type="currency" office:currency="JPY" office:value="5745">
            <text:p>￥5,74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3.86759129999973">
            <text:p>￥4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F$8]-[.E4]" office:value-type="currency" office:currency="JPY" office:value="622.198998">
            <text:p>￥62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F$8]-[.E5]" office:value-type="currency" office:currency="JPY" office:value="-72.9659999999994">
            <text:p>-￥7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F$8]-[.E6]" office:value-type="currency" office:currency="JPY" office:value="10.9605120000006">
            <text:p>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2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2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3423.9307234">
            <text:p>￥23,42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35941.4307234">
            <text:p>￥135,941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243">
            <text:p>68,24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8243">
            <text:p>￥68,24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68243">
            <text:p>6824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221646">
            <text:p>0.0022164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95000">
            <text:p>￥895,000</text:p>
          </table:table-cell>
          <table:table-cell table:style-name="ce17" table:formula="of:=[.D3]*[.H3]" office:value-type="currency" office:currency="JPY" office:value="6279.7317">
            <text:p>￥6,28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01646">
            <text:p>0.00701646</text:p>
          </table:table-cell>
          <table:table-cell table:style-name="ce24" table:formula="of:=[.H3]*0.05" office:value-type="float" office:value="0.000350823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3.9225">
            <text:p>73.922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7">
            <text:p>￥61.700</text:p>
          </table:table-cell>
          <table:table-cell table:style-name="ce17" table:formula="of:=[.D4]*([.B4]+[.C4])" office:value-type="currency" office:currency="JPY" office:value="4561.01825">
            <text:p>￥4,56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3.9225">
            <text:p>573.9225</text:p>
          </table:table-cell>
          <table:table-cell table:style-name="ce34" table:formula="of:=[.H4]*0.05" office:value-type="float" office:value="28.696125">
            <text:p>28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0.951">
            <text:p>10.951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.5">
            <text:p>￥420.500</text:p>
          </table:table-cell>
          <table:table-cell table:style-name="ce17" table:formula="of:=[.D5]*[.H5]" office:value-type="currency" office:currency="JPY" office:value="6286.8955">
            <text:p>￥6,28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4.951">
            <text:p>14.951</text:p>
          </table:table-cell>
          <table:table-cell table:style-name="ce23" table:formula="of:=[.H5]*0.05" office:value-type="float" office:value="0.747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5128673">
            <text:p>0.0512867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9580">
            <text:p>￥89,580</text:p>
          </table:table-cell>
          <table:table-cell table:style-name="ce17" table:formula="of:=[.D6]*[.H6]" office:value-type="currency" office:currency="JPY" office:value="6296.2852734">
            <text:p>￥6,2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028673">
            <text:p>0.07028673</text:p>
          </table:table-cell>
          <table:table-cell table:style-name="ce24" table:formula="of:=[.H6]*0.05" office:value-type="float" office:value="0.0035143365">
            <text:p>0.003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5855.98268085">
            <text:p>￥5,856</text:p>
          </table:table-cell>
          <table:table-cell table:style-name="ce20" table:formula="of:=[.$E7]-([.$E8]-[.$E$2])/4" office:value-type="currency" office:currency="JPY" office:value="5916.73268085">
            <text:p>￥5,917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8000">
            <text:p>￥68,000</text:p>
          </table:table-cell>
          <table:table-cell table:style-name="ce29" office:value-type="currency" office:currency="JPY" office:value="5920">
            <text:p>￥5,92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359.7317">
            <text:p>-￥360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1358.98175">
            <text:p>￥1,35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366.895500000001">
            <text:p>-￥36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376.285273400001">
            <text:p>-￥37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5912.607577">
            <text:p>￥25,91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31325.107577">
            <text:p>￥131,32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1138">
            <text:p>61,1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1138">
            <text:p>￥61,13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61138">
            <text:p>6113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11298">
            <text:p>0.0041129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43000">
            <text:p>￥843,000</text:p>
          </table:table-cell>
          <table:table-cell table:style-name="ce17" table:formula="of:=[.D3]*[.H3]" office:value-type="currency" office:currency="JPY" office:value="7513.64214">
            <text:p>￥7,5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91298">
            <text:p>0.00891298</text:p>
          </table:table-cell>
          <table:table-cell table:style-name="ce24" table:formula="of:=[.H3]*0.05" office:value-type="float" office:value="0.000445649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.7036">
            <text:p>59.703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8">
            <text:p>￥58.000</text:p>
          </table:table-cell>
          <table:table-cell table:style-name="ce17" table:formula="of:=[.D4]*([.B4]+[.C4])" office:value-type="currency" office:currency="JPY" office:value="3462.8088">
            <text:p>￥3,46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59.7036">
            <text:p>559.7036</text:p>
          </table:table-cell>
          <table:table-cell table:style-name="ce34" table:formula="of:=[.H4]*0.05" office:value-type="float" office:value="27.98518">
            <text:p>2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3.9353">
            <text:p>13.935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15.4">
            <text:p>￥415.400</text:p>
          </table:table-cell>
          <table:table-cell table:style-name="ce17" table:formula="of:=[.D5]*[.H5]" office:value-type="currency" office:currency="JPY" office:value="7450.32362">
            <text:p>￥7,45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9353">
            <text:p>17.9353</text:p>
          </table:table-cell>
          <table:table-cell table:style-name="ce23" table:formula="of:=[.H5]*0.05" office:value-type="float" office:value="0.8967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6694527">
            <text:p>0.0669452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7100">
            <text:p>￥87,100</text:p>
          </table:table-cell>
          <table:table-cell table:style-name="ce17" table:formula="of:=[.D6]*[.H6]" office:value-type="currency" office:currency="JPY" office:value="7485.833017">
            <text:p>￥7,48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594527">
            <text:p>0.08594527</text:p>
          </table:table-cell>
          <table:table-cell table:style-name="ce24" table:formula="of:=[.H6]*0.05" office:value-type="float" office:value="0.0042972635">
            <text:p>0.004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6478.15189425">
            <text:p>￥6,478</text:p>
          </table:table-cell>
          <table:table-cell table:style-name="ce20" table:formula="of:=[.$E7]-([.$E8]-[.$E$2])/4" office:value-type="currency" office:currency="JPY" office:value="5762.65189425">
            <text:p>￥5,76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4000">
            <text:p>￥64,000</text:p>
          </table:table-cell>
          <table:table-cell table:style-name="ce29" office:value-type="currency" office:currency="JPY" office:value="5763">
            <text:p>￥5,76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1750.64214">
            <text:p>-￥1,75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2300.1912">
            <text:p>￥2,30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1687.32362">
            <text:p>-￥1,68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722.833017">
            <text:p>-￥1,72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4873.72782">
            <text:p>￥24,87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+[.G7]" office:value-type="currency" office:currency="JPY" office:value="128214.22782">
            <text:p>￥128,214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9066">
            <text:p>59,06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066">
            <text:p>￥59,06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9066">
            <text:p>5906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15079">
            <text:p>0.0031507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48000">
            <text:p>￥948,000</text:p>
          </table:table-cell>
          <table:table-cell table:style-name="ce17" table:formula="of:=[.D3]*[.H3]" office:value-type="currency" office:currency="JPY" office:value="7537.34892">
            <text:p>￥7,53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95079">
            <text:p>0.00795079</text:p>
          </table:table-cell>
          <table:table-cell table:style-name="ce24" table:formula="of:=[.H3]*0.05" office:value-type="float" office:value="0.00039753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4.9527">
            <text:p>34.952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6.3">
            <text:p>￥66.300</text:p>
          </table:table-cell>
          <table:table-cell table:style-name="ce17" table:formula="of:=[.D4]*([.B4]+[.C4])" office:value-type="currency" office:currency="JPY" office:value="2317.36401">
            <text:p>￥2,31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4.9527">
            <text:p>534.9527</text:p>
          </table:table-cell>
          <table:table-cell table:style-name="ce34" table:formula="of:=[.H4]*0.05" office:value-type="float" office:value="26.747635">
            <text:p>2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2.489">
            <text:p>12.48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6">
            <text:p>￥456.000</text:p>
          </table:table-cell>
          <table:table-cell table:style-name="ce17" table:formula="of:=[.D5]*[.H5]" office:value-type="currency" office:currency="JPY" office:value="7518.984">
            <text:p>￥7,5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6.489">
            <text:p>16.489</text:p>
          </table:table-cell>
          <table:table-cell table:style-name="ce23" table:formula="of:=[.H5]*0.05" office:value-type="float" office:value="0.8244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576091">
            <text:p>0.0576091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7900">
            <text:p>￥97,900</text:p>
          </table:table-cell>
          <table:table-cell table:style-name="ce17" table:formula="of:=[.D6]*[.H6]" office:value-type="currency" office:currency="JPY" office:value="7500.03089">
            <text:p>￥7,50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66091">
            <text:p>0.0766091</text:p>
          </table:table-cell>
          <table:table-cell table:style-name="ce24" table:formula="of:=[.H6]*0.05" office:value-type="float" office:value="0.003830455">
            <text:p>0.003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7518.78793666667">
            <text:p>￥7,519</text:p>
          </table:table-cell>
          <table:table-cell table:style-name="ce20" table:formula="of:=[.$E7]-([.$E8]-[.$E$2])/4" office:value-type="currency" office:currency="JPY" office:value="8285.28793666667">
            <text:p>￥8,285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6000">
            <text:p>￥56,000</text:p>
          </table:table-cell>
          <table:table-cell table:style-name="ce29" office:value-type="currency" office:currency="JPY" office:value="8969">
            <text:p>￥8,969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1431.65108">
            <text:p>￥1,43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6651.63599">
            <text:p>￥6,65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1450.016">
            <text:p>￥1,45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468.96911">
            <text:p>￥1,46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3096.3756193">
            <text:p>￥33,096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82272.3756193">
            <text:p>￥82,272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9176">
            <text:p>49,17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9176">
            <text:p>￥49,17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9176">
            <text:p>4917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522498">
            <text:p>0.0052249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41535">
            <text:p>￥941,535</text:p>
          </table:table-cell>
          <table:table-cell table:style-name="ce17" table:formula="of:=[.D3]*[.H3]" office:value-type="currency" office:currency="JPY" office:value="9438.8695443">
            <text:p>￥9,43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02498">
            <text:p>0.01002498</text:p>
          </table:table-cell>
          <table:table-cell table:style-name="ce24" table:formula="of:=[.H3]*0.05" office:value-type="float" office:value="0.000501249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9.5885">
            <text:p>79.588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1">
            <text:p>￥61.100</text:p>
          </table:table-cell>
          <table:table-cell table:style-name="ce17" table:formula="of:=[.D4]*([.B4]+[.C4])" office:value-type="currency" office:currency="JPY" office:value="4862.85735">
            <text:p>￥4,86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9.5885">
            <text:p>579.5885</text:p>
          </table:table-cell>
          <table:table-cell table:style-name="ce35" table:formula="of:=[.H4]*0.05" office:value-type="float" office:value="28.979425">
            <text:p>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6.78059">
            <text:p>16.7805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2">
            <text:p>￥452.000</text:p>
          </table:table-cell>
          <table:table-cell table:style-name="ce17" table:formula="of:=[.D5]*[.H5]" office:value-type="currency" office:currency="JPY" office:value="9392.82668">
            <text:p>￥9,39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8059">
            <text:p>20.78059</text:p>
          </table:table-cell>
          <table:table-cell table:style-name="ce23" table:formula="of:=[.H5]*0.05" office:value-type="float" office:value="1.03902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644997">
            <text:p>0.0764499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8500">
            <text:p>￥98,500</text:p>
          </table:table-cell>
          <table:table-cell table:style-name="ce17" table:formula="of:=[.D6]*[.H6]" office:value-type="currency" office:currency="JPY" office:value="9401.822045">
            <text:p>￥9,40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544997">
            <text:p>0.09544997</text:p>
          </table:table-cell>
          <table:table-cell table:style-name="ce24" table:formula="of:=[.H6]*0.05" office:value-type="float" office:value="0.0047724985">
            <text:p>0.004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9411.17275643333">
            <text:p>￥9,411</text:p>
          </table:table-cell>
          <table:table-cell table:style-name="ce20" table:formula="of:=[.$E7]-([.$E8]-[.$E$2])/4" office:value-type="currency" office:currency="JPY" office:value="8705.17275643334">
            <text:p>￥8,70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2000">
            <text:p>￥52,000</text:p>
          </table:table-cell>
          <table:table-cell table:style-name="ce29" office:value-type="currency" office:currency="JPY" office:value="9112">
            <text:p>￥9,11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326.8695443">
            <text:p>-￥327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4249.14265">
            <text:p>￥4,2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280.82668">
            <text:p>-￥281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289.822045000001">
            <text:p>-￥29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1121.501367">
            <text:p>￥51,122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93724.501367">
            <text:p>￥93,72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603">
            <text:p>42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603">
            <text:p>￥42,6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2603">
            <text:p>426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18832">
            <text:p>0.0061883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34950">
            <text:p>￥834,950</text:p>
          </table:table-cell>
          <table:table-cell table:style-name="ce17" table:formula="of:=[.D3]*[.H3]" office:value-type="currency" office:currency="JPY" office:value="9174.697784">
            <text:p>￥9,17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98832">
            <text:p>0.01098832</text:p>
          </table:table-cell>
          <table:table-cell table:style-name="ce24" table:formula="of:=[.H3]*0.05" office:value-type="float" office:value="0.000549416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1.9916">
            <text:p>51.9916</text:p>
          </table:table-cell>
          <table:table-cell table:style-name="ce9" office:value-type="float" office:value="14.7">
            <text:p>14.7</text:p>
          </table:table-cell>
          <table:table-cell table:style-name="ce13" office:value-type="currency" office:currency="JPY" office:value="47.1">
            <text:p>￥47.100</text:p>
          </table:table-cell>
          <table:table-cell table:style-name="ce17" table:formula="of:=[.D4]*[.H4]" office:value-type="currency" office:currency="JPY" office:value="26691.17436">
            <text:p>￥26,69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6916">
            <text:p>566.6916</text:p>
          </table:table-cell>
          <table:table-cell table:style-name="ce35" table:formula="of:=[.H4]*0.05" office:value-type="float" office:value="28.33458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8.6917">
            <text:p>18.691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14">
            <text:p>￥314.000</text:p>
          </table:table-cell>
          <table:table-cell table:style-name="ce17" table:formula="of:=[.D5]*[.H5]" office:value-type="currency" office:currency="JPY" office:value="7125.1938">
            <text:p>￥7,12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6917">
            <text:p>22.6917</text:p>
          </table:table-cell>
          <table:table-cell table:style-name="ce23" table:formula="of:=[.H5]*0.05" office:value-type="float" office:value="1.1345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174889">
            <text:p>0.0817488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0700">
            <text:p>￥80,700</text:p>
          </table:table-cell>
          <table:table-cell table:style-name="ce17" table:formula="of:=[.D6]*[.H6]" office:value-type="currency" office:currency="JPY" office:value="8130.435423">
            <text:p>￥8,13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074889">
            <text:p>0.10074889</text:p>
          </table:table-cell>
          <table:table-cell table:style-name="ce24" table:formula="of:=[.H6]*0.05" office:value-type="float" office:value="0.0050374445">
            <text:p>0.005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8143.44233566667">
            <text:p>￥8,143</text:p>
          </table:table-cell>
          <table:table-cell table:style-name="ce20" table:formula="of:=[.$E7]-([.$E8]-[.$E$2])/3" office:value-type="currency" office:currency="JPY" office:value="6344.44233566667">
            <text:p>￥6,34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8000">
            <text:p>￥48,000</text:p>
          </table:table-cell>
          <table:table-cell table:style-name="ce29" office:value-type="currency" office:currency="JPY" office:value="6344">
            <text:p>￥6,34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2830.697784">
            <text:p>-￥2,83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781.1938">
            <text:p>-￥78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786.435423">
            <text:p>-￥1,786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122.77763">
            <text:p>￥74,12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16725.77763">
            <text:p>￥116,72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603">
            <text:p>42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603">
            <text:p>￥42,6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2603">
            <text:p>426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548597">
            <text:p>0.0054859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0000">
            <text:p>￥1,000,000</text:p>
          </table:table-cell>
          <table:table-cell table:style-name="ce17" table:formula="of:=[.D3]*[.H3]" office:value-type="currency" office:currency="JPY" office:value="10285.97">
            <text:p>￥10,28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28597">
            <text:p>0.01028597</text:p>
          </table:table-cell>
          <table:table-cell table:style-name="ce24" table:formula="of:=[.H3]*0.05" office:value-type="float" office:value="0.000514298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0.9303">
            <text:p>20.9303</text:p>
          </table:table-cell>
          <table:table-cell table:style-name="ce9" office:value-type="float" office:value="65.9">
            <text:p>65.9</text:p>
          </table:table-cell>
          <table:table-cell table:style-name="ce13" office:value-type="currency" office:currency="JPY" office:value="73.5">
            <text:p>￥73.500</text:p>
          </table:table-cell>
          <table:table-cell table:style-name="ce17" table:formula="of:=[.D4]*[.H4]" office:value-type="currency" office:currency="JPY" office:value="43132.02705">
            <text:p>￥43,13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6.8303">
            <text:p>586.8303</text:p>
          </table:table-cell>
          <table:table-cell table:style-name="ce35" table:formula="of:=[.H4]*0.05" office:value-type="float" office:value="29.341515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7.26025">
            <text:p>17.2602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6">
            <text:p>￥456.000</text:p>
          </table:table-cell>
          <table:table-cell table:style-name="ce17" table:formula="of:=[.D5]*[.H5]" office:value-type="currency" office:currency="JPY" office:value="9694.674">
            <text:p>￥9,69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26025">
            <text:p>21.26025</text:p>
          </table:table-cell>
          <table:table-cell table:style-name="ce23" table:formula="of:=[.H5]*0.05" office:value-type="float" office:value="1.06301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54263">
            <text:p>0.075426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16600">
            <text:p>￥116,600</text:p>
          </table:table-cell>
          <table:table-cell table:style-name="ce17" table:formula="of:=[.D6]*[.H6]" office:value-type="currency" office:currency="JPY" office:value="11010.10658">
            <text:p>￥11,01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44263">
            <text:p>0.0944263</text:p>
          </table:table-cell>
          <table:table-cell table:style-name="ce24" table:formula="of:=[.H6]*0.05" office:value-type="float" office:value="0.004721315">
            <text:p>0.004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0330.2501933333">
            <text:p>￥10,330</text:p>
          </table:table-cell>
          <table:table-cell table:style-name="ce20" table:formula="of:=[.$E7]-([.$E8]-[.$E$2])/3" office:value-type="currency" office:currency="JPY" office:value="9864.58352666667">
            <text:p>￥9,86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4000">
            <text:p>￥44,000</text:p>
          </table:table-cell>
          <table:table-cell table:style-name="ce29" office:value-type="currency" office:currency="JPY" office:value="9865">
            <text:p>￥9,86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420.969999999999">
            <text:p>-￥42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170.326000000001">
            <text:p>￥170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145.10658">
            <text:p>-￥1,145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467.42455225">
            <text:p>￥79,467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19948.42455225">
            <text:p>￥119,94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0481">
            <text:p>40,48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0481">
            <text:p>￥40,48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0481">
            <text:p>4048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76673">
            <text:p>0.004766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22120">
            <text:p>￥1,122,120</text:p>
          </table:table-cell>
          <table:table-cell table:style-name="ce17" table:formula="of:=[.D3]*[.H3]" office:value-type="currency" office:currency="JPY" office:value="10735.0190676">
            <text:p>￥10,73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56673">
            <text:p>0.00956673</text:p>
          </table:table-cell>
          <table:table-cell table:style-name="ce24" table:formula="of:=[.H3]*0.05" office:value-type="float" office:value="0.000478336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1.144">
            <text:p>11.144</text:p>
          </table:table-cell>
          <table:table-cell table:style-name="ce9" office:value-type="float" office:value="65.9">
            <text:p>65.9</text:p>
          </table:table-cell>
          <table:table-cell table:style-name="ce13" office:value-type="currency" office:currency="JPY" office:value="81.8">
            <text:p>￥81.800</text:p>
          </table:table-cell>
          <table:table-cell table:style-name="ce17" table:formula="of:=[.D4]*[.H4]" office:value-type="currency" office:currency="JPY" office:value="47202.1992">
            <text:p>￥47,20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7.044">
            <text:p>577.044</text:p>
          </table:table-cell>
          <table:table-cell table:style-name="ce35" table:formula="of:=[.H4]*0.05" office:value-type="float" office:value="28.8522">
            <text:p>28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5.8327">
            <text:p>15.832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43">
            <text:p>￥543.000</text:p>
          </table:table-cell>
          <table:table-cell table:style-name="ce17" table:formula="of:=[.D5]*[.H5]" office:value-type="currency" office:currency="JPY" office:value="10769.1561">
            <text:p>￥10,76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8327">
            <text:p>19.8327</text:p>
          </table:table-cell>
          <table:table-cell table:style-name="ce23" table:formula="of:=[.H5]*0.05" office:value-type="float" office:value="0.9916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6863427">
            <text:p>0.0686342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2795">
            <text:p>￥122,795</text:p>
          </table:table-cell>
          <table:table-cell table:style-name="ce17" table:formula="of:=[.D6]*[.H6]" office:value-type="currency" office:currency="JPY" office:value="10761.05018465">
            <text:p>￥10,76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763427">
            <text:p>0.08763427</text:p>
          </table:table-cell>
          <table:table-cell table:style-name="ce24" table:formula="of:=[.H6]*0.05" office:value-type="float" office:value="0.0043817135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0755.0751174167">
            <text:p>￥10,755</text:p>
          </table:table-cell>
          <table:table-cell table:style-name="ce20" table:formula="of:=[.$E7]-([.$E8]-[.$E$2])/3" office:value-type="currency" office:currency="JPY" office:value="10915.40845075">
            <text:p>￥10,91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0000">
            <text:p>￥40,000</text:p>
          </table:table-cell>
          <table:table-cell table:style-name="ce29" office:value-type="currency" office:currency="JPY" office:value="10918">
            <text:p>￥10,91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182.9809324">
            <text:p>￥18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148.8439">
            <text:p>￥149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56.949815350001">
            <text:p>￥157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676.5026575">
            <text:p>￥89,677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26357.5026575">
            <text:p>￥126,35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681">
            <text:p>36,68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681">
            <text:p>￥36,68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6681">
            <text:p>3668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52805">
            <text:p>0.0045280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87550">
            <text:p>￥1,187,550</text:p>
          </table:table-cell>
          <table:table-cell table:style-name="ce17" table:formula="of:=[.D3]*[.H3]" office:value-type="currency" office:currency="JPY" office:value="11077.5257775">
            <text:p>￥11,07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32805">
            <text:p>0.00932805</text:p>
          </table:table-cell>
          <table:table-cell table:style-name="ce24" table:formula="of:=[.H3]*0.05" office:value-type="float" office:value="0.000466402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1.394">
            <text:p>11.394</text:p>
          </table:table-cell>
          <table:table-cell table:style-name="ce9" office:value-type="float" office:value="88.1">
            <text:p>88.1</text:p>
          </table:table-cell>
          <table:table-cell table:style-name="ce13" office:value-type="currency" office:currency="JPY" office:value="94">
            <text:p>￥94.000</text:p>
          </table:table-cell>
          <table:table-cell table:style-name="ce17" table:formula="of:=[.D4]*[.H4]" office:value-type="currency" office:currency="JPY" office:value="56352.436">
            <text:p>￥56,35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9.494">
            <text:p>599.494</text:p>
          </table:table-cell>
          <table:table-cell table:style-name="ce35" table:formula="of:=[.H4]*0.05" office:value-type="float" office:value="29.9747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4.5882">
            <text:p>14.5882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8.6">
            <text:p>￥598.600</text:p>
          </table:table-cell>
          <table:table-cell table:style-name="ce17" table:formula="of:=[.D5]*[.H5]" office:value-type="currency" office:currency="JPY" office:value="11126.89652">
            <text:p>￥11,12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8.5882">
            <text:p>18.5882</text:p>
          </table:table-cell>
          <table:table-cell table:style-name="ce23" table:formula="of:=[.H5]*0.05" office:value-type="float" office:value="0.9294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696734">
            <text:p>0.069673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5400">
            <text:p>￥125,400</text:p>
          </table:table-cell>
          <table:table-cell table:style-name="ce17" table:formula="of:=[.D6]*[.H6]" office:value-type="currency" office:currency="JPY" office:value="11119.64436">
            <text:p>￥11,12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86734">
            <text:p>0.0886734</text:p>
          </table:table-cell>
          <table:table-cell table:style-name="ce24" table:formula="of:=[.H6]*0.05" office:value-type="float" office:value="0.00443367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1108.0222191667">
            <text:p>￥11,108</text:p>
          </table:table-cell>
          <table:table-cell table:style-name="ce20" table:formula="of:=[.$E7]-([.$E8]-[.$E$2])/3" office:value-type="currency" office:currency="JPY" office:value="11335.0222191667">
            <text:p>￥11,33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6000">
            <text:p>￥36,000</text:p>
          </table:table-cell>
          <table:table-cell table:style-name="ce29" office:value-type="currency" office:currency="JPY" office:value="11336">
            <text:p>￥11,336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258.474222499999">
            <text:p>￥25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209.10348">
            <text:p>￥209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216.35564">
            <text:p>￥216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716.5129695">
            <text:p>￥97,717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29947.5129695">
            <text:p>￥129,94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231">
            <text:p>32,2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2231">
            <text:p>￥32,2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2231">
            <text:p>322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51541">
            <text:p>0.0045154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18000">
            <text:p>￥1,218,000</text:p>
          </table:table-cell>
          <table:table-cell table:style-name="ce17" table:formula="of:=[.D3]*[.H3]" office:value-type="currency" office:currency="JPY" office:value="11346.16938">
            <text:p>￥11,34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31541">
            <text:p>0.00931541</text:p>
          </table:table-cell>
          <table:table-cell table:style-name="ce24" table:formula="of:=[.H3]*0.05" office:value-type="float" office:value="0.000465770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5.889">
            <text:p>15.889</text:p>
          </table:table-cell>
          <table:table-cell table:style-name="ce9" office:value-type="float" office:value="108.1">
            <text:p>108.1</text:p>
          </table:table-cell>
          <table:table-cell table:style-name="ce13" office:value-type="currency" office:currency="JPY" office:value="102">
            <text:p>￥102.000</text:p>
          </table:table-cell>
          <table:table-cell table:style-name="ce17" table:formula="of:=[.D4]*[.H4]" office:value-type="currency" office:currency="JPY" office:value="63646.878">
            <text:p>￥63,64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23.989">
            <text:p>623.989</text:p>
          </table:table-cell>
          <table:table-cell table:style-name="ce35" table:formula="of:=[.H4]*0.05" office:value-type="float" office:value="31.19945">
            <text:p>31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4.45">
            <text:p>14.45</text:p>
          </table:table-cell>
          <table:table-cell table:style-name="ce8" office:value-type="float" office:value="3">
            <text:p>3</text:p>
          </table:table-cell>
          <table:table-cell table:style-name="ce13" office:value-type="currency" office:currency="JPY" office:value="651.2">
            <text:p>￥651.200</text:p>
          </table:table-cell>
          <table:table-cell table:style-name="ce17" table:formula="of:=[.D5]*[.H5]" office:value-type="currency" office:currency="JPY" office:value="11363.44">
            <text:p>￥11,36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45">
            <text:p>17.45</text:p>
          </table:table-cell>
          <table:table-cell table:style-name="ce23" table:formula="of:=[.H5]*0.05" office:value-type="float" office:value="0.87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004586">
            <text:p>0.0700458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7575">
            <text:p>￥127,575</text:p>
          </table:table-cell>
          <table:table-cell table:style-name="ce17" table:formula="of:=[.D6]*[.H6]" office:value-type="currency" office:currency="JPY" office:value="11360.0255895">
            <text:p>￥11,36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904586">
            <text:p>0.08904586</text:p>
          </table:table-cell>
          <table:table-cell table:style-name="ce24" table:formula="of:=[.H6]*0.05" office:value-type="float" office:value="0.004452293">
            <text:p>0.004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1356.5449898333">
            <text:p>￥11,357</text:p>
          </table:table-cell>
          <table:table-cell table:style-name="ce20" table:formula="of:=[.$E7]-([.$E8]-[.$E$2])/3" office:value-type="currency" office:currency="JPY" office:value="11433.5449898333">
            <text:p>￥11,43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2000">
            <text:p>￥32,000</text:p>
          </table:table-cell>
          <table:table-cell table:style-name="ce29" office:value-type="currency" office:currency="JPY" office:value="11438">
            <text:p>￥11,43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91.8306200000006">
            <text:p>￥92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74.5599999999995">
            <text:p>￥75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77.9744104999991">
            <text:p>￥78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955.0477772">
            <text:p>￥89,955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13913.0477772">
            <text:p>￥113,913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958">
            <text:p>23,9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958">
            <text:p>￥23,9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3958">
            <text:p>239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29987">
            <text:p>0.00629987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70000">
            <text:p>￥1,170,000</text:p>
          </table:table-cell>
          <table:table-cell table:style-name="ce17" table:formula="of:=[.D3]*[.H3]" office:value-type="currency" office:currency="JPY" office:value="11582.8479">
            <text:p>￥11,5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89987">
            <text:p>0.00989987</text:p>
          </table:table-cell>
          <table:table-cell table:style-name="ce24" table:formula="of:=[.H3]*0.05" office:value-type="float" office:value="0.000494993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4102">
            <text:p>7.4102</text:p>
          </table:table-cell>
          <table:table-cell table:style-name="ce9" office:value-type="float" office:value="100.7">
            <text:p>100.7</text:p>
          </table:table-cell>
          <table:table-cell table:style-name="ce13" office:value-type="currency" office:currency="JPY" office:value="90.9">
            <text:p>￥90.900</text:p>
          </table:table-cell>
          <table:table-cell table:style-name="ce17" table:formula="of:=[.D4]*[.H4]" office:value-type="currency" office:currency="JPY" office:value="55277.21718">
            <text:p>￥55,27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8.1102">
            <text:p>608.1102</text:p>
          </table:table-cell>
          <table:table-cell table:style-name="ce35" table:formula="of:=[.H4]*0.05" office:value-type="float" office:value="30.40551">
            <text:p>30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6.0143">
            <text:p>16.0143</text:p>
          </table:table-cell>
          <table:table-cell table:style-name="ce8" office:value-type="float" office:value="3">
            <text:p>3</text:p>
          </table:table-cell>
          <table:table-cell table:style-name="ce13" office:value-type="currency" office:currency="JPY" office:value="607.2">
            <text:p>￥607.200</text:p>
          </table:table-cell>
          <table:table-cell table:style-name="ce17" table:formula="of:=[.D5]*[.H5]" office:value-type="currency" office:currency="JPY" office:value="11545.48296">
            <text:p>￥11,54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0143">
            <text:p>19.0143</text:p>
          </table:table-cell>
          <table:table-cell table:style-name="ce23" table:formula="of:=[.H5]*0.05" office:value-type="float" office:value="0.9507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780344">
            <text:p>0.07780344</text:p>
          </table:table-cell>
          <table:table-cell table:style-name="ce8" office:value-type="float" office:value="0.0244">
            <text:p>0.0244</text:p>
          </table:table-cell>
          <table:table-cell table:style-name="ce14" office:value-type="currency" office:currency="JPY" office:value="113005">
            <text:p>￥113,005</text:p>
          </table:table-cell>
          <table:table-cell table:style-name="ce17" table:formula="of:=[.D6]*[.H6]" office:value-type="currency" office:currency="JPY" office:value="11549.4997372">
            <text:p>￥11,54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220344">
            <text:p>0.10220344</text:p>
          </table:table-cell>
          <table:table-cell table:style-name="ce24" table:formula="of:=[.H6]*0.05" office:value-type="float" office:value="0.005110172">
            <text:p>0.005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1559.2768657333">
            <text:p>￥11,559</text:p>
          </table:table-cell>
          <table:table-cell table:style-name="ce20" table:formula="of:=[.$E7]-([.$E8]-[.$E$2])/3" office:value-type="currency" office:currency="JPY" office:value="11545.2768657333">
            <text:p>￥11,54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4000">
            <text:p>￥24,000</text:p>
          </table:table-cell>
          <table:table-cell table:style-name="ce29" office:value-type="currency" office:currency="JPY" office:value="11546">
            <text:p>￥11,546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36.8479000000007">
            <text:p>-￥37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0.517040000000634">
            <text:p>￥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3.49973720000162">
            <text:p>-￥3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0183.86900345">
            <text:p>￥80,18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00369.86900345">
            <text:p>￥100,37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0186">
            <text:p>20,18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0186">
            <text:p>￥20,18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0186">
            <text:p>2018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68163">
            <text:p>0.0066816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18000">
            <text:p>￥1,118,000</text:p>
          </table:table-cell>
          <table:table-cell table:style-name="ce17" table:formula="of:=[.D3]*[.H3]" office:value-type="currency" office:currency="JPY" office:value="11494.86234">
            <text:p>￥11,49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28163">
            <text:p>0.01028163</text:p>
          </table:table-cell>
          <table:table-cell table:style-name="ce24" table:formula="of:=[.H3]*0.05" office:value-type="float" office:value="0.000514081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32144">
            <text:p>7.32144</text:p>
          </table:table-cell>
          <table:table-cell table:style-name="ce9" office:value-type="float" office:value="93.4">
            <text:p>93.4</text:p>
          </table:table-cell>
          <table:table-cell table:style-name="ce13" office:value-type="currency" office:currency="JPY" office:value="76">
            <text:p>￥76.000</text:p>
          </table:table-cell>
          <table:table-cell table:style-name="ce17" table:formula="of:=[.D4]*[.H4]" office:value-type="currency" office:currency="JPY" office:value="45654.82944">
            <text:p>￥45,65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0.72144">
            <text:p>600.72144</text:p>
          </table:table-cell>
          <table:table-cell table:style-name="ce35" table:formula="of:=[.H4]*0.05" office:value-type="float" office:value="30.036072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9.89165">
            <text:p>9.891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0">
            <text:p>￥580.000</text:p>
          </table:table-cell>
          <table:table-cell table:style-name="ce17" table:formula="of:=[.D5]*[.H5]" office:value-type="currency" office:currency="JPY" office:value="11537.157">
            <text:p>￥11,53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89165">
            <text:p>19.89165</text:p>
          </table:table-cell>
          <table:table-cell table:style-name="ce23" table:formula="of:=[.H5]*0.05" office:value-type="float" office:value="0.99458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5945831">
            <text:p>0.05945831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6495">
            <text:p>￥106,495</text:p>
          </table:table-cell>
          <table:table-cell table:style-name="ce17" table:formula="of:=[.D6]*[.H6]" office:value-type="currency" office:currency="JPY" office:value="11497.02022345">
            <text:p>￥11,49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795831">
            <text:p>0.10795831</text:p>
          </table:table-cell>
          <table:table-cell table:style-name="ce24" table:formula="of:=[.H6]*0.05" office:value-type="float" office:value="0.0053979155">
            <text:p>0.005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1509.6798544833">
            <text:p>￥11,510</text:p>
          </table:table-cell>
          <table:table-cell table:style-name="ce20" table:formula="of:=[.$E7]-([.$E8]-[.$E$2])/3" office:value-type="currency" office:currency="JPY" office:value="11571.6798544833">
            <text:p>￥11,57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0000">
            <text:p>￥20,000</text:p>
          </table:table-cell>
          <table:table-cell table:style-name="ce29" office:value-type="currency" office:currency="JPY" office:value="11578">
            <text:p>￥11,57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83.1376600000003">
            <text:p>￥8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40.8430000000008">
            <text:p>￥4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80.9797765500007">
            <text:p>￥81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8.00754235">
            <text:p>￥105,208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20372.00754235">
            <text:p>￥120,372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164">
            <text:p>15,1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5164">
            <text:p>￥15,16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15164">
            <text:p>1516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76039">
            <text:p>0.00776039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49000">
            <text:p>￥1,249,000</text:p>
          </table:table-cell>
          <table:table-cell table:style-name="ce17" table:formula="of:=[.D3]*[.H3]" office:value-type="currency" office:currency="JPY" office:value="14189.12711">
            <text:p>￥14,18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36039">
            <text:p>0.01136039</text:p>
          </table:table-cell>
          <table:table-cell table:style-name="ce24" table:formula="of:=[.H3]*0.05" office:value-type="float" office:value="0.000568019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6276">
            <text:p>7.6276</text:p>
          </table:table-cell>
          <table:table-cell table:style-name="ce9" office:value-type="float" office:value="85.8">
            <text:p>85.8</text:p>
          </table:table-cell>
          <table:table-cell table:style-name="ce13" office:value-type="currency" office:currency="JPY" office:value="105.45">
            <text:p>￥105.450</text:p>
          </table:table-cell>
          <table:table-cell table:style-name="ce17" table:formula="of:=[.D4]*[.H4]" office:value-type="currency" office:currency="JPY" office:value="62576.94042">
            <text:p>￥62,57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3.4276">
            <text:p>593.4276</text:p>
          </table:table-cell>
          <table:table-cell table:style-name="ce35" table:formula="of:=[.H4]*0.05" office:value-type="float" office:value="29.67138">
            <text:p>29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0.7674">
            <text:p>10.7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85">
            <text:p>￥685.000</text:p>
          </table:table-cell>
          <table:table-cell table:style-name="ce17" table:formula="of:=[.D5]*[.H5]" office:value-type="currency" office:currency="JPY" office:value="14225.669">
            <text:p>￥14,22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674">
            <text:p>20.7674</text:p>
          </table:table-cell>
          <table:table-cell table:style-name="ce23" table:formula="of:=[.H5]*0.05" office:value-type="float" office:value="1.0383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146347">
            <text:p>0.07146347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8505">
            <text:p>￥118,505</text:p>
          </table:table-cell>
          <table:table-cell table:style-name="ce17" table:formula="of:=[.D6]*[.H6]" office:value-type="currency" office:currency="JPY" office:value="14216.27101235">
            <text:p>￥14,21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1996347">
            <text:p>0.11996347</text:p>
          </table:table-cell>
          <table:table-cell table:style-name="ce24" table:formula="of:=[.H6]*0.05" office:value-type="float" office:value="0.0059981735">
            <text:p>0.006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4210.35570745">
            <text:p>￥14,210</text:p>
          </table:table-cell>
          <table:table-cell table:style-name="ce20" table:formula="of:=[.$E7]-([.$E8]-[.$E$2])/3" office:value-type="currency" office:currency="JPY" office:value="13931.6890407833">
            <text:p>￥13,93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6000">
            <text:p>￥16,000</text:p>
          </table:table-cell>
          <table:table-cell table:style-name="ce29" office:value-type="currency" office:currency="JPY" office:value="13935">
            <text:p>￥13,93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5,000</text:p>
          </table:table-cell>
          <table:table-cell table:style-name="ce18" table:formula="of:=[.F$8]-[.E3]" office:value-type="currency" office:currency="JPY" office:value="-254.127109999999">
            <text:p>-￥25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290.669000000002">
            <text:p>-￥29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281.27101235">
            <text:p>-￥281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740.256698">
            <text:p>￥106,740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16418.256698">
            <text:p>￥116,41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78">
            <text:p>9,6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78">
            <text:p>￥9,67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9678">
            <text:p>967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86127">
            <text:p>0.0086127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25000">
            <text:p>￥1,225,000</text:p>
          </table:table-cell>
          <table:table-cell table:style-name="ce17" table:formula="of:=[.D3]*[.H3]" office:value-type="currency" office:currency="JPY" office:value="14960.5575">
            <text:p>￥14,96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127">
            <text:p>0.0122127</text:p>
          </table:table-cell>
          <table:table-cell table:style-name="ce24" table:formula="of:=[.H3]*0.05" office:value-type="float" office:value="0.00061063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08217">
            <text:p>7.08217</text:p>
          </table:table-cell>
          <table:table-cell table:style-name="ce9" office:value-type="float" office:value="78.8">
            <text:p>78.8</text:p>
          </table:table-cell>
          <table:table-cell table:style-name="ce13" office:value-type="currency" office:currency="JPY" office:value="105.6">
            <text:p>￥105.600</text:p>
          </table:table-cell>
          <table:table-cell table:style-name="ce17" table:formula="of:=[.D4]*[.H4]" office:value-type="currency" office:currency="JPY" office:value="61869.157152">
            <text:p>￥61,86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5.88217">
            <text:p>585.88217</text:p>
          </table:table-cell>
          <table:table-cell table:style-name="ce35" table:formula="of:=[.H4]*0.05" office:value-type="float" office:value="29.2941085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1.6293">
            <text:p>11.6293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91.5">
            <text:p>￥691.500</text:p>
          </table:table-cell>
          <table:table-cell table:style-name="ce17" table:formula="of:=[.D5]*[.H5]" office:value-type="currency" office:currency="JPY" office:value="14956.66095">
            <text:p>￥14,95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6293">
            <text:p>21.6293</text:p>
          </table:table-cell>
          <table:table-cell table:style-name="ce23" table:formula="of:=[.H5]*0.05" office:value-type="float" office:value="1.0814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336844">
            <text:p>0.08336844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3400">
            <text:p>￥113,400</text:p>
          </table:table-cell>
          <table:table-cell table:style-name="ce17" table:formula="of:=[.D6]*[.H6]" office:value-type="currency" office:currency="JPY" office:value="14953.881096">
            <text:p>￥14,95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3186844">
            <text:p>0.13186844</text:p>
          </table:table-cell>
          <table:table-cell table:style-name="ce24" table:formula="of:=[.H6]*0.05" office:value-type="float" office:value="0.006593422">
            <text:p>0.006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4957.033182">
            <text:p>￥14,957</text:p>
          </table:table-cell>
          <table:table-cell table:style-name="ce20" table:formula="of:=[.$E7]-([.$E8]-[.$E$2])/3" office:value-type="currency" office:currency="JPY" office:value="14183.033182">
            <text:p>￥14,183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2000">
            <text:p>￥12,000</text:p>
          </table:table-cell>
          <table:table-cell table:style-name="ce29" office:value-type="currency" office:currency="JPY" office:value="14185">
            <text:p>￥14,18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775.557500000001">
            <text:p>-￥776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771.660950000001">
            <text:p>-￥772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768.881096000001">
            <text:p>-￥769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633.0336165">
            <text:p>￥104,63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07174.0336165">
            <text:p>￥107,174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541">
            <text:p>2,5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41">
            <text:p>￥2,54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541">
            <text:p>254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97883">
            <text:p>0.0099788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34500">
            <text:p>￥1,134,500</text:p>
          </table:table-cell>
          <table:table-cell table:style-name="ce17" table:formula="of:=[.D3]*[.H3]" office:value-type="currency" office:currency="JPY" office:value="15405.182635">
            <text:p>￥15,40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57883">
            <text:p>0.01357883</text:p>
          </table:table-cell>
          <table:table-cell table:style-name="ce24" table:formula="of:=[.H3]*0.05" office:value-type="float" office:value="0.000678941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768">
            <text:p>0.0768</text:p>
          </table:table-cell>
          <table:table-cell table:style-name="ce9" office:value-type="float" office:value="78.8">
            <text:p>78.8</text:p>
          </table:table-cell>
          <table:table-cell table:style-name="ce13" office:value-type="currency" office:currency="JPY" office:value="100">
            <text:p>￥100.000</text:p>
          </table:table-cell>
          <table:table-cell table:style-name="ce17" table:formula="of:=[.D4]*[.H4]" office:value-type="currency" office:currency="JPY" office:value="57887.68">
            <text:p>￥57,88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8.8768">
            <text:p>578.8768</text:p>
          </table:table-cell>
          <table:table-cell table:style-name="ce35" table:formula="of:=[.H4]*0.05" office:value-type="float" office:value="28.94384">
            <text:p>28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3.5556">
            <text:p>13.555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73">
            <text:p>￥673.000</text:p>
          </table:table-cell>
          <table:table-cell table:style-name="ce17" table:formula="of:=[.D5]*[.H5]" office:value-type="currency" office:currency="JPY" office:value="15852.9188">
            <text:p>￥15,85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3.5556">
            <text:p>23.5556</text:p>
          </table:table-cell>
          <table:table-cell table:style-name="ce23" table:formula="of:=[.H5]*0.05" office:value-type="float" office:value="1.17778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996821">
            <text:p>0.0996821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4515">
            <text:p>￥104,515</text:p>
          </table:table-cell>
          <table:table-cell table:style-name="ce17" table:formula="of:=[.D6]*[.H6]" office:value-type="currency" office:currency="JPY" office:value="15487.2521815">
            <text:p>￥15,48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81821">
            <text:p>0.1481821</text:p>
          </table:table-cell>
          <table:table-cell table:style-name="ce24" table:formula="of:=[.H6]*0.05" office:value-type="float" office:value="0.007409105">
            <text:p>0.007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5581.7845388333">
            <text:p>￥15,582</text:p>
          </table:table-cell>
          <table:table-cell table:style-name="ce20" table:formula="of:=[.$E7]-([.$E8]-[.$E$2])/3" office:value-type="currency" office:currency="JPY" office:value="13762.1178721667">
            <text:p>￥13,76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8000">
            <text:p>￥8,000</text:p>
          </table:table-cell>
          <table:table-cell table:style-name="ce29" office:value-type="currency" office:currency="JPY" office:value="13762">
            <text:p>￥13,76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1643.182635">
            <text:p>-￥1,64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2090.9188">
            <text:p>-￥2,09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725.2521815">
            <text:p>-￥1,725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5903.8460972">
            <text:p>￥115,90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18444.8460972">
            <text:p>￥118,44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541">
            <text:p>2,5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41">
            <text:p>￥2,54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541">
            <text:p>254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38992">
            <text:p>0.00938992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85860">
            <text:p>￥1,285,860</text:p>
          </table:table-cell>
          <table:table-cell table:style-name="ce17" table:formula="of:=[.D3]*[.H3]" office:value-type="currency" office:currency="JPY" office:value="16703.2185312">
            <text:p>￥16,7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98992">
            <text:p>0.01298992</text:p>
          </table:table-cell>
          <table:table-cell table:style-name="ce24" table:formula="of:=[.H3]*0.05" office:value-type="float" office:value="0.000649496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2.6704">
            <text:p>12.6704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16.4">
            <text:p>￥116.400</text:p>
          </table:table-cell>
          <table:table-cell table:style-name="ce17" table:formula="of:=[.D4]*[.H4]" office:value-type="currency" office:currency="JPY" office:value="65948.79456">
            <text:p>￥65,94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5704">
            <text:p>566.5704</text:p>
          </table:table-cell>
          <table:table-cell table:style-name="ce35" table:formula="of:=[.H4]*0.05" office:value-type="float" office:value="28.32852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2.5795">
            <text:p>12.579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35.6">
            <text:p>￥735.600</text:p>
          </table:table-cell>
          <table:table-cell table:style-name="ce17" table:formula="of:=[.D5]*[.H5]" office:value-type="currency" office:currency="JPY" office:value="16609.4802">
            <text:p>￥16,6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5795">
            <text:p>22.5795</text:p>
          </table:table-cell>
          <table:table-cell table:style-name="ce23" table:formula="of:=[.H5]*0.05" office:value-type="float" office:value="1.1289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9325769">
            <text:p>0.09325769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7400">
            <text:p>￥117,400</text:p>
          </table:table-cell>
          <table:table-cell table:style-name="ce17" table:formula="of:=[.D6]*[.H6]" office:value-type="currency" office:currency="JPY" office:value="16642.352806">
            <text:p>￥16,64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175769">
            <text:p>0.14175769</text:p>
          </table:table-cell>
          <table:table-cell table:style-name="ce24" table:formula="of:=[.H6]*0.05" office:value-type="float" office:value="0.0070878845">
            <text:p>0.007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6651.6838457333">
            <text:p>￥16,652</text:p>
          </table:table-cell>
          <table:table-cell table:style-name="ce20" table:formula="of:=[.$E7]-([.$E8]-[.$E$2])/3" office:value-type="currency" office:currency="JPY" office:value="16165.3505124">
            <text:p>￥16,16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000">
            <text:p>￥4,000</text:p>
          </table:table-cell>
          <table:table-cell table:style-name="ce29" office:value-type="currency" office:currency="JPY" office:value="16165">
            <text:p>￥16,16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538.2185312">
            <text:p>-￥53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444.480200000002">
            <text:p>-￥44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477.352805999999">
            <text:p>-￥477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7272.828508">
            <text:p>￥127,27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27275.828508">
            <text:p>￥227,27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003">
            <text:p>100,0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00003">
            <text:p>￥100,0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100003">
            <text:p>1000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8505">
            <text:p>0.009850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82000">
            <text:p>￥1,382,000</text:p>
          </table:table-cell>
          <table:table-cell table:style-name="ce17" table:formula="of:=[.D3]*[.H3]" office:value-type="currency" office:currency="JPY" office:value="18588.591">
            <text:p>￥18,58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4505">
            <text:p>0.0134505</text:p>
          </table:table-cell>
          <table:table-cell table:style-name="ce24" table:formula="of:=[.H3]*0.05" office:value-type="float" office:value="0.00067252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2.6704">
            <text:p>12.6704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6.5">
            <text:p>￥126.500</text:p>
          </table:table-cell>
          <table:table-cell table:style-name="ce17" table:formula="of:=[.D4]*[.H4]" office:value-type="currency" office:currency="JPY" office:value="71671.1556">
            <text:p>￥71,67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5704">
            <text:p>566.5704</text:p>
          </table:table-cell>
          <table:table-cell table:style-name="ce35" table:formula="of:=[.H4]*0.05" office:value-type="float" office:value="28.32852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1.7382">
            <text:p>11.738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56.7">
            <text:p>￥856.700</text:p>
          </table:table-cell>
          <table:table-cell table:style-name="ce17" table:formula="of:=[.D5]*[.H5]" office:value-type="currency" office:currency="JPY" office:value="18623.11594">
            <text:p>￥18,6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7382">
            <text:p>21.7382</text:p>
          </table:table-cell>
          <table:table-cell table:style-name="ce23" table:formula="of:=[.H5]*0.05" office:value-type="float" office:value="1.0869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982792">
            <text:p>0.0982792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5290">
            <text:p>￥125,290</text:p>
          </table:table-cell>
          <table:table-cell table:style-name="ce17" table:formula="of:=[.D6]*[.H6]" office:value-type="currency" office:currency="JPY" office:value="18389.965968">
            <text:p>￥18,39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67792">
            <text:p>0.1467792</text:p>
          </table:table-cell>
          <table:table-cell table:style-name="ce24" table:formula="of:=[.H6]*0.05" office:value-type="float" office:value="0.00733896">
            <text:p>0.007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8533.8909693333">
            <text:p>￥18,534</text:p>
          </table:table-cell>
          <table:table-cell table:style-name="ce20" table:formula="of:=[.$E7]-([.$E8]-[.$E$2])/3" office:value-type="currency" office:currency="JPY" office:value="18534.8909693333">
            <text:p>￥18,53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100000">
            <text:p>￥100,000</text:p>
          </table:table-cell>
          <table:table-cell table:style-name="ce29" office:value-type="currency" office:currency="JPY" office:value="18539">
            <text:p>￥18,539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49.5910000000004">
            <text:p>-￥50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84.1159399999997">
            <text:p>-￥8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49.034032">
            <text:p>￥149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8973.1931536">
            <text:p>￥128,97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25573.1931536">
            <text:p>￥225,573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600">
            <text:p>96,6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600">
            <text:p>￥96,60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96600">
            <text:p>9660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06333">
            <text:p>0.0100633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404000">
            <text:p>￥1,404,000</text:p>
          </table:table-cell>
          <table:table-cell table:style-name="ce17" table:formula="of:=[.D3]*[.H3]" office:value-type="currency" office:currency="JPY" office:value="19183.31532">
            <text:p>￥19,1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66333">
            <text:p>0.01366333</text:p>
          </table:table-cell>
          <table:table-cell table:style-name="ce24" table:formula="of:=[.H3]*0.05" office:value-type="float" office:value="0.000683166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.42028">
            <text:p>6.42028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7.62">
            <text:p>￥127.620</text:p>
          </table:table-cell>
          <table:table-cell table:style-name="ce17" table:formula="of:=[.D4]*[.H4]" office:value-type="currency" office:currency="JPY" office:value="71508.0741336">
            <text:p>￥71,50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0.32028">
            <text:p>560.32028</text:p>
          </table:table-cell>
          <table:table-cell table:style-name="ce35" table:formula="of:=[.H4]*0.05" office:value-type="float" office:value="28.016014">
            <text:p>2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1.631">
            <text:p>11.63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84.8">
            <text:p>￥884.800</text:p>
          </table:table-cell>
          <table:table-cell table:style-name="ce17" table:formula="of:=[.D5]*[.H5]" office:value-type="currency" office:currency="JPY" office:value="19139.1088">
            <text:p>￥19,13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631">
            <text:p>21.631</text:p>
          </table:table-cell>
          <table:table-cell table:style-name="ce23" table:formula="of:=[.H5]*0.05" office:value-type="float" office:value="1.081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342615">
            <text:p>0.10342615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6000">
            <text:p>￥126,000</text:p>
          </table:table-cell>
          <table:table-cell table:style-name="ce17" table:formula="of:=[.D6]*[.H6]" office:value-type="currency" office:currency="JPY" office:value="19142.6949">
            <text:p>￥19,14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192615">
            <text:p>0.15192615</text:p>
          </table:table-cell>
          <table:table-cell table:style-name="ce24" table:formula="of:=[.H6]*0.05" office:value-type="float" office:value="0.0075963075">
            <text:p>0.007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9155.0396733333">
            <text:p>￥19,155</text:p>
          </table:table-cell>
          <table:table-cell table:style-name="ce20" table:formula="of:=[.$E7]-([.$E8]-[.$E$2])/3" office:value-type="currency" office:currency="JPY" office:value="19355.0396733333">
            <text:p>￥19,35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96000">
            <text:p>￥96,000</text:p>
          </table:table-cell>
          <table:table-cell table:style-name="ce29" office:value-type="currency" office:currency="JPY" office:value="19342">
            <text:p>￥19,34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158.684679999999">
            <text:p>￥159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202.891200000002">
            <text:p>￥20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99.305099999998">
            <text:p>￥199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1274.61384">
            <text:p>￥121,275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12396.61384">
            <text:p>￥212,397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22">
            <text:p>91,1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1122">
            <text:p>￥91,12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91122">
            <text:p>9112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86835">
            <text:p>0.0098683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44000">
            <text:p>￥1,344,000</text:p>
          </table:table-cell>
          <table:table-cell table:style-name="ce17" table:formula="of:=[.D3]*[.H3]" office:value-type="currency" office:currency="JPY" office:value="18101.4624">
            <text:p>￥18,10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46835">
            <text:p>0.01346835</text:p>
          </table:table-cell>
          <table:table-cell table:style-name="ce24" table:formula="of:=[.H3]*0.05" office:value-type="float" office:value="0.000673417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853">
            <text:p>0.0853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0.6">
            <text:p>￥120.600</text:p>
          </table:table-cell>
          <table:table-cell table:style-name="ce17" table:formula="of:=[.D4]*[.H4]" office:value-type="currency" office:currency="JPY" office:value="66810.62718">
            <text:p>￥66,81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53.9853">
            <text:p>553.9853</text:p>
          </table:table-cell>
          <table:table-cell table:style-name="ce35" table:formula="of:=[.H4]*0.05" office:value-type="float" office:value="27.699265">
            <text:p>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5.5625">
            <text:p>15.56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11">
            <text:p>￥711.000</text:p>
          </table:table-cell>
          <table:table-cell table:style-name="ce17" table:formula="of:=[.D5]*[.H5]" office:value-type="currency" office:currency="JPY" office:value="18174.9375">
            <text:p>￥18,17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5625">
            <text:p>25.5625</text:p>
          </table:table-cell>
          <table:table-cell table:style-name="ce23" table:formula="of:=[.H5]*0.05" office:value-type="float" office:value="1.2781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057858">
            <text:p>0.10057858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2000">
            <text:p>￥122,000</text:p>
          </table:table-cell>
          <table:table-cell table:style-name="ce17" table:formula="of:=[.D6]*[.H6]" office:value-type="currency" office:currency="JPY" office:value="18187.58676">
            <text:p>￥18,1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907858">
            <text:p>0.14907858</text:p>
          </table:table-cell>
          <table:table-cell table:style-name="ce24" table:formula="of:=[.H6]*0.05" office:value-type="float" office:value="0.007453929">
            <text:p>0.007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8154.66222">
            <text:p>￥18,155</text:p>
          </table:table-cell>
          <table:table-cell table:style-name="ce20" table:formula="of:=[.$E7]-([.$E8]-[.$E$2])/3" office:value-type="currency" office:currency="JPY" office:value="17861.9955533333">
            <text:p>￥17,86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92000">
            <text:p>￥92,000</text:p>
          </table:table-cell>
          <table:table-cell table:style-name="ce29" office:value-type="currency" office:currency="JPY" office:value="17867">
            <text:p>￥17,86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234.4624">
            <text:p>-￥23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307.9375">
            <text:p>-￥30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320.586760000002">
            <text:p>-￥321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268.508316519">
            <text:p>￥119,269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06899.508316519">
            <text:p>￥206,90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7631">
            <text:p>87,6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87631">
            <text:p>￥87,6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87631">
            <text:p>876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37404">
            <text:p>0.01037404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10000">
            <text:p>￥1,310,000</text:p>
          </table:table-cell>
          <table:table-cell table:style-name="ce17" table:formula="of:=[.D3]*[.H3]" office:value-type="currency" office:currency="JPY" office:value="18305.9924">
            <text:p>￥18,3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97404">
            <text:p>0.01397404</text:p>
          </table:table-cell>
          <table:table-cell table:style-name="ce24" table:formula="of:=[.H3]*0.05" office:value-type="float" office:value="0.000698702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50802889">
            <text:p>7.50802889</text:p>
          </table:table-cell>
          <table:table-cell table:style-name="ce9" office:value-type="float" office:value="39.9">
            <text:p>39.9</text:p>
          </table:table-cell>
          <table:table-cell table:style-name="ce13" office:value-type="currency" office:currency="JPY" office:value="117.1">
            <text:p>￥117.100</text:p>
          </table:table-cell>
          <table:table-cell table:style-name="ce17" table:formula="of:=[.D4]*[.H4]" office:value-type="currency" office:currency="JPY" office:value="64101.480183019">
            <text:p>￥64,10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47.40802889">
            <text:p>547.40802889</text:p>
          </table:table-cell>
          <table:table-cell table:style-name="ce35" table:formula="of:=[.H4]*0.05" office:value-type="float" office:value="27.3704014445">
            <text:p>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5.50164">
            <text:p>15.501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28.8">
            <text:p>￥728.800</text:p>
          </table:table-cell>
          <table:table-cell table:style-name="ce17" table:formula="of:=[.D5]*[.H5]" office:value-type="currency" office:currency="JPY" office:value="18585.595232">
            <text:p>￥18,58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50164">
            <text:p>25.50164</text:p>
          </table:table-cell>
          <table:table-cell table:style-name="ce23" table:formula="of:=[.H5]*0.05" office:value-type="float" office:value="1.275082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501063">
            <text:p>0.10501063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9050">
            <text:p>￥119,050</text:p>
          </table:table-cell>
          <table:table-cell table:style-name="ce17" table:formula="of:=[.D6]*[.H6]" office:value-type="currency" office:currency="JPY" office:value="18275.4405015">
            <text:p>￥18,27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351063">
            <text:p>0.15351063</text:p>
          </table:table-cell>
          <table:table-cell table:style-name="ce24" table:formula="of:=[.H6]*0.05" office:value-type="float" office:value="0.0076755315">
            <text:p>0.007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8389.0093778333">
            <text:p>￥18,389</text:p>
          </table:table-cell>
          <table:table-cell table:style-name="ce20" table:formula="of:=[.$E7]-([.$E8]-[.$E$2])/3" office:value-type="currency" office:currency="JPY" office:value="18266.0093778333">
            <text:p>￥18,26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88000">
            <text:p>￥88,000</text:p>
          </table:table-cell>
          <table:table-cell table:style-name="ce29" office:value-type="currency" office:currency="JPY" office:value="18258">
            <text:p>￥18,25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47.9924000000028">
            <text:p>-￥4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327.595232">
            <text:p>-￥32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7.4405015000011">
            <text:p>-￥17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536.952233">
            <text:p>￥99,537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79467.952233">
            <text:p>￥179,46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9931">
            <text:p>79,9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9931">
            <text:p>￥79,9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79931">
            <text:p>799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16551">
            <text:p>0.01216551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50000">
            <text:p>￥1,150,000</text:p>
          </table:table-cell>
          <table:table-cell table:style-name="ce17" table:formula="of:=[.D3]*[.H3]" office:value-type="currency" office:currency="JPY" office:value="18130.3365">
            <text:p>￥18,13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76551">
            <text:p>0.01576551</text:p>
          </table:table-cell>
          <table:table-cell table:style-name="ce24" table:formula="of:=[.H3]*0.05" office:value-type="float" office:value="0.000788275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.86424">
            <text:p>4.86424</text:p>
          </table:table-cell>
          <table:table-cell table:style-name="ce9" office:value-type="float" office:value="35.1">
            <text:p>35.1</text:p>
          </table:table-cell>
          <table:table-cell table:style-name="ce13" office:value-type="currency" office:currency="JPY" office:value="88">
            <text:p>￥88.000</text:p>
          </table:table-cell>
          <table:table-cell table:style-name="ce17" table:formula="of:=[.D4]*[.H4]" office:value-type="currency" office:currency="JPY" office:value="47516.85312">
            <text:p>￥47,51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9.96424">
            <text:p>539.96424</text:p>
          </table:table-cell>
          <table:table-cell table:style-name="ce35" table:formula="of:=[.H4]*0.05" office:value-type="float" office:value="26.998212">
            <text:p>27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7.3354">
            <text:p>17.335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27.2">
            <text:p>￥627.200</text:p>
          </table:table-cell>
          <table:table-cell table:style-name="ce17" table:formula="of:=[.D5]*[.H5]" office:value-type="currency" office:currency="JPY" office:value="17144.76288">
            <text:p>￥17,14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3354">
            <text:p>27.3354</text:p>
          </table:table-cell>
          <table:table-cell table:style-name="ce23" table:formula="of:=[.H5]*0.05" office:value-type="float" office:value="1.3667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803406">
            <text:p>0.11803406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0550">
            <text:p>￥100,550</text:p>
          </table:table-cell>
          <table:table-cell table:style-name="ce17" table:formula="of:=[.D6]*[.H6]" office:value-type="currency" office:currency="JPY" office:value="16744.999733">
            <text:p>￥16,74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653406">
            <text:p>0.16653406</text:p>
          </table:table-cell>
          <table:table-cell table:style-name="ce24" table:formula="of:=[.H6]*0.05" office:value-type="float" office:value="0.008326703">
            <text:p>0.008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7340.0330376667">
            <text:p>￥17,340</text:p>
          </table:table-cell>
          <table:table-cell table:style-name="ce20" table:formula="of:=[.$E7]-([.$E8]-[.$E$2])/3" office:value-type="currency" office:currency="JPY" office:value="15983.6997043333">
            <text:p>￥15,98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84000">
            <text:p>￥84,000</text:p>
          </table:table-cell>
          <table:table-cell table:style-name="ce29" office:value-type="currency" office:currency="JPY" office:value="15984">
            <text:p>￥15,98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2146.3365">
            <text:p>-￥2,146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1160.76288">
            <text:p>-￥1,16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760.999732999997">
            <text:p>-￥761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44239.2609264">
            <text:p>￥144,239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24170.2609264">
            <text:p>￥224,17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9931">
            <text:p>79,9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9931">
            <text:p>￥79,9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79931">
            <text:p>799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69425">
            <text:p>0.0116942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481000">
            <text:p>￥1,481,000</text:p>
          </table:table-cell>
          <table:table-cell table:style-name="ce17" table:formula="of:=[.D3]*[.H3]" office:value-type="currency" office:currency="JPY" office:value="22650.78425">
            <text:p>￥22,65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29425">
            <text:p>0.01529425</text:p>
          </table:table-cell>
          <table:table-cell table:style-name="ce24" table:formula="of:=[.H3]*0.05" office:value-type="float" office:value="0.000764712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585">
            <text:p>0.0585</text:p>
          </table:table-cell>
          <table:table-cell table:style-name="ce9" office:value-type="float" office:value="35.1">
            <text:p>35.1</text:p>
          </table:table-cell>
          <table:table-cell table:style-name="ce13" office:value-type="currency" office:currency="JPY" office:value="142">
            <text:p>￥142.000</text:p>
          </table:table-cell>
          <table:table-cell table:style-name="ce17" table:formula="of:=[.D4]*[.H4]" office:value-type="currency" office:currency="JPY" office:value="75992.507">
            <text:p>￥75,9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5.1585">
            <text:p>535.1585</text:p>
          </table:table-cell>
          <table:table-cell table:style-name="ce35" table:formula="of:=[.H4]*0.05" office:value-type="float" office:value="26.757925">
            <text:p>2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6.535">
            <text:p>16.53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62">
            <text:p>￥862.000</text:p>
          </table:table-cell>
          <table:table-cell table:style-name="ce17" table:formula="of:=[.D5]*[.H5]" office:value-type="currency" office:currency="JPY" office:value="22873.17">
            <text:p>￥22,87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6.535">
            <text:p>26.535</text:p>
          </table:table-cell>
          <table:table-cell table:style-name="ce23" table:formula="of:=[.H5]*0.05" office:value-type="float" office:value="1.326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301544">
            <text:p>0.11301544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40685">
            <text:p>￥140,685</text:p>
          </table:table-cell>
          <table:table-cell table:style-name="ce17" table:formula="of:=[.D6]*[.H6]" office:value-type="currency" office:currency="JPY" office:value="22722.7996764">
            <text:p>￥22,72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151544">
            <text:p>0.16151544</text:p>
          </table:table-cell>
          <table:table-cell table:style-name="ce24" table:formula="of:=[.H6]*0.05" office:value-type="float" office:value="0.008075772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2748.9179754667">
            <text:p>￥22,749</text:p>
          </table:table-cell>
          <table:table-cell table:style-name="ce20" table:formula="of:=[.$E7]-([.$E8]-[.$E$2])/3" office:value-type="currency" office:currency="JPY" office:value="22725.9179754667">
            <text:p>￥22,72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80000">
            <text:p>￥80,000</text:p>
          </table:table-cell>
          <table:table-cell table:style-name="ce29" office:value-type="currency" office:currency="JPY" office:value="22722">
            <text:p>￥22,72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3]" office:value-type="currency" office:currency="JPY" office:value="71.2157499999994">
            <text:p>￥7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8485.86017665">
            <text:p>￥168,486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44799.86017665">
            <text:p>￥244,800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6314">
            <text:p>76,3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6314">
            <text:p>￥76,31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76314">
            <text:p>7631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93879">
            <text:p>0.01193879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687000">
            <text:p>￥1,687,000</text:p>
          </table:table-cell>
          <table:table-cell table:style-name="ce17" table:formula="of:=[.D3]*[.H3]" office:value-type="currency" office:currency="JPY" office:value="26213.93873">
            <text:p>￥26,2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53879">
            <text:p>0.01553879</text:p>
          </table:table-cell>
          <table:table-cell table:style-name="ce24" table:formula="of:=[.H3]*0.05" office:value-type="float" office:value="0.000776939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3369">
            <text:p>0.03369</text:p>
          </table:table-cell>
          <table:table-cell table:style-name="ce9" office:value-type="float" office:value="30.5">
            <text:p>30.5</text:p>
          </table:table-cell>
          <table:table-cell table:style-name="ce13" office:value-type="currency" office:currency="JPY" office:value="169.8">
            <text:p>￥169.800</text:p>
          </table:table-cell>
          <table:table-cell table:style-name="ce17" table:formula="of:=[.D4]*[.H4]" office:value-type="currency" office:currency="JPY" office:value="90084.620562">
            <text:p>￥90,08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0.53369">
            <text:p>530.53369</text:p>
          </table:table-cell>
          <table:table-cell table:style-name="ce35" table:formula="of:=[.H4]*0.05" office:value-type="float" office:value="26.5266845">
            <text:p>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7.6957">
            <text:p>17.69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37.1">
            <text:p>￥937.100</text:p>
          </table:table-cell>
          <table:table-cell table:style-name="ce17" table:formula="of:=[.D5]*[.H5]" office:value-type="currency" office:currency="JPY" office:value="25953.64047">
            <text:p>￥25,95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6957">
            <text:p>27.6957</text:p>
          </table:table-cell>
          <table:table-cell table:style-name="ce23" table:formula="of:=[.H5]*0.05" office:value-type="float" office:value="1.3847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443693">
            <text:p>0.11443693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1005">
            <text:p>￥161,005</text:p>
          </table:table-cell>
          <table:table-cell table:style-name="ce17" table:formula="of:=[.D6]*[.H6]" office:value-type="currency" office:currency="JPY" office:value="26233.66041465">
            <text:p>￥26,23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293693">
            <text:p>0.16293693</text:p>
          </table:table-cell>
          <table:table-cell table:style-name="ce24" table:formula="of:=[.H6]*0.05" office:value-type="float" office:value="0.0081468465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6133.7465382167">
            <text:p>￥26,134</text:p>
          </table:table-cell>
          <table:table-cell table:style-name="ce20" table:formula="of:=[.$E7]-([.$E8]-[.$E$2])/3" office:value-type="currency" office:currency="JPY" office:value="26238.4132048833">
            <text:p>￥26,238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76000">
            <text:p>￥76,000</text:p>
          </table:table-cell>
          <table:table-cell table:style-name="ce29" office:value-type="currency" office:currency="JPY" office:value="26238">
            <text:p>￥26,23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3]" office:value-type="currency" office:currency="JPY" office:value="24.0612699999983">
            <text:p>￥2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4314.106572">
            <text:p>￥164,31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36173.106572">
            <text:p>￥236,173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1859">
            <text:p>71,85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1859">
            <text:p>￥71,85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71859">
            <text:p>7185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39813">
            <text:p>0.0123981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658000">
            <text:p>￥1,658,000</text:p>
          </table:table-cell>
          <table:table-cell table:style-name="ce17" table:formula="of:=[.D3]*[.H3]" office:value-type="currency" office:currency="JPY" office:value="26524.89954">
            <text:p>￥26,52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99813">
            <text:p>0.01599813</text:p>
          </table:table-cell>
          <table:table-cell table:style-name="ce24" table:formula="of:=[.H3]*0.05" office:value-type="float" office:value="0.000799906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.551">
            <text:p>4.551</text:p>
          </table:table-cell>
          <table:table-cell table:style-name="ce9" office:value-type="float" office:value="21.6">
            <text:p>21.6</text:p>
          </table:table-cell>
          <table:table-cell table:style-name="ce13" office:value-type="currency" office:currency="JPY" office:value="161.2">
            <text:p>￥161.200</text:p>
          </table:table-cell>
          <table:table-cell table:style-name="ce17" table:formula="of:=[.D4]*[.H4]" office:value-type="currency" office:currency="JPY" office:value="84815.5412">
            <text:p>￥84,81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26.151">
            <text:p>526.151</text:p>
          </table:table-cell>
          <table:table-cell table:style-name="ce35" table:formula="of:=[.H4]*0.05" office:value-type="float" office:value="26.30755">
            <text:p>2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8.8764">
            <text:p>18.87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18">
            <text:p>￥918.000</text:p>
          </table:table-cell>
          <table:table-cell table:style-name="ce17" table:formula="of:=[.D5]*[.H5]" office:value-type="currency" office:currency="JPY" office:value="26508.5352">
            <text:p>￥26,5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8764">
            <text:p>28.8764</text:p>
          </table:table-cell>
          <table:table-cell table:style-name="ce23" table:formula="of:=[.H5]*0.05" office:value-type="float" office:value="1.44382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649458">
            <text:p>0.11649458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0400">
            <text:p>￥160,400</text:p>
          </table:table-cell>
          <table:table-cell table:style-name="ce17" table:formula="of:=[.D6]*[.H6]" office:value-type="currency" office:currency="JPY" office:value="26465.130632">
            <text:p>￥26,46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499458">
            <text:p>0.16499458</text:p>
          </table:table-cell>
          <table:table-cell table:style-name="ce24" table:formula="of:=[.H6]*0.05" office:value-type="float" office:value="0.008249729">
            <text:p>0.008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6499.5217906667">
            <text:p>￥26,500</text:p>
          </table:table-cell>
          <table:table-cell table:style-name="ce20" table:formula="of:=[.$E7]-([.$E8]-[.$E$2])/3" office:value-type="currency" office:currency="JPY" office:value="26452.5217906667">
            <text:p>￥26,453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72000">
            <text:p>￥72,000</text:p>
          </table:table-cell>
          <table:table-cell table:style-name="ce29" office:value-type="currency" office:currency="JPY" office:value="26455">
            <text:p>￥26,45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6]" office:value-type="currency" office:currency="JPY" office:value="-10.1306320000003">
            <text:p>-￥10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77240.7137609">
            <text:p>￥177,241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45245.7137609">
            <text:p>￥245,24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005">
            <text:p>68,00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8005">
            <text:p>￥68,00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68005">
            <text:p>6800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14399">
            <text:p>0.0111439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21000">
            <text:p>￥1,721,000</text:p>
          </table:table-cell>
          <table:table-cell table:style-name="ce17" table:formula="of:=[.D3]*[.H3]" office:value-type="currency" office:currency="JPY" office:value="27439.60679">
            <text:p>￥27,44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94399">
            <text:p>0.01594399</text:p>
          </table:table-cell>
          <table:table-cell table:style-name="ce24" table:formula="of:=[.H3]*0.05" office:value-type="float" office:value="0.000797199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.97206">
            <text:p>4.97206</text:p>
          </table:table-cell>
          <table:table-cell table:style-name="ce9" office:value-type="float" office:value="16.7">
            <text:p>16.7</text:p>
          </table:table-cell>
          <table:table-cell table:style-name="ce13" office:value-type="currency" office:currency="JPY" office:value="181.5">
            <text:p>￥181.500</text:p>
          </table:table-cell>
          <table:table-cell table:style-name="ce17" table:formula="of:=[.D4]*[.H4]" office:value-type="currency" office:currency="JPY" office:value="94683.47889">
            <text:p>￥94,68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21.67206">
            <text:p>521.67206</text:p>
          </table:table-cell>
          <table:table-cell table:style-name="ce35" table:formula="of:=[.H4]*0.05" office:value-type="float" office:value="26.083603">
            <text:p>26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0.0464">
            <text:p>20.04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19">
            <text:p>￥919.000</text:p>
          </table:table-cell>
          <table:table-cell table:style-name="ce17" table:formula="of:=[.D5]*[.H5]" office:value-type="currency" office:currency="JPY" office:value="27612.6416">
            <text:p>￥27,61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0464">
            <text:p>30.0464</text:p>
          </table:table-cell>
          <table:table-cell table:style-name="ce23" table:formula="of:=[.H5]*0.05" office:value-type="float" office:value="1.50232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2004062">
            <text:p>0.12004062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3195">
            <text:p>￥163,195</text:p>
          </table:table-cell>
          <table:table-cell table:style-name="ce17" table:formula="of:=[.D6]*[.H6]" office:value-type="currency" office:currency="JPY" office:value="27504.9864809">
            <text:p>￥27,50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854062">
            <text:p>0.16854062</text:p>
          </table:table-cell>
          <table:table-cell table:style-name="ce24" table:formula="of:=[.H6]*0.05" office:value-type="float" office:value="0.008427031">
            <text:p>0.008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7519.0782903">
            <text:p>￥27,519</text:p>
          </table:table-cell>
          <table:table-cell table:style-name="ce20" table:formula="of:=[.$E7]-([.$E8]-[.$E$2])/3" office:value-type="currency" office:currency="JPY" office:value="27520.7449569667">
            <text:p>￥27,5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8000">
            <text:p>￥68,000</text:p>
          </table:table-cell>
          <table:table-cell table:style-name="ce29" office:value-type="currency" office:currency="JPY" office:value="27526">
            <text:p>￥27,526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3]" office:value-type="currency" office:currency="JPY" office:value="86.393210000002">
            <text:p>￥86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8595.0032384">
            <text:p>￥168,595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31925.0032384">
            <text:p>￥231,92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330">
            <text:p>63,3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3330">
            <text:p>￥63,33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63330">
            <text:p>6333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07573">
            <text:p>0.011075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17000">
            <text:p>￥1,717,000</text:p>
          </table:table-cell>
          <table:table-cell table:style-name="ce17" table:formula="of:=[.D3]*[.H3]" office:value-type="currency" office:currency="JPY" office:value="27258.62841">
            <text:p>￥27,25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87573">
            <text:p>0.01587573</text:p>
          </table:table-cell>
          <table:table-cell table:style-name="ce24" table:formula="of:=[.H3]*0.05" office:value-type="float" office:value="0.000793786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1114">
            <text:p>0.01114</text:p>
          </table:table-cell>
          <table:table-cell table:style-name="ce9" office:value-type="float" office:value="16.7">
            <text:p>16.7</text:p>
          </table:table-cell>
          <table:table-cell table:style-name="ce13" office:value-type="currency" office:currency="JPY" office:value="166.5">
            <text:p>￥166.500</text:p>
          </table:table-cell>
          <table:table-cell table:style-name="ce17" table:formula="of:=[.D4]*[.H4]" office:value-type="currency" office:currency="JPY" office:value="86032.40481">
            <text:p>￥86,03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6.71114">
            <text:p>516.71114</text:p>
          </table:table-cell>
          <table:table-cell table:style-name="ce35" table:formula="of:=[.H4]*0.05" office:value-type="float" office:value="25.835557">
            <text:p>2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0.2008792">
            <text:p>20.200879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27">
            <text:p>￥927.000</text:p>
          </table:table-cell>
          <table:table-cell table:style-name="ce17" table:formula="of:=[.D5]*[.H5]" office:value-type="currency" office:currency="JPY" office:value="27996.2150184">
            <text:p>￥27,99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2008792">
            <text:p>30.2008792</text:p>
          </table:table-cell>
          <table:table-cell table:style-name="ce23" table:formula="of:=[.H5]*0.05" office:value-type="float" office:value="1.51004396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335517">
            <text:p>0.1335517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50000">
            <text:p>￥150,000</text:p>
          </table:table-cell>
          <table:table-cell table:style-name="ce17" table:formula="of:=[.D6]*[.H6]" office:value-type="currency" office:currency="JPY" office:value="27307.755">
            <text:p>￥27,30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20517">
            <text:p>0.1820517</text:p>
          </table:table-cell>
          <table:table-cell table:style-name="ce24" table:formula="of:=[.H6]*0.05" office:value-type="float" office:value="0.009102585">
            <text:p>0.009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7520.8661428">
            <text:p>￥27,521</text:p>
          </table:table-cell>
          <table:table-cell table:style-name="ce20" table:formula="of:=[.$E7]-([.$E8]-[.$E$2])/3" office:value-type="currency" office:currency="JPY" office:value="27297.5328094667">
            <text:p>￥27,298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4000">
            <text:p>￥64,000</text:p>
          </table:table-cell>
          <table:table-cell table:style-name="ce29" office:value-type="currency" office:currency="JPY" office:value="27302">
            <text:p>￥27,30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3]" office:value-type="currency" office:currency="JPY" office:value="43.3715899999988">
            <text:p>￥4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7876.955505">
            <text:p>￥167,877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28250.955505">
            <text:p>￥228,251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374">
            <text:p>60,37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0374">
            <text:p>￥60,37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60374">
            <text:p>6037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55365">
            <text:p>0.0115536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31000">
            <text:p>￥1,731,000</text:p>
          </table:table-cell>
          <table:table-cell table:style-name="ce17" table:formula="of:=[.D3]*[.H3]" office:value-type="currency" office:currency="JPY" office:value="28308.16815">
            <text:p>￥28,30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35365">
            <text:p>0.01635365</text:p>
          </table:table-cell>
          <table:table-cell table:style-name="ce24" table:formula="of:=[.H3]*0.05" office:value-type="float" office:value="0.000817682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965">
            <text:p>0.0965</text:p>
          </table:table-cell>
          <table:table-cell table:style-name="ce9" office:value-type="float" office:value="12.2">
            <text:p>12.2</text:p>
          </table:table-cell>
          <table:table-cell table:style-name="ce13" office:value-type="currency" office:currency="JPY" office:value="162.4">
            <text:p>￥162.400</text:p>
          </table:table-cell>
          <table:table-cell table:style-name="ce17" table:formula="of:=[.D4]*[.H4]" office:value-type="currency" office:currency="JPY" office:value="83196.9516">
            <text:p>￥83,19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2.2965">
            <text:p>512.2965</text:p>
          </table:table-cell>
          <table:table-cell table:style-name="ce35" table:formula="of:=[.H4]*0.05" office:value-type="float" office:value="25.614825">
            <text:p>25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3.4322">
            <text:p>23.4322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52">
            <text:p>￥952.000</text:p>
          </table:table-cell>
          <table:table-cell table:style-name="ce17" table:formula="of:=[.D5]*[.H5]" office:value-type="currency" office:currency="JPY" office:value="28019.4544">
            <text:p>￥28,0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9.4322">
            <text:p>29.4322</text:p>
          </table:table-cell>
          <table:table-cell table:style-name="ce23" table:formula="of:=[.H5]*0.05" office:value-type="float" office:value="1.4716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383115">
            <text:p>0.1383115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51770">
            <text:p>￥151,770</text:p>
          </table:table-cell>
          <table:table-cell table:style-name="ce17" table:formula="of:=[.D6]*[.H6]" office:value-type="currency" office:currency="JPY" office:value="28352.381355">
            <text:p>￥28,35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68115">
            <text:p>0.1868115</text:p>
          </table:table-cell>
          <table:table-cell table:style-name="ce24" table:formula="of:=[.H6]*0.05" office:value-type="float" office:value="0.009340575">
            <text:p>0.009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8226.6679683333">
            <text:p>￥28,227</text:p>
          </table:table-cell>
          <table:table-cell table:style-name="ce20" table:formula="of:=[.$E7]-([.$E8]-[.$E$2])/3" office:value-type="currency" office:currency="JPY" office:value="28351.334635">
            <text:p>￥28,3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60000">
            <text:p>￥60,000</text:p>
          </table:table-cell>
          <table:table-cell table:style-name="ce29" office:value-type="currency" office:currency="JPY" office:value="28355">
            <text:p>￥28,35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6]" office:value-type="currency" office:currency="JPY" office:value="2.61864499999865">
            <text:p>￥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84543.456996">
            <text:p>￥184,54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39004.456996">
            <text:p>￥239,004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4461">
            <text:p>54,4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4461">
            <text:p>￥54,46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4461">
            <text:p>5446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63436">
            <text:p>0.0126343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802000">
            <text:p>￥1,802,000</text:p>
          </table:table-cell>
          <table:table-cell table:style-name="ce17" table:formula="of:=[.D3]*[.H3]" office:value-type="currency" office:currency="JPY" office:value="31416.71672">
            <text:p>￥31,41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43436">
            <text:p>0.01743436</text:p>
          </table:table-cell>
          <table:table-cell table:style-name="ce24" table:formula="of:=[.H3]*0.05" office:value-type="float" office:value="0.000871718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.7662">
            <text:p>2.7662</text:p>
          </table:table-cell>
          <table:table-cell table:style-name="ce9" office:value-type="float" office:value="5.5">
            <text:p>5.5</text:p>
          </table:table-cell>
          <table:table-cell table:style-name="ce13" office:value-type="currency" office:currency="JPY" office:value="177.4">
            <text:p>￥177.400</text:p>
          </table:table-cell>
          <table:table-cell table:style-name="ce17" table:formula="of:=[.D4]*[.H4]" office:value-type="currency" office:currency="JPY" office:value="90166.42388">
            <text:p>￥90,16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8.2662">
            <text:p>508.2662</text:p>
          </table:table-cell>
          <table:table-cell table:style-name="ce35" table:formula="of:=[.H4]*0.05" office:value-type="float" office:value="25.41331">
            <text:p>25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5.7247">
            <text:p>25.724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94">
            <text:p>￥994.000</text:p>
          </table:table-cell>
          <table:table-cell table:style-name="ce17" table:formula="of:=[.D5]*[.H5]" office:value-type="currency" office:currency="JPY" office:value="31534.3518">
            <text:p>￥31,53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7247">
            <text:p>31.7247</text:p>
          </table:table-cell>
          <table:table-cell table:style-name="ce23" table:formula="of:=[.H5]*0.05" office:value-type="float" office:value="1.58623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3694743">
            <text:p>0.13694743</text:p>
          </table:table-cell>
          <table:table-cell table:style-name="ce8" office:value-type="float" office:value="0.0404">
            <text:p>0.0404</text:p>
          </table:table-cell>
          <table:table-cell table:style-name="ce14" office:value-type="currency" office:currency="JPY" office:value="177200">
            <text:p>￥177,200</text:p>
          </table:table-cell>
          <table:table-cell table:style-name="ce17" table:formula="of:=[.D6]*[.H6]" office:value-type="currency" office:currency="JPY" office:value="31425.964596">
            <text:p>￥31,42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7734743">
            <text:p>0.17734743</text:p>
          </table:table-cell>
          <table:table-cell table:style-name="ce24" table:formula="of:=[.H6]*0.05" office:value-type="float" office:value="0.0088673715">
            <text:p>0.008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1459.0110386667">
            <text:p>￥31,459</text:p>
          </table:table-cell>
          <table:table-cell table:style-name="ce20" table:formula="of:=[.$E7]-([.$E8]-[.$E$2])/3" office:value-type="currency" office:currency="JPY" office:value="30946.0110386667">
            <text:p>￥30,9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6000">
            <text:p>￥56,000</text:p>
          </table:table-cell>
          <table:table-cell table:style-name="ce29" office:value-type="currency" office:currency="JPY" office:value="31441">
            <text:p>￥31,44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5]" office:value-type="currency" office:currency="JPY" office:value="-93.3518000000004">
            <text:p>-￥9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7229.40382105">
            <text:p>￥197,229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49475.40382105">
            <text:p>￥249,47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246">
            <text:p>52,24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2246">
            <text:p>￥52,24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52246">
            <text:p>5224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34259">
            <text:p>0.0123425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884775">
            <text:p>￥1,884,775</text:p>
          </table:table-cell>
          <table:table-cell table:style-name="ce17" table:formula="of:=[.D3]*[.H3]" office:value-type="currency" office:currency="JPY" office:value="32309.92506725">
            <text:p>￥32,31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14259">
            <text:p>0.01714259</text:p>
          </table:table-cell>
          <table:table-cell table:style-name="ce24" table:formula="of:=[.H3]*0.05" office:value-type="float" office:value="0.000857129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5119">
            <text:p>0.05119</text:p>
          </table:table-cell>
          <table:table-cell table:style-name="ce9" office:value-type="float" office:value="5.5">
            <text:p>5.5</text:p>
          </table:table-cell>
          <table:table-cell table:style-name="ce13" office:value-type="currency" office:currency="JPY" office:value="199.52">
            <text:p>￥199.520</text:p>
          </table:table-cell>
          <table:table-cell table:style-name="ce17" table:formula="of:=[.D4]*[.H4]" office:value-type="currency" office:currency="JPY" office:value="100867.5734288">
            <text:p>￥100,86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5.55119">
            <text:p>505.55119</text:p>
          </table:table-cell>
          <table:table-cell table:style-name="ce35" table:formula="of:=[.H4]*0.05" office:value-type="float" office:value="25.2775595">
            <text:p>2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2.19399">
            <text:p>22.19399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30">
            <text:p>￥1,130.000</text:p>
          </table:table-cell>
          <table:table-cell table:style-name="ce17" table:formula="of:=[.D5]*[.H5]" office:value-type="currency" office:currency="JPY" office:value="31859.2087">
            <text:p>￥31,85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19399">
            <text:p>28.19399</text:p>
          </table:table-cell>
          <table:table-cell table:style-name="ce23" table:formula="of:=[.H5]*0.05" office:value-type="float" office:value="1.40969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5819965">
            <text:p>0.15819965</text:p>
          </table:table-cell>
          <table:table-cell table:style-name="ce8" office:value-type="float" office:value="0.0529">
            <text:p>0.0529</text:p>
          </table:table-cell>
          <table:table-cell table:style-name="ce14" office:value-type="currency" office:currency="JPY" office:value="152500">
            <text:p>￥152,500</text:p>
          </table:table-cell>
          <table:table-cell table:style-name="ce17" table:formula="of:=[.D6]*[.H6]" office:value-type="currency" office:currency="JPY" office:value="32192.696625">
            <text:p>￥32,19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1109965">
            <text:p>0.21109965</text:p>
          </table:table-cell>
          <table:table-cell table:style-name="ce24" table:formula="of:=[.H6]*0.05" office:value-type="float" office:value="0.0105549825">
            <text:p>0.010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2120.61013075">
            <text:p>￥32,121</text:p>
          </table:table-cell>
          <table:table-cell table:style-name="ce20" table:formula="of:=[.$E7]-([.$E8]-[.$E$2])/3" office:value-type="currency" office:currency="JPY" office:value="32202.61013075">
            <text:p>￥32,203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52000">
            <text:p>￥52,000</text:p>
          </table:table-cell>
          <table:table-cell table:style-name="ce29" office:value-type="currency" office:currency="JPY" office:value="32210">
            <text:p>￥32,21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89623.4660086">
            <text:p>￥189,623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37256.4660086">
            <text:p>￥237,25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633">
            <text:p>47,63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7633">
            <text:p>￥47,63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7633">
            <text:p>4763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96136">
            <text:p>0.0129613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615605">
            <text:p>￥1,615,605</text:p>
          </table:table-cell>
          <table:table-cell table:style-name="ce17" table:formula="of:=[.D3]*[.H3]" office:value-type="currency" office:currency="JPY" office:value="28695.3420228">
            <text:p>￥28,69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76136">
            <text:p>0.01776136</text:p>
          </table:table-cell>
          <table:table-cell table:style-name="ce24" table:formula="of:=[.H3]*0.05" office:value-type="float" office:value="0.000888068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4335">
            <text:p>0.04335</text:p>
          </table:table-cell>
          <table:table-cell table:style-name="ce9" office:value-type="float" office:value="2.9">
            <text:p>2.9</text:p>
          </table:table-cell>
          <table:table-cell table:style-name="ce13" office:value-type="currency" office:currency="JPY" office:value="202.92">
            <text:p>￥202.920</text:p>
          </table:table-cell>
          <table:table-cell table:style-name="ce17" table:formula="of:=[.D4]*[.H4]" office:value-type="currency" office:currency="JPY" office:value="102057.264582">
            <text:p>￥102,05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2.94335">
            <text:p>502.94335</text:p>
          </table:table-cell>
          <table:table-cell table:style-name="ce35" table:formula="of:=[.H4]*0.05" office:value-type="float" office:value="25.1471675">
            <text:p>2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4.6456">
            <text:p>24.6456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64.6">
            <text:p>￥964.600</text:p>
          </table:table-cell>
          <table:table-cell table:style-name="ce17" table:formula="of:=[.D5]*[.H5]" office:value-type="currency" office:currency="JPY" office:value="29560.74576">
            <text:p>￥29,5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6456">
            <text:p>30.6456</text:p>
          </table:table-cell>
          <table:table-cell table:style-name="ce23" table:formula="of:=[.H5]*0.05" office:value-type="float" office:value="1.5322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4581419">
            <text:p>0.14581419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44020">
            <text:p>￥144,020</text:p>
          </table:table-cell>
          <table:table-cell table:style-name="ce17" table:formula="of:=[.D6]*[.H6]" office:value-type="currency" office:currency="JPY" office:value="29310.1136438">
            <text:p>￥29,31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0351419">
            <text:p>0.20351419</text:p>
          </table:table-cell>
          <table:table-cell table:style-name="ce24" table:formula="of:=[.H6]*0.05" office:value-type="float" office:value="0.0101757095">
            <text:p>0.010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9188.7338088667">
            <text:p>￥29,189</text:p>
          </table:table-cell>
          <table:table-cell table:style-name="ce20" table:formula="of:=[.$E7]-([.$E8]-[.$E$2])/3" office:value-type="currency" office:currency="JPY" office:value="29066.4004755333">
            <text:p>￥29,06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8000">
            <text:p>￥48,000</text:p>
          </table:table-cell>
          <table:table-cell table:style-name="ce29" office:value-type="currency" office:currency="JPY" office:value="29269">
            <text:p>￥29,269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7130.42710345">
            <text:p>￥197,130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41406.42710345">
            <text:p>￥241,40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4276">
            <text:p>44,27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4276">
            <text:p>￥44,27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4276">
            <text:p>4427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39091">
            <text:p>0.0103909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993000">
            <text:p>￥1,993,000</text:p>
          </table:table-cell>
          <table:table-cell table:style-name="ce17" table:formula="of:=[.D3]*[.H3]" office:value-type="currency" office:currency="JPY" office:value="30275.48363">
            <text:p>￥30,27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19091">
            <text:p>0.01519091</text:p>
          </table:table-cell>
          <table:table-cell table:style-name="ce24" table:formula="of:=[.H3]*0.05" office:value-type="float" office:value="0.000759545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7749">
            <text:p>0.07749</text:p>
          </table:table-cell>
          <table:table-cell table:style-name="ce9" office:value-type="float" office:value="12.2">
            <text:p>12.2</text:p>
          </table:table-cell>
          <table:table-cell table:style-name="ce13" office:value-type="currency" office:currency="JPY" office:value="208">
            <text:p>￥208.000</text:p>
          </table:table-cell>
          <table:table-cell table:style-name="ce17" table:formula="of:=[.D4]*[.H4]" office:value-type="currency" office:currency="JPY" office:value="106553.71792">
            <text:p>￥106,55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2.27749">
            <text:p>512.27749</text:p>
          </table:table-cell>
          <table:table-cell table:style-name="ce35" table:formula="of:=[.H4]*0.05" office:value-type="float" office:value="25.6138745">
            <text:p>25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4.1">
            <text:p>24.1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97">
            <text:p>￥997.000</text:p>
          </table:table-cell>
          <table:table-cell table:style-name="ce17" table:formula="of:=[.D5]*[.H5]" office:value-type="currency" office:currency="JPY" office:value="30009.7">
            <text:p>￥30,01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1">
            <text:p>30.1</text:p>
          </table:table-cell>
          <table:table-cell table:style-name="ce23" table:formula="of:=[.H5]*0.05" office:value-type="float" office:value="1.50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7602189">
            <text:p>0.17602189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29605">
            <text:p>￥129,605</text:p>
          </table:table-cell>
          <table:table-cell table:style-name="ce17" table:formula="of:=[.D6]*[.H6]" office:value-type="currency" office:currency="JPY" office:value="30291.52555345">
            <text:p>￥30,29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3372189">
            <text:p>0.23372189</text:p>
          </table:table-cell>
          <table:table-cell table:style-name="ce24" table:formula="of:=[.H6]*0.05" office:value-type="float" office:value="0.0116860945">
            <text:p>0.01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0192.2363944833">
            <text:p>￥30,192</text:p>
          </table:table-cell>
          <table:table-cell table:style-name="ce20" table:formula="of:=[.$E7]-([.$E8]-[.$E$2])/3" office:value-type="currency" office:currency="JPY" office:value="30284.2363944833">
            <text:p>￥30,28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44000">
            <text:p>￥44,000</text:p>
          </table:table-cell>
          <table:table-cell table:style-name="ce29" office:value-type="currency" office:currency="JPY" office:value="30287">
            <text:p>￥30,28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79628.40926735">
            <text:p>￥179,628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19901.40926735">
            <text:p>￥219,901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273">
            <text:p>40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0273">
            <text:p>￥40,27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40273">
            <text:p>4027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0971849">
            <text:p>0.0097184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2025415">
            <text:p>￥2,025,415</text:p>
          </table:table-cell>
          <table:table-cell table:style-name="ce17" table:formula="of:=[.D3]*[.H3]" office:value-type="currency" office:currency="JPY" office:value="29405.96742335">
            <text:p>￥29,4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51849">
            <text:p>0.01451849</text:p>
          </table:table-cell>
          <table:table-cell table:style-name="ce24" table:formula="of:=[.H3]*0.05" office:value-type="float" office:value="0.000725924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2.6975">
            <text:p>2.6975</text:p>
          </table:table-cell>
          <table:table-cell table:style-name="ce9" office:value-type="float" office:value="6.6">
            <text:p>6.6</text:p>
          </table:table-cell>
          <table:table-cell table:style-name="ce13" office:value-type="currency" office:currency="JPY" office:value="180">
            <text:p>￥180.000</text:p>
          </table:table-cell>
          <table:table-cell table:style-name="ce17" table:formula="of:=[.D4]*[.H4]" office:value-type="currency" office:currency="JPY" office:value="91673.55">
            <text:p>￥91,67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9.2975">
            <text:p>509.2975</text:p>
          </table:table-cell>
          <table:table-cell table:style-name="ce35" table:formula="of:=[.H4]*0.05" office:value-type="float" office:value="25.464875">
            <text:p>25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4" office:value-type="float" office:value="25.517">
            <text:p>25.51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25">
            <text:p>￥925.000</text:p>
          </table:table-cell>
          <table:table-cell table:style-name="ce17" table:formula="of:=[.D5]*[.H5]" office:value-type="currency" office:currency="JPY" office:value="29153.225">
            <text:p>￥29,15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517">
            <text:p>31.517</text:p>
          </table:table-cell>
          <table:table-cell table:style-name="ce23" table:formula="of:=[.H5]*0.05" office:value-type="float" office:value="1.5758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19311627">
            <text:p>0.19311627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17200">
            <text:p>￥117,200</text:p>
          </table:table-cell>
          <table:table-cell table:style-name="ce17" table:formula="of:=[.D6]*[.H6]" office:value-type="currency" office:currency="JPY" office:value="29395.666844">
            <text:p>￥29,3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5081627">
            <text:p>0.25081627</text:p>
          </table:table-cell>
          <table:table-cell table:style-name="ce24" table:formula="of:=[.H6]*0.05" office:value-type="float" office:value="0.0125408135">
            <text:p>0.012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+([.E3]+[.E5]+[.E6])/3" office:value-type="currency" office:currency="JPY" office:value="29318.28642245">
            <text:p>￥29,318</text:p>
          </table:table-cell>
          <table:table-cell table:style-name="ce20" table:formula="of:=[.$E7]-([.$E8]-[.$E$2])/3" office:value-type="currency" office:currency="JPY" office:value="29409.28642245">
            <text:p>￥29,409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28" office:value-type="currency" office:currency="JPY" office:value="40000">
            <text:p>￥40,000</text:p>
          </table:table-cell>
          <table:table-cell table:style-name="ce29" office:value-type="currency" office:currency="JPY" office:value="29408">
            <text:p>￥29,4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10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2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1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4549.2543067">
            <text:p>￥194,549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30185.2543067">
            <text:p>￥230,185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5636">
            <text:p>35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636">
            <text:p>￥35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5636">
            <text:p>35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71942">
            <text:p>0.01071942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927995">
            <text:p>￥1,927,995</text:p>
          </table:table-cell>
          <table:table-cell table:style-name="ce17" table:formula="of:=[.D3]*[.H3]" office:value-type="currency" office:currency="JPY" office:value="31849.3591629">
            <text:p>￥31,84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51942">
            <text:p>0.01651942</text:p>
          </table:table-cell>
          <table:table-cell table:style-name="ce24" table:formula="of:=[.H3]*0.05" office:value-type="float" office:value="0.000825971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1917">
            <text:p>0.01917</text:p>
          </table:table-cell>
          <table:table-cell table:style-name="ce9" office:value-type="float" office:value="6.6">
            <text:p>6.6</text:p>
          </table:table-cell>
          <table:table-cell table:style-name="ce13" office:value-type="currency" office:currency="JPY" office:value="194.54">
            <text:p>￥194.540</text:p>
          </table:table-cell>
          <table:table-cell table:style-name="ce17" table:formula="of:=[.D4]*[.H4]" office:value-type="currency" office:currency="JPY" office:value="98557.6933318">
            <text:p>￥98,55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6.61917">
            <text:p>506.61917</text:p>
          </table:table-cell>
          <table:table-cell table:style-name="ce35" table:formula="of:=[.H4]*0.05" office:value-type="float" office:value="25.3309585">
            <text:p>2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5.0169">
            <text:p>25.0169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040.1">
            <text:p>￥1,040.100</text:p>
          </table:table-cell>
          <table:table-cell table:style-name="ce17" table:formula="of:=[.D5]*[.H5]" office:value-type="currency" office:currency="JPY" office:value="32260.67769">
            <text:p>￥32,2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0169">
            <text:p>31.0169</text:p>
          </table:table-cell>
          <table:table-cell table:style-name="ce23" table:formula="of:=[.H5]*0.05" office:value-type="float" office:value="1.55084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8867963">
            <text:p>0.18867963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29400">
            <text:p>￥129,400</text:p>
          </table:table-cell>
          <table:table-cell table:style-name="ce17" table:formula="of:=[.D6]*[.H6]" office:value-type="currency" office:currency="JPY" office:value="31881.524122">
            <text:p>￥31,8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4637963">
            <text:p>0.24637963</text:p>
          </table:table-cell>
          <table:table-cell table:style-name="ce24" table:formula="of:=[.H6]*0.05" office:value-type="float" office:value="0.0123189815">
            <text:p>0.012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1997.1869916333">
            <text:p>￥31,997</text:p>
          </table:table-cell>
          <table:table-cell table:style-name="ce20" table:formula="of:=[.$E7]-([.$E8]-[.$E$2])/3" office:value-type="currency" office:currency="JPY" office:value="31875.8536583">
            <text:p>￥31,87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6000">
            <text:p>￥36,000</text:p>
          </table:table-cell>
          <table:table-cell table:style-name="ce29" office:value-type="currency" office:currency="JPY" office:value="31881">
            <text:p>￥31,88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07964.1159055">
            <text:p>￥207,964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239576.1159055">
            <text:p>￥239,576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612">
            <text:p>31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612">
            <text:p>￥31,61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31612">
            <text:p>3161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7395">
            <text:p>0.0117395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785685">
            <text:p>￥1,785,685</text:p>
          </table:table-cell>
          <table:table-cell table:style-name="ce17" table:formula="of:=[.D3]*[.H3]" office:value-type="currency" office:currency="JPY" office:value="31320.0220575">
            <text:p>￥31,32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5395">
            <text:p>0.0175395</text:p>
          </table:table-cell>
          <table:table-cell table:style-name="ce24" table:formula="of:=[.H3]*0.05" office:value-type="float" office:value="0.00087697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.094">
            <text:p>4.09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225.51">
            <text:p>￥225.510</text:p>
          </table:table-cell>
          <table:table-cell table:style-name="ce17" table:formula="of:=[.D4]*[.H4]" office:value-type="currency" office:currency="JPY" office:value="113678.23794">
            <text:p>￥113,67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4.094">
            <text:p>504.094</text:p>
          </table:table-cell>
          <table:table-cell table:style-name="ce35" table:formula="of:=[.H4]*0.05" office:value-type="float" office:value="25.2047">
            <text:p>25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2.5238">
            <text:p>22.5238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10">
            <text:p>￥1,110.000</text:p>
          </table:table-cell>
          <table:table-cell table:style-name="ce17" table:formula="of:=[.D5]*[.H5]" office:value-type="currency" office:currency="JPY" office:value="31661.418">
            <text:p>￥31,6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5238">
            <text:p>28.5238</text:p>
          </table:table-cell>
          <table:table-cell table:style-name="ce23" table:formula="of:=[.H5]*0.05" office:value-type="float" office:value="1.4261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0323847">
            <text:p>0.20323847</text:p>
          </table:table-cell>
          <table:table-cell table:style-name="ce8" office:value-type="float" office:value="0.0657">
            <text:p>0.0657</text:p>
          </table:table-cell>
          <table:table-cell table:style-name="ce14" office:value-type="currency" office:currency="JPY" office:value="116400">
            <text:p>￥116,400</text:p>
          </table:table-cell>
          <table:table-cell table:style-name="ce17" table:formula="of:=[.D6]*[.H6]" office:value-type="currency" office:currency="JPY" office:value="31304.437908">
            <text:p>￥31,30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893847">
            <text:p>0.26893847</text:p>
          </table:table-cell>
          <table:table-cell table:style-name="ce24" table:formula="of:=[.H6]*0.05" office:value-type="float" office:value="0.0134469235">
            <text:p>0.013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1428.6259885">
            <text:p>￥31,429</text:p>
          </table:table-cell>
          <table:table-cell table:style-name="ce20" table:formula="of:=[.$E7]-([.$E8]-[.$E$2])/3" office:value-type="currency" office:currency="JPY" office:value="31299.2926551667">
            <text:p>￥31,299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32000">
            <text:p>￥32,000</text:p>
          </table:table-cell>
          <table:table-cell table:style-name="ce36" office:value-type="currency" office:currency="JPY" office:value="31298">
            <text:p>￥31,29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6461.3314261">
            <text:p>￥166,461</text:p>
          </table:table-cell>
          <table:table-cell table:style-name="ce6" office:value-type="string">
            <text:p>除←資産→含</text:p>
          </table:table-cell>
          <table:table-cell table:style-name="ce30" table:formula="of:=SUM([.$E2:.$E6])" office:value-type="currency" office:currency="JPY" office:value="194808.3314261">
            <text:p>￥194,808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style-name="ce27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7" office:value-type="float" office:value="28347">
            <text:p>28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8347">
            <text:p>￥28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1" office:value-type="string">
            <text:p>Coincheck</text:p>
          </table:table-cell>
          <table:table-cell table:formula="of:=[.B2]+[.C2]" office:value-type="float" office:value="28347">
            <text:p>28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8" office:value-type="float" office:value="0.01179907">
            <text:p>0.01179907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757510">
            <text:p>￥1,757,510</text:p>
          </table:table-cell>
          <table:table-cell table:style-name="ce17" table:formula="of:=[.D3]*[.H3]" office:value-type="currency" office:currency="JPY" office:value="30930.5415157">
            <text:p>￥30,93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59907">
            <text:p>0.01759907</text:p>
          </table:table-cell>
          <table:table-cell table:style-name="ce24" table:formula="of:=[.H3]*0.05" office:value-type="float" office:value="0.000879953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9" office:value-type="float" office:value="0.0577">
            <text:p>0.057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48">
            <text:p>￥148.000</text:p>
          </table:table-cell>
          <table:table-cell table:style-name="ce17" table:formula="of:=[.D4]*[.H4]" office:value-type="currency" office:currency="JPY" office:value="74008.5396">
            <text:p>￥74,00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0.0577">
            <text:p>500.0577</text:p>
          </table:table-cell>
          <table:table-cell table:style-name="ce35" table:formula="of:=[.H4]*0.05" office:value-type="float" office:value="25.002885">
            <text:p>2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8" office:value-type="float" office:value="21.0707">
            <text:p>21.070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30">
            <text:p>￥1,130.000</text:p>
          </table:table-cell>
          <table:table-cell table:style-name="ce17" table:formula="of:=[.D5]*[.H5]" office:value-type="currency" office:currency="JPY" office:value="30589.891">
            <text:p>￥30,59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0707">
            <text:p>27.0707</text:p>
          </table:table-cell>
          <table:table-cell table:style-name="ce23" table:formula="of:=[.H5]*0.05" office:value-type="float" office:value="1.3535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8" office:value-type="float" office:value="0.21466392">
            <text:p>0.21466392</text:p>
          </table:table-cell>
          <table:table-cell table:style-name="ce8" office:value-type="float" office:value="0.081">
            <text:p>0.081</text:p>
          </table:table-cell>
          <table:table-cell table:style-name="ce14" office:value-type="currency" office:currency="JPY" office:value="104620">
            <text:p>￥104,620</text:p>
          </table:table-cell>
          <table:table-cell table:style-name="ce17" table:formula="of:=[.D6]*[.H6]" office:value-type="currency" office:currency="JPY" office:value="30932.3593104">
            <text:p>￥30,93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9566392">
            <text:p>0.29566392</text:p>
          </table:table-cell>
          <table:table-cell table:style-name="ce24" table:formula="of:=[.H6]*0.05" office:value-type="float" office:value="0.014783196">
            <text:p>0.014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0817.5972753667">
            <text:p>￥30,818</text:p>
          </table:table-cell>
          <table:table-cell table:style-name="ce20" table:formula="of:=[.$E7]-([.$E8]-[.$E$2])/3" office:value-type="currency" office:currency="JPY" office:value="30933.2639420333">
            <text:p>￥30,933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8" office:value-type="currency" office:currency="JPY" office:value="28000">
            <text:p>￥28,000</text:p>
          </table:table-cell>
          <table:table-cell table:style-name="ce36" office:value-type="currency" office:currency="JPY" office:value="30937">
            <text:p>￥30,93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6"/>
        <table:table-column table:style-name="co11" table:default-cell-style-name="ce6"/>
        <table:table-column table:style-name="co7" table:default-cell-style-name="ce6"/>
        <table:table-column table:style-name="co10" table:number-columns-repeated="1012" table:default-cell-style-name="ce6"/>
        <table:table-column table:style-name="co10" table:number-columns-repeated="3" table:default-cell-style-name="Default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E3:.E6])" office:value-type="currency" office:currency="JPY" office:value="157572.4690717">
            <text:p>￥157,572</text:p>
          </table:table-cell>
          <table:table-cell office:value-type="string">
            <text:p>除←資産→含</text:p>
          </table:table-cell>
          <table:table-cell table:style-name="ce48" table:formula="of:=SUM([.E2:.E6])" office:value-type="currency" office:currency="JPY" office:value="181583.4690717">
            <text:p>￥181,583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number-columns-repeated="1014"/>
        </table:table-row>
        <table:table-row table:style-name="ro2">
          <table:table-cell office:value-type="string">
            <text:p>JPY</text:p>
          </table:table-cell>
          <table:table-cell table:style-name="ce37" office:value-type="float" office:value="24011">
            <text:p>24,0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4011">
            <text:p>￥24,011</text:p>
          </table:table-cell>
          <table:table-cell table:style-name="ce31" office:value-type="string">
            <text:p>Coincheck</text:p>
          </table:table-cell>
          <table:table-cell table:formula="of:=[.A2]" office:value-type="string" office:string-value="JPY">
            <text:p>JPY</text:p>
          </table:table-cell>
          <table:table-cell table:formula="of:=[.B2]+[.C2]" office:value-type="float" office:value="24011">
            <text:p>24011</text:p>
          </table:table-cell>
          <table:table-cell table:number-columns-repeated="1015"/>
        </table:table-row>
        <table:table-row table:style-name="ro2">
          <table:table-cell office:value-type="string">
            <text:p>BTC</text:p>
          </table:table-cell>
          <table:table-cell table:style-name="ce8" office:value-type="float" office:value="0.01276678">
            <text:p>0.01276678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637115">
            <text:p>￥1,637,115</text:p>
          </table:table-cell>
          <table:table-cell table:style-name="ce17" table:formula="of:=[.D3]*[.H3]" office:value-type="currency" office:currency="JPY" office:value="30395.9540397">
            <text:p>￥30,396</text:p>
          </table:table-cell>
          <table:table-cell/>
          <table:table-cell table:formula="of:=[.A3]" office:value-type="string" office:string-value="BTC">
            <text:p>BTC</text:p>
          </table:table-cell>
          <table:table-cell table:formula="of:=[.B3]+[.C3]+[.F3]" office:value-type="float" office:value="0.01856678">
            <text:p>0.01856678</text:p>
          </table:table-cell>
          <table:table-cell table:style-name="ce24" table:formula="of:=[.H3]*0.05" office:value-type="float" office:value="0.000928339">
            <text:p>0.0009</text:p>
          </table:table-cell>
          <table:table-cell table:number-columns-repeated="1014"/>
        </table:table-row>
        <table:table-row table:style-name="ro2">
          <table:table-cell office:value-type="string">
            <text:p>XEM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17.5">
            <text:p>17.5</text:p>
          </table:table-cell>
          <table:table-cell table:style-name="ce13" office:value-type="currency" office:currency="JPY" office:value="129">
            <text:p>￥129.000</text:p>
          </table:table-cell>
          <table:table-cell table:style-name="ce17" table:formula="of:=[.D4]*[.H4]" office:value-type="currency" office:currency="JPY" office:value="66769.11">
            <text:p>￥66,769</text:p>
          </table:table-cell>
          <table:table-cell office:value-type="float" office:value="500">
            <text:p>500</text:p>
          </table:table-cell>
          <table:table-cell table:formula="of:=[.A4]" office:value-type="string" office:string-value="XEM">
            <text:p>XEM</text:p>
          </table:table-cell>
          <table:table-cell table:formula="of:=[.B4]+[.C4]+[.F4]" office:value-type="float" office:value="517.59">
            <text:p>517.59</text:p>
          </table:table-cell>
          <table:table-cell table:style-name="ce35" table:formula="of:=[.H4]*0.05" office:value-type="float" office:value="25.8795">
            <text:p>25.9</text:p>
          </table:table-cell>
          <table:table-cell table:number-columns-repeated="1014"/>
        </table:table-row>
        <table:table-row table:style-name="ro2">
          <table:table-cell office:value-type="string">
            <text:p>MONA</text:p>
          </table:table-cell>
          <table:table-cell table:style-name="ce8" office:value-type="float" office:value="19.6054">
            <text:p>19.6054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77">
            <text:p>￥1,177.000</text:p>
          </table:table-cell>
          <table:table-cell table:style-name="ce17" table:formula="of:=[.D5]*[.H5]" office:value-type="currency" office:currency="JPY" office:value="30137.5558">
            <text:p>￥30,138</text:p>
          </table:table-cell>
          <table:table-cell/>
          <table:table-cell table:formula="of:=[.A5]" office:value-type="string" office:string-value="MONA">
            <text:p>MONA</text:p>
          </table:table-cell>
          <table:table-cell table:formula="of:=[.B5]+[.C5]+[.F5]" office:value-type="float" office:value="25.6054">
            <text:p>25.6054</text:p>
          </table:table-cell>
          <table:table-cell table:style-name="ce23" table:formula="of:=[.H5]*0.05" office:value-type="float" office:value="1.28027">
            <text:p>1</text:p>
          </table:table-cell>
          <table:table-cell table:number-columns-repeated="1014"/>
        </table:table-row>
        <table:table-row table:style-name="ro2">
          <table:table-cell table:style-name="ce38" office:value-type="string">
            <text:p>ETH</text:p>
          </table:table-cell>
          <table:table-cell table:style-name="ce8" office:value-type="float" office:value="0.2099024">
            <text:p>0.2099024</text:p>
          </table:table-cell>
          <table:table-cell table:style-name="ce8" office:value-type="float" office:value="0.081">
            <text:p>0.081</text:p>
          </table:table-cell>
          <table:table-cell table:style-name="ce14" office:value-type="currency" office:currency="JPY" office:value="104055">
            <text:p>￥104,055</text:p>
          </table:table-cell>
          <table:table-cell table:style-name="ce17" table:formula="of:=[.D6]*[.H6]" office:value-type="currency" office:currency="JPY" office:value="30269.849232">
            <text:p>￥30,270</text:p>
          </table:table-cell>
          <table:table-cell/>
          <table:table-cell table:formula="of:=[.A6]" office:value-type="string" office:string-value="ETH">
            <text:p>ETH</text:p>
          </table:table-cell>
          <table:table-cell table:formula="of:=[.B6]+[.C6]+[.F6]" office:value-type="float" office:value="0.2909024">
            <text:p>0.2909024</text:p>
          </table:table-cell>
          <table:table-cell table:style-name="ce24" table:formula="of:=[.H6]*0.05" office:value-type="float" office:value="0.01454512">
            <text:p>0.0145</text:p>
          </table:table-cell>
          <table:table-cell table:number-columns-repeated="1014"/>
        </table:table-row>
        <table:table-row table:style-name="ro2">
          <table:table-cell table:style-name="ce39" office:value-type="string">
            <text:p>BCH</text:p>
          </table:table-cell>
          <table:table-cell table:style-name="ce41" office:value-type="float" office:value="0.00003157">
            <text:p>0.00003157</text:p>
          </table:table-cell>
          <table:table-cell table:style-name="ce41"/>
          <table:table-cell table:style-name="ce43" office:value-type="currency" office:currency="JPY" office:value="120000">
            <text:p>￥120,000</text:p>
          </table:table-cell>
          <table:table-cell table:style-name="ce45" table:formula="of:=[.D7]*[.H7]" office:value-type="currency" office:currency="JPY" office:value="3.7884">
            <text:p>￥4</text:p>
          </table:table-cell>
          <table:table-cell table:style-name="ce39"/>
          <table:table-cell table:style-name="ce39" table:formula="of:=[.A7]" office:value-type="string" office:string-value="BCH">
            <text:p>BCH</text:p>
          </table:table-cell>
          <table:table-cell table:style-name="ce39" table:formula="of:=[.B7]+[.C7]" office:value-type="float" office:value="0.00003157">
            <text:p>0.00003157</text:p>
          </table:table-cell>
          <table:table-cell table:style-name="ce39" table:formula="of:=[.H7]*0.05" office:value-type="float" office:value="0.0000015785">
            <text:p>1.5785E-006</text:p>
          </table:table-cell>
          <table:table-cell table:style-name="ce39" table:number-columns-repeated="1011"/>
          <table:table-cell table:style-name="ce49" table:number-columns-repeated="3"/>
        </table:table-row>
        <table:table-row table:style-name="ro2">
          <table:table-cell table:style-name="ce40" office:value-type="string">
            <text:p>ZAIF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4" office:value-type="currency" office:currency="JPY" office:value="0.6551">
            <text:p>￥0.655</text:p>
          </table:table-cell>
          <table:table-cell table:style-name="ce46" table:formula="of:=[.D8]*[.H8]" office:value-type="currency" office:currency="JPY" office:value="0">
            <text:p>￥0</text:p>
          </table:table-cell>
          <table:table-cell table:style-name="ce47"/>
          <table:table-cell table:style-name="ce47" table:formula="of:=[.A8]" office:value-type="string" office:string-value="ZAIF">
            <text:p>ZAIF</text:p>
          </table:table-cell>
          <table:table-cell table:style-name="ce47" table:formula="of:=[.B8]+[.C8]" office:value-type="float" office:value="0">
            <text:p>0</text:p>
          </table:table-cell>
          <table:table-cell table:style-name="ce34" table:formula="of:=[.H8]*0.05" office:value-type="float" office:value="0">
            <text:p>0.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0267.7863572333">
            <text:p>￥30,268</text:p>
          </table:table-cell>
          <table:table-cell table:style-name="ce20" table:formula="of:=[.E9]-([.E10]-[.B2])/3" office:value-type="currency" office:currency="JPY" office:value="30271.4530239">
            <text:p>￥30,271</text:p>
          </table:table-cell>
          <table:table-cell/>
          <table:table-cell table:style-name="ce21"/>
          <table:table-cell table:number-columns-repeated="1015"/>
        </table:table-row>
        <table:table-row table:style-name="ro2">
          <table:table-cell table:number-columns-repeated="4"/>
          <table:table-cell table:style-name="ce16" office:value-type="currency" office:currency="JPY" office:value="24000">
            <text:p>￥24,000</text:p>
          </table:table-cell>
          <table:table-cell table:style-name="ce19" office:value-type="currency" office:currency="JPY" office:value="30275">
            <text:p>￥30,275</text:p>
          </table:table-cell>
          <table:table-cell table:number-columns-repeated="3"/>
          <table:table-cell table:style-name="ce32"/>
          <table:table-cell table:style-name="ce19"/>
          <table:table-cell table:number-columns-repeated="1012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number-columns-repeated="2"/>
          <table:table-cell table:style-name="ce21"/>
          <table:table-cell/>
          <table:table-cell table:style-name="ce32"/>
          <table:table-cell table:style-name="ce19"/>
          <table:table-cell table:number-columns-repeated="1012"/>
        </table:table-row>
        <table:table-row table:style-name="ro3" table:number-rows-repeated="2">
          <table:table-cell table:number-columns-repeated="7"/>
          <table:table-cell table:style-name="ce21"/>
          <table:table-cell/>
          <table:table-cell table:style-name="ce32"/>
          <table:table-cell table:style-name="ce19"/>
          <table:table-cell table:number-columns-repeated="1012"/>
        </table:table-row>
        <table:table-row table:style-name="ro3">
          <table:table-cell table:number-columns-repeated="9"/>
          <table:table-cell table:style-name="ce32"/>
          <table:table-cell table:style-name="ce19"/>
          <table:table-cell table:number-columns-repeated="1012"/>
        </table:table-row>
        <table:table-row table:style-name="ro3">
          <table:table-cell table:number-columns-repeated="5"/>
          <table:table-cell table:style-name="ce32"/>
          <table:table-cell table:number-columns-repeated="3"/>
          <table:table-cell table:style-name="ce32"/>
          <table:table-cell table:style-name="ce19"/>
          <table:table-cell table:number-columns-repeated="1012"/>
        </table:table-row>
        <table:table-row table:style-name="ro3">
          <table:table-cell table:number-columns-repeated="5"/>
          <table:table-cell table:style-name="ce32"/>
          <table:table-cell table:number-columns-repeated="1017"/>
        </table:table-row>
        <table:table-row table:style-name="ro3" table:number-rows-repeated="104855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1月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6"/>
        <table:table-column table:style-name="co11" table:default-cell-style-name="ce6"/>
        <table:table-column table:style-name="co7" table:default-cell-style-name="ce6"/>
        <table:table-column table:style-name="co10" table:number-columns-repeated="1012" table:default-cell-style-name="ce6"/>
        <table:table-column table:style-name="co10" table:number-columns-repeated="3" table:default-cell-style-name="Default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E3:.E6])" office:value-type="currency" office:currency="JPY" office:value="152362.6815352">
            <text:p>￥152,363</text:p>
          </table:table-cell>
          <table:table-cell office:value-type="string">
            <text:p>除←資産→含</text:p>
          </table:table-cell>
          <table:table-cell table:style-name="ce48" table:formula="of:=SUM([.E2:.E6])" office:value-type="currency" office:currency="JPY" office:value="172740.6815352">
            <text:p>￥172,741</text:p>
          </table:table-cell>
          <table:table-cell table:style-name="ce1" office:value-type="string">
            <text:p>資産</text:p>
          </table:table-cell>
          <table:table-cell table:style-name="ce33" office:value-type="string">
            <text:p>資産5%</text:p>
          </table:table-cell>
          <table:table-cell table:number-columns-repeated="1014"/>
        </table:table-row>
        <table:table-row table:style-name="ro2">
          <table:table-cell office:value-type="string">
            <text:p>JPY</text:p>
          </table:table-cell>
          <table:table-cell table:style-name="ce37" office:value-type="float" office:value="20378">
            <text:p>20,3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0378">
            <text:p>￥20,378</text:p>
          </table:table-cell>
          <table:table-cell table:style-name="ce31" office:value-type="string">
            <text:p>Coincheck</text:p>
          </table:table-cell>
          <table:table-cell table:formula="of:=[.A2]" office:value-type="string" office:string-value="JPY">
            <text:p>JPY</text:p>
          </table:table-cell>
          <table:table-cell table:formula="of:=[.B2]+[.C2]" office:value-type="float" office:value="20378">
            <text:p>20378</text:p>
          </table:table-cell>
          <table:table-cell table:number-columns-repeated="1015"/>
        </table:table-row>
        <table:table-row table:style-name="ro2">
          <table:table-cell office:value-type="string">
            <text:p>BTC</text:p>
          </table:table-cell>
          <table:table-cell table:style-name="ce8" office:value-type="float" office:value="0.01243776">
            <text:p>0.01243776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640000">
            <text:p>￥1,640,000</text:p>
          </table:table-cell>
          <table:table-cell table:style-name="ce17" table:formula="of:=[.D3]*[.H3]" office:value-type="currency" office:currency="JPY" office:value="29909.9264">
            <text:p>￥29,910</text:p>
          </table:table-cell>
          <table:table-cell/>
          <table:table-cell table:formula="of:=[.A3]" office:value-type="string" office:string-value="BTC">
            <text:p>BTC</text:p>
          </table:table-cell>
          <table:table-cell table:formula="of:=[.B3]+[.C3]+[.F3]" office:value-type="float" office:value="0.01823776">
            <text:p>0.01823776</text:p>
          </table:table-cell>
          <table:table-cell table:style-name="ce24" table:formula="of:=[.H3]*0.05" office:value-type="float" office:value="0.000911888">
            <text:p>0.0009</text:p>
          </table:table-cell>
          <table:table-cell table:number-columns-repeated="1014"/>
        </table:table-row>
        <table:table-row table:style-name="ro2">
          <table:table-cell office:value-type="string">
            <text:p>XEM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12.9">
            <text:p>12.9</text:p>
          </table:table-cell>
          <table:table-cell table:style-name="ce13" office:value-type="currency" office:currency="JPY" office:value="123.1">
            <text:p>￥123.100</text:p>
          </table:table-cell>
          <table:table-cell table:style-name="ce17" table:formula="of:=[.D4]*[.H4]" office:value-type="currency" office:currency="JPY" office:value="63149.069">
            <text:p>￥63,149</text:p>
          </table:table-cell>
          <table:table-cell office:value-type="float" office:value="500">
            <text:p>500</text:p>
          </table:table-cell>
          <table:table-cell table:formula="of:=[.A4]" office:value-type="string" office:string-value="XEM">
            <text:p>XEM</text:p>
          </table:table-cell>
          <table:table-cell table:formula="of:=[.B4]+[.C4]+[.F4]" office:value-type="float" office:value="512.99">
            <text:p>512.99</text:p>
          </table:table-cell>
          <table:table-cell table:style-name="ce35" table:formula="of:=[.H4]*0.05" office:value-type="float" office:value="25.6495">
            <text:p>25.6</text:p>
          </table:table-cell>
          <table:table-cell table:number-columns-repeated="1014"/>
        </table:table-row>
        <table:table-row table:style-name="ro2">
          <table:table-cell office:value-type="string">
            <text:p>MONA</text:p>
          </table:table-cell>
          <table:table-cell table:style-name="ce8" office:value-type="float" office:value="19.1342">
            <text:p>19.1342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71.5">
            <text:p>￥1,171.500</text:p>
          </table:table-cell>
          <table:table-cell table:style-name="ce17" table:formula="of:=[.D5]*[.H5]" office:value-type="currency" office:currency="JPY" office:value="29444.7153">
            <text:p>￥29,445</text:p>
          </table:table-cell>
          <table:table-cell/>
          <table:table-cell table:formula="of:=[.A5]" office:value-type="string" office:string-value="MONA">
            <text:p>MONA</text:p>
          </table:table-cell>
          <table:table-cell table:formula="of:=[.B5]+[.C5]+[.F5]" office:value-type="float" office:value="25.1342">
            <text:p>25.1342</text:p>
          </table:table-cell>
          <table:table-cell table:style-name="ce23" table:formula="of:=[.H5]*0.05" office:value-type="float" office:value="1.25671">
            <text:p>1</text:p>
          </table:table-cell>
          <table:table-cell table:number-columns-repeated="1014"/>
        </table:table-row>
        <table:table-row table:style-name="ro2">
          <table:table-cell table:style-name="ce38" office:value-type="string">
            <text:p>ETH</text:p>
          </table:table-cell>
          <table:table-cell table:style-name="ce8" office:value-type="float" office:value="0.18725046">
            <text:p>0.18725046</text:p>
          </table:table-cell>
          <table:table-cell table:style-name="ce8" office:value-type="float" office:value="0.1334">
            <text:p>0.1334</text:p>
          </table:table-cell>
          <table:table-cell table:style-name="ce14" office:value-type="currency" office:currency="JPY" office:value="93120">
            <text:p>￥93,120</text:p>
          </table:table-cell>
          <table:table-cell table:style-name="ce17" table:formula="of:=[.D6]*[.H6]" office:value-type="currency" office:currency="JPY" office:value="29858.9708352">
            <text:p>￥29,859</text:p>
          </table:table-cell>
          <table:table-cell/>
          <table:table-cell table:formula="of:=[.A6]" office:value-type="string" office:string-value="ETH">
            <text:p>ETH</text:p>
          </table:table-cell>
          <table:table-cell table:formula="of:=[.B6]+[.C6]+[.F6]" office:value-type="float" office:value="0.32065046">
            <text:p>0.32065046</text:p>
          </table:table-cell>
          <table:table-cell table:style-name="ce24" table:formula="of:=[.H6]*0.05" office:value-type="float" office:value="0.016032523">
            <text:p>0.0160</text:p>
          </table:table-cell>
          <table:table-cell table:number-columns-repeated="1014"/>
        </table:table-row>
        <table:table-row table:style-name="ro2">
          <table:table-cell table:style-name="ce39" office:value-type="string">
            <text:p>BCH</text:p>
          </table:table-cell>
          <table:table-cell table:style-name="ce41" office:value-type="float" office:value="0.00003157">
            <text:p>0.00003157</text:p>
          </table:table-cell>
          <table:table-cell table:style-name="ce41"/>
          <table:table-cell table:style-name="ce43" office:value-type="currency" office:currency="JPY" office:value="120000">
            <text:p>￥120,000</text:p>
          </table:table-cell>
          <table:table-cell table:style-name="ce45" table:formula="of:=[.D7]*[.H7]" office:value-type="currency" office:currency="JPY" office:value="3.7884">
            <text:p>￥4</text:p>
          </table:table-cell>
          <table:table-cell table:style-name="ce39"/>
          <table:table-cell table:style-name="ce39" table:formula="of:=[.A7]" office:value-type="string" office:string-value="BCH">
            <text:p>BCH</text:p>
          </table:table-cell>
          <table:table-cell table:style-name="ce39" table:formula="of:=[.B7]+[.C7]" office:value-type="float" office:value="0.00003157">
            <text:p>0.00003157</text:p>
          </table:table-cell>
          <table:table-cell table:style-name="ce39" table:formula="of:=[.H7]*0.05" office:value-type="float" office:value="0.0000015785">
            <text:p>1.5785E-006</text:p>
          </table:table-cell>
          <table:table-cell table:style-name="ce39" table:number-columns-repeated="1011"/>
          <table:table-cell table:style-name="ce49" table:number-columns-repeated="3"/>
        </table:table-row>
        <table:table-row table:style-name="ro2">
          <table:table-cell table:style-name="ce40" office:value-type="string">
            <text:p>ZAIF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4" office:value-type="currency" office:currency="JPY" office:value="0.6551">
            <text:p>￥0.655</text:p>
          </table:table-cell>
          <table:table-cell table:style-name="ce46" table:formula="of:=[.D8]*[.H8]" office:value-type="currency" office:currency="JPY" office:value="0">
            <text:p>￥0</text:p>
          </table:table-cell>
          <table:table-cell table:style-name="ce47"/>
          <table:table-cell table:style-name="ce47" table:formula="of:=[.A8]" office:value-type="string" office:string-value="ZAIF">
            <text:p>ZAIF</text:p>
          </table:table-cell>
          <table:table-cell table:style-name="ce47" table:formula="of:=[.B8]+[.C8]" office:value-type="float" office:value="0">
            <text:p>0</text:p>
          </table:table-cell>
          <table:table-cell table:style-name="ce34" table:formula="of:=[.H8]*0.05" office:value-type="float" office:value="0">
            <text:p>0.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9737.8708450667">
            <text:p>￥29,738</text:p>
          </table:table-cell>
          <table:table-cell table:style-name="ce20" table:formula="of:=[.E9]-([.E10]-[.B2])/3" office:value-type="currency" office:currency="JPY" office:value="29863.8708450667">
            <text:p>￥29,864</text:p>
          </table:table-cell>
          <table:table-cell/>
          <table:table-cell table:style-name="ce21"/>
          <table:table-cell table:number-columns-repeated="1015"/>
        </table:table-row>
        <table:table-row table:style-name="ro2">
          <table:table-cell table:number-columns-repeated="4"/>
          <table:table-cell table:style-name="ce16" office:value-type="currency" office:currency="JPY" office:value="20000">
            <text:p>￥20,000</text:p>
          </table:table-cell>
          <table:table-cell office:value-type="float" office:value="29864">
            <text:p>29864</text:p>
          </table:table-cell>
          <table:table-cell table:number-columns-repeated="3"/>
          <table:table-cell table:style-name="ce32"/>
          <table:table-cell table:style-name="ce19"/>
          <table:table-cell table:number-columns-repeated="1012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number-columns-repeated="2"/>
          <table:table-cell table:style-name="ce21"/>
          <table:table-cell/>
          <table:table-cell table:style-name="ce32"/>
          <table:table-cell table:style-name="ce19"/>
          <table:table-cell table:number-columns-repeated="1012"/>
        </table:table-row>
        <table:table-row table:style-name="ro3" table:number-rows-repeated="2">
          <table:table-cell table:number-columns-repeated="7"/>
          <table:table-cell table:style-name="ce21"/>
          <table:table-cell/>
          <table:table-cell table:style-name="ce32"/>
          <table:table-cell table:style-name="ce19"/>
          <table:table-cell table:number-columns-repeated="1012"/>
        </table:table-row>
        <table:table-row table:style-name="ro3">
          <table:table-cell table:number-columns-repeated="9"/>
          <table:table-cell table:style-name="ce32"/>
          <table:table-cell table:style-name="ce19"/>
          <table:table-cell table:number-columns-repeated="1012"/>
        </table:table-row>
        <table:table-row table:style-name="ro3">
          <table:table-cell table:number-columns-repeated="5"/>
          <table:table-cell table:style-name="ce32"/>
          <table:table-cell table:number-columns-repeated="3"/>
          <table:table-cell table:style-name="ce32"/>
          <table:table-cell table:style-name="ce19"/>
          <table:table-cell table:number-columns-repeated="1012"/>
        </table:table-row>
        <table:table-row table:style-name="ro3">
          <table:table-cell table:number-columns-repeated="5"/>
          <table:table-cell table:style-name="ce32"/>
          <table:table-cell table:number-columns-repeated="1017"/>
        </table:table-row>
        <table:table-row table:style-name="ro3" table:number-rows-repeated="1048559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2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2018/04/06</text:date>, <text:time>23:2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6T23:24:43</dc:date>
    <dc:creator>鈴木 豊樹</dc:creator>
    <meta:editing-duration>P1DT7H58M25S</meta:editing-duration>
    <meta:editing-cycles>110</meta:editing-cycles>
    <meta:generator>OpenOffice/4.1.5$Unix OpenOffice.org_project/415m1$Build-9789</meta:generator>
    <meta:document-statistic meta:table-count="78" meta:cell-count="5339" meta:object-count="0"/>
  </office:meta>
</office:document-meta>
</file>